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3.685cm"/>
    </style:style>
    <style:style style:name="co8" style:family="table-column">
      <style:table-column-properties fo:break-before="auto" style:column-width="3.166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3.521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2.949cm"/>
    </style:style>
    <style:style style:name="co13" style:family="table-column">
      <style:table-column-properties fo:break-before="auto" style:column-width="4.438cm"/>
    </style:style>
    <style:style style:name="co14" style:family="table-column">
      <style:table-column-properties fo:break-before="auto" style:column-width="3.575cm"/>
    </style:style>
    <style:style style:name="co15" style:family="table-column">
      <style:table-column-properties fo:break-before="auto" style:column-width="3.711cm"/>
    </style:style>
    <style:style style:name="co16" style:family="table-column">
      <style:table-column-properties fo:break-before="auto" style:column-width="3.956cm"/>
    </style:style>
    <style:style style:name="co17" style:family="table-column">
      <style:table-column-properties fo:break-before="auto" style:column-width="3.847cm"/>
    </style:style>
    <style:style style:name="co18" style:family="table-column">
      <style:table-column-properties fo:break-before="auto" style:column-width="3.821cm"/>
    </style:style>
    <style:style style:name="co19" style:family="table-column">
      <style:table-column-properties fo:break-before="auto" style:column-width="4.466cm"/>
    </style:style>
    <style:style style:name="co20" style:family="table-column">
      <style:table-column-properties fo:break-before="auto" style:column-width="3.6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ead (01 __ XX)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Leather Headgear</text:p>
          </table:table-cell>
          <table:table-cell office:value-type="string">
            <text:p>Coiffe en cuir</text:p>
          </table:table-cell>
        </table:table-row>
        <table:table-row table:style-name="ro1">
          <table:table-cell office:value-type="string">
            <text:p>Piscine Mask</text:p>
          </table:table-cell>
          <table:table-cell office:value-type="string">
            <text:p>Masque de nageur</text:p>
          </table:table-cell>
        </table:table-row>
        <table:table-row table:style-name="ro1">
          <table:table-cell office:value-type="string">
            <text:p>Chainmail Headgear</text:p>
          </table:table-cell>
          <table:table-cell office:value-type="string">
            <text:p>Coiffe en maille</text:p>
          </table:table-cell>
        </table:table-row>
        <table:table-row table:style-name="ro1">
          <table:table-cell office:value-type="string">
            <text:p>Hunter's Helm</text:p>
          </table:table-cell>
          <table:table-cell office:value-type="string">
            <text:p>Casque de chasseur</text:p>
          </table:table-cell>
        </table:table-row>
        <table:table-row table:style-name="ro1">
          <table:table-cell office:value-type="string">
            <text:p>Hunter's Cap</text:p>
          </table:table-cell>
          <table:table-cell office:value-type="string">
            <text:p>Heaume de chasseur</text:p>
          </table:table-cell>
        </table:table-row>
        <table:table-row table:style-name="ro1">
          <table:table-cell office:value-type="string">
            <text:p>Bone Helm</text:p>
          </table:table-cell>
          <table:table-cell office:value-type="string">
            <text:p>Casque d'os</text:p>
          </table:table-cell>
        </table:table-row>
        <table:table-row table:style-name="ro1">
          <table:table-cell office:value-type="string">
            <text:p>Bone Cap</text:p>
          </table:table-cell>
          <table:table-cell office:value-type="string">
            <text:p>Heaume d'os</text:p>
          </table:table-cell>
        </table:table-row>
        <table:table-row table:style-name="ro1">
          <table:table-cell office:value-type="string">
            <text:p>Alloy Helm</text:p>
          </table:table-cell>
          <table:table-cell office:value-type="string">
            <text:p>Casque en alliage</text:p>
          </table:table-cell>
        </table:table-row>
        <table:table-row table:style-name="ro1">
          <table:table-cell office:value-type="string">
            <text:p>Alloy Cap</text:p>
          </table:table-cell>
          <table:table-cell office:value-type="string">
            <text:p>Heaume en alliage</text:p>
          </table:table-cell>
        </table:table-row>
        <table:table-row table:style-name="ro1">
          <table:table-cell office:value-type="string">
            <text:p>Jaggi Helm</text:p>
          </table:table-cell>
          <table:table-cell office:value-type="string">
            <text:p>Casque Jaggi</text:p>
          </table:table-cell>
        </table:table-row>
        <table:table-row table:style-name="ro1">
          <table:table-cell office:value-type="string">
            <text:p>Jaggi Cap</text:p>
          </table:table-cell>
          <table:table-cell office:value-type="string">
            <text:p>Heaume Jaggi</text:p>
          </table:table-cell>
        </table:table-row>
        <table:table-row table:style-name="ro1">
          <table:table-cell office:value-type="string">
            <text:p>Rhenoplos Helm</text:p>
          </table:table-cell>
          <table:table-cell office:value-type="string">
            <text:p>Casque Rhenoplos</text:p>
          </table:table-cell>
        </table:table-row>
        <table:table-row table:style-name="ro1">
          <table:table-cell office:value-type="string">
            <text:p>Rhenoplos Cap</text:p>
          </table:table-cell>
          <table:table-cell office:value-type="string">
            <text:p>Heaume Rhenoplos</text:p>
          </table:table-cell>
        </table:table-row>
        <table:table-row table:style-name="ro1">
          <table:table-cell office:value-type="string">
            <text:p>Qurupeco Helm</text:p>
          </table:table-cell>
          <table:table-cell office:value-type="string">
            <text:p>Casque Qurupeco</text:p>
          </table:table-cell>
        </table:table-row>
        <table:table-row table:style-name="ro1">
          <table:table-cell office:value-type="string">
            <text:p>Qurupeco Cap</text:p>
          </table:table-cell>
          <table:table-cell office:value-type="string">
            <text:p>Heaume Qurupeco</text:p>
          </table:table-cell>
        </table:table-row>
        <table:table-row table:style-name="ro1">
          <table:table-cell office:value-type="string">
            <text:p>Ludroth Helm</text:p>
          </table:table-cell>
          <table:table-cell office:value-type="string">
            <text:p>Casque Ludroth</text:p>
          </table:table-cell>
        </table:table-row>
        <table:table-row table:style-name="ro1">
          <table:table-cell office:value-type="string">
            <text:p>Ludroth Cap</text:p>
          </table:table-cell>
          <table:table-cell office:value-type="string">
            <text:p>Heaume Ludroth</text:p>
          </table:table-cell>
        </table:table-row>
        <table:table-row table:style-name="ro1">
          <table:table-cell office:value-type="string">
            <text:p>Baggi Helm</text:p>
          </table:table-cell>
          <table:table-cell office:value-type="string">
            <text:p>Casque Baggi</text:p>
          </table:table-cell>
        </table:table-row>
        <table:table-row table:style-name="ro1">
          <table:table-cell office:value-type="string">
            <text:p>Baggi Cap</text:p>
          </table:table-cell>
          <table:table-cell office:value-type="string">
            <text:p>Heaume Baggi</text:p>
          </table:table-cell>
        </table:table-row>
        <table:table-row table:style-name="ro1">
          <table:table-cell office:value-type="string">
            <text:p>Barroth Helm</text:p>
          </table:table-cell>
          <table:table-cell office:value-type="string">
            <text:p>Casque Barroth</text:p>
          </table:table-cell>
        </table:table-row>
        <table:table-row table:style-name="ro1">
          <table:table-cell office:value-type="string">
            <text:p>Barroth Cap</text:p>
          </table:table-cell>
          <table:table-cell office:value-type="string">
            <text:p>Heaume Barroth</text:p>
          </table:table-cell>
        </table:table-row>
        <table:table-row table:style-name="ro1">
          <table:table-cell office:value-type="string">
            <text:p>Gobul Helm</text:p>
          </table:table-cell>
          <table:table-cell office:value-type="string">
            <text:p>Casque Gobul</text:p>
          </table:table-cell>
        </table:table-row>
        <table:table-row table:style-name="ro1">
          <table:table-cell office:value-type="string">
            <text:p>Gobul Cap</text:p>
          </table:table-cell>
          <table:table-cell office:value-type="string">
            <text:p>Heaume Gobul</text:p>
          </table:table-cell>
        </table:table-row>
        <table:table-row table:style-name="ro1">
          <table:table-cell office:value-type="string">
            <text:p>Ranger's Headgear</text:p>
          </table:table-cell>
          <table:table-cell office:value-type="string">
            <text:p>Coiffe de ranger</text:p>
          </table:table-cell>
        </table:table-row>
        <table:table-row table:style-name="ro1">
          <table:table-cell office:value-type="string">
            <text:p>Archer's Turban</text:p>
          </table:table-cell>
          <table:table-cell office:value-type="string">
            <text:p>Turban d'archer</text:p>
          </table:table-cell>
        </table:table-row>
        <table:table-row table:style-name="ro1">
          <table:table-cell office:value-type="string">
            <text:p>Guild Bard Lobos</text:p>
          </table:table-cell>
          <table:table-cell office:value-type="string">
            <text:p>Lobos de barde</text:p>
          </table:table-cell>
        </table:table-row>
        <table:table-row table:style-name="ro1">
          <table:table-cell office:value-type="string">
            <text:p>Guild Bard Hat</text:p>
          </table:table-cell>
          <table:table-cell office:value-type="string">
            <text:p>Chapeau de barde</text:p>
          </table:table-cell>
        </table:table-row>
        <table:table-row table:style-name="ro1">
          <table:table-cell office:value-type="string">
            <text:p>Scholar's Beret</text:p>
          </table:table-cell>
          <table:table-cell office:value-type="string">
            <text:p>Béret de clerc</text:p>
          </table:table-cell>
        </table:table-row>
        <table:table-row table:style-name="ro1">
          <table:table-cell office:value-type="string">
            <text:p>Scholar's Cap</text:p>
          </table:table-cell>
          <table:table-cell office:value-type="string">
            <text:p>Heaume de clerc</text:p>
          </table:table-cell>
        </table:table-row>
        <table:table-row table:style-name="ro1">
          <table:table-cell office:value-type="string">
            <text:p>Rathian Helm</text:p>
          </table:table-cell>
          <table:table-cell office:value-type="string">
            <text:p>Casque Rathian</text:p>
          </table:table-cell>
        </table:table-row>
        <table:table-row table:style-name="ro1">
          <table:table-cell office:value-type="string">
            <text:p>Rathian Cap</text:p>
          </table:table-cell>
          <table:table-cell office:value-type="string">
            <text:p>Heaume Rathian</text:p>
          </table:table-cell>
        </table:table-row>
        <table:table-row table:style-name="ro1">
          <table:table-cell office:value-type="string">
            <text:p>Gigginox Helm</text:p>
          </table:table-cell>
          <table:table-cell office:value-type="string">
            <text:p>Casque Gigginox</text:p>
          </table:table-cell>
        </table:table-row>
        <table:table-row table:style-name="ro1">
          <table:table-cell office:value-type="string">
            <text:p>Gigginox Cap</text:p>
          </table:table-cell>
          <table:table-cell office:value-type="string">
            <text:p>Heaume Gigginox</text:p>
          </table:table-cell>
        </table:table-row>
        <table:table-row table:style-name="ro1">
          <table:table-cell office:value-type="string">
            <text:p>Ingot Helm</text:p>
          </table:table-cell>
          <table:table-cell office:value-type="string">
            <text:p>Casque en lingot</text:p>
          </table:table-cell>
        </table:table-row>
        <table:table-row table:style-name="ro1">
          <table:table-cell office:value-type="string">
            <text:p>Ingot Cap</text:p>
          </table:table-cell>
          <table:table-cell office:value-type="string">
            <text:p>Heaume en lingot</text:p>
          </table:table-cell>
        </table:table-row>
        <table:table-row table:style-name="ro1">
          <table:table-cell office:value-type="string">
            <text:p>Lagiacrus Helm</text:p>
          </table:table-cell>
          <table:table-cell office:value-type="string">
            <text:p>Casque Lagiacrus</text:p>
          </table:table-cell>
        </table:table-row>
        <table:table-row table:style-name="ro1">
          <table:table-cell office:value-type="string">
            <text:p>Lagiacrus Cap</text:p>
          </table:table-cell>
          <table:table-cell office:value-type="string">
            <text:p>Heaume Lagiacrus</text:p>
          </table:table-cell>
        </table:table-row>
        <table:table-row table:style-name="ro1">
          <table:table-cell office:value-type="string">
            <text:p>Rathalos Helm</text:p>
          </table:table-cell>
          <table:table-cell office:value-type="string">
            <text:p>Casque Rathalos</text:p>
          </table:table-cell>
        </table:table-row>
        <table:table-row table:style-name="ro1">
          <table:table-cell office:value-type="string">
            <text:p>Rathalos Cap</text:p>
          </table:table-cell>
          <table:table-cell office:value-type="string">
            <text:p>Heaume Rathalos</text:p>
          </table:table-cell>
        </table:table-row>
        <table:table-row table:style-name="ro1">
          <table:table-cell office:value-type="string">
            <text:p>Barioth Helm</text:p>
          </table:table-cell>
          <table:table-cell office:value-type="string">
            <text:p>Casque Barioth</text:p>
          </table:table-cell>
        </table:table-row>
        <table:table-row table:style-name="ro1">
          <table:table-cell office:value-type="string">
            <text:p>Barioth Cap</text:p>
          </table:table-cell>
          <table:table-cell office:value-type="string">
            <text:p>Heaume Barioth</text:p>
          </table:table-cell>
        </table:table-row>
        <table:table-row table:style-name="ro1">
          <table:table-cell office:value-type="string">
            <text:p>Diablos Helm</text:p>
          </table:table-cell>
          <table:table-cell office:value-type="string">
            <text:p>Casque Diablos</text:p>
          </table:table-cell>
        </table:table-row>
        <table:table-row table:style-name="ro1">
          <table:table-cell office:value-type="string">
            <text:p>Diablos Cap</text:p>
          </table:table-cell>
          <table:table-cell office:value-type="string">
            <text:p>Heaume Diablos</text:p>
          </table:table-cell>
        </table:table-row>
        <table:table-row table:style-name="ro1">
          <table:table-cell office:value-type="string">
            <text:p>Uragaan Helm</text:p>
          </table:table-cell>
          <table:table-cell office:value-type="string">
            <text:p>Casque Uragaan</text:p>
          </table:table-cell>
        </table:table-row>
        <table:table-row table:style-name="ro1">
          <table:table-cell office:value-type="string">
            <text:p>Uragaan Cap</text:p>
          </table:table-cell>
          <table:table-cell office:value-type="string">
            <text:p>Heaume Uragaan</text:p>
          </table:table-cell>
        </table:table-row>
        <table:table-row table:style-name="ro1">
          <table:table-cell office:value-type="string">
            <text:p>Agnaktor Helm</text:p>
          </table:table-cell>
          <table:table-cell office:value-type="string">
            <text:p>Casque Agnaktor</text:p>
          </table:table-cell>
        </table:table-row>
        <table:table-row table:style-name="ro1">
          <table:table-cell office:value-type="string">
            <text:p>Agnaktor Cap</text:p>
          </table:table-cell>
          <table:table-cell office:value-type="string">
            <text:p>Heaume Agnaktor</text:p>
          </table:table-cell>
        </table:table-row>
        <table:table-row table:style-name="ro1">
          <table:table-cell office:value-type="string">
            <text:p>Helios Helm</text:p>
          </table:table-cell>
          <table:table-cell office:value-type="string">
            <text:p>Casque Helios</text:p>
          </table:table-cell>
        </table:table-row>
        <table:table-row table:style-name="ro1">
          <table:table-cell office:value-type="string">
            <text:p>Helios Cap</text:p>
          </table:table-cell>
          <table:table-cell office:value-type="string">
            <text:p>Heaume Helios</text:p>
          </table:table-cell>
        </table:table-row>
        <table:table-row table:style-name="ro1">
          <table:table-cell office:value-type="string">
            <text:p>Selene Helm</text:p>
          </table:table-cell>
          <table:table-cell office:value-type="string">
            <text:p>Casque Selene</text:p>
          </table:table-cell>
        </table:table-row>
        <table:table-row table:style-name="ro1">
          <table:table-cell office:value-type="string">
            <text:p>Selene Cap</text:p>
          </table:table-cell>
          <table:table-cell office:value-type="string">
            <text:p>Heaume Selene</text:p>
          </table:table-cell>
        </table:table-row>
        <table:table-row table:style-name="ro1">
          <table:table-cell office:value-type="string">
            <text:p>Yamato Kabuto</text:p>
          </table:table-cell>
          <table:table-cell office:value-type="string">
            <text:p>Yamato Kabuto</text:p>
          </table:table-cell>
        </table:table-row>
        <table:table-row table:style-name="ro1">
          <table:table-cell office:value-type="string">
            <text:p>Mutsu Eboshi</text:p>
          </table:table-cell>
          <table:table-cell office:value-type="string">
            <text:p>Mutsu Eboshi</text:p>
          </table:table-cell>
        </table:table-row>
        <table:table-row table:style-name="ro1">
          <table:table-cell office:value-type="string">
            <text:p>Hinata Hachigane</text:p>
          </table:table-cell>
          <table:table-cell office:value-type="string">
            <text:p>Hinata Hachigane</text:p>
          </table:table-cell>
        </table:table-row>
        <table:table-row table:style-name="ro1">
          <table:table-cell office:value-type="string">
            <text:p>Amagi Hachigane</text:p>
          </table:table-cell>
          <table:table-cell office:value-type="string">
            <text:p>Amagi Hachigane</text:p>
          </table:table-cell>
        </table:table-row>
        <table:table-row table:style-name="ro1">
          <table:table-cell office:value-type="string">
            <text:p>Leather Helm+</text:p>
          </table:table-cell>
          <table:table-cell office:value-type="string">
            <text:p>Casque en cuir +</text:p>
          </table:table-cell>
        </table:table-row>
        <table:table-row table:style-name="ro1">
          <table:table-cell office:value-type="string">
            <text:p>Leather Cap+</text:p>
          </table:table-cell>
          <table:table-cell office:value-type="string">
            <text:p>Calot en cuir +</text:p>
          </table:table-cell>
        </table:table-row>
        <table:table-row table:style-name="ro1">
          <table:table-cell office:value-type="string">
            <text:p>Piscine Mask+</text:p>
          </table:table-cell>
          <table:table-cell office:value-type="string">
            <text:p>Masque de nageur +</text:p>
          </table:table-cell>
        </table:table-row>
        <table:table-row table:style-name="ro1">
          <table:table-cell office:value-type="string">
            <text:p>Piscine Snorkel+</text:p>
          </table:table-cell>
          <table:table-cell office:value-type="string">
            <text:p>Tuba de nageur +</text:p>
          </table:table-cell>
        </table:table-row>
        <table:table-row table:style-name="ro1">
          <table:table-cell office:value-type="string">
            <text:p>Chainmail Helm+</text:p>
          </table:table-cell>
          <table:table-cell office:value-type="string">
            <text:p>Casque en maille +</text:p>
          </table:table-cell>
        </table:table-row>
        <table:table-row table:style-name="ro1">
          <table:table-cell office:value-type="string">
            <text:p>Chainmail Cap+</text:p>
          </table:table-cell>
          <table:table-cell office:value-type="string">
            <text:p>Calot en maille +</text:p>
          </table:table-cell>
        </table:table-row>
        <table:table-row table:style-name="ro1">
          <table:table-cell office:value-type="string">
            <text:p>Hunter's Helm+</text:p>
          </table:table-cell>
          <table:table-cell office:value-type="string">
            <text:p>Casque de chasseur +</text:p>
          </table:table-cell>
        </table:table-row>
        <table:table-row table:style-name="ro1">
          <table:table-cell office:value-type="string">
            <text:p>Hunter's Cap+</text:p>
          </table:table-cell>
          <table:table-cell office:value-type="string">
            <text:p>Calot de chasseur +</text:p>
          </table:table-cell>
        </table:table-row>
        <table:table-row table:style-name="ro1">
          <table:table-cell office:value-type="string">
            <text:p>Bone Helm+</text:p>
          </table:table-cell>
          <table:table-cell office:value-type="string">
            <text:p>Casque d'os +</text:p>
          </table:table-cell>
        </table:table-row>
        <table:table-row table:style-name="ro1">
          <table:table-cell office:value-type="string">
            <text:p>Bone Cap+</text:p>
          </table:table-cell>
          <table:table-cell office:value-type="string">
            <text:p>Calot d'os +</text:p>
          </table:table-cell>
        </table:table-row>
        <table:table-row table:style-name="ro1">
          <table:table-cell office:value-type="string">
            <text:p>Alloy Helm+</text:p>
          </table:table-cell>
          <table:table-cell office:value-type="string">
            <text:p>Casque en alliage +</text:p>
          </table:table-cell>
        </table:table-row>
        <table:table-row table:style-name="ro1">
          <table:table-cell office:value-type="string">
            <text:p>Alloy Cap+</text:p>
          </table:table-cell>
          <table:table-cell office:value-type="string">
            <text:p>Calot en alliage +</text:p>
          </table:table-cell>
        </table:table-row>
        <table:table-row table:style-name="ro1">
          <table:table-cell office:value-type="string">
            <text:p>Jaggi Helm+</text:p>
          </table:table-cell>
          <table:table-cell office:value-type="string">
            <text:p>Casque Jaggi +</text:p>
          </table:table-cell>
        </table:table-row>
        <table:table-row table:style-name="ro1">
          <table:table-cell office:value-type="string">
            <text:p>Jaggi Cap+</text:p>
          </table:table-cell>
          <table:table-cell office:value-type="string">
            <text:p>Calot Jaggi +</text:p>
          </table:table-cell>
        </table:table-row>
        <table:table-row table:style-name="ro1">
          <table:table-cell office:value-type="string">
            <text:p>Rhenoplos Helm+</text:p>
          </table:table-cell>
          <table:table-cell office:value-type="string">
            <text:p>Casque Rhenoplos +</text:p>
          </table:table-cell>
        </table:table-row>
        <table:table-row table:style-name="ro1">
          <table:table-cell office:value-type="string">
            <text:p>Rhenoplos Cap+</text:p>
          </table:table-cell>
          <table:table-cell office:value-type="string">
            <text:p>Calot Rhenoplos +</text:p>
          </table:table-cell>
        </table:table-row>
        <table:table-row table:style-name="ro1">
          <table:table-cell office:value-type="string">
            <text:p>Qurupeco Helm+</text:p>
          </table:table-cell>
          <table:table-cell office:value-type="string">
            <text:p>Casque Qurupeco +</text:p>
          </table:table-cell>
        </table:table-row>
        <table:table-row table:style-name="ro1">
          <table:table-cell office:value-type="string">
            <text:p>Qurupeco Cap+</text:p>
          </table:table-cell>
          <table:table-cell office:value-type="string">
            <text:p>Calot Qurupeco +</text:p>
          </table:table-cell>
        </table:table-row>
        <table:table-row table:style-name="ro1">
          <table:table-cell office:value-type="string">
            <text:p>Ludroth Helm+</text:p>
          </table:table-cell>
          <table:table-cell office:value-type="string">
            <text:p>Casque Ludroth +</text:p>
          </table:table-cell>
        </table:table-row>
        <table:table-row table:style-name="ro1">
          <table:table-cell office:value-type="string">
            <text:p>Ludroth Cap+</text:p>
          </table:table-cell>
          <table:table-cell office:value-type="string">
            <text:p>Calot Ludroth +</text:p>
          </table:table-cell>
        </table:table-row>
        <table:table-row table:style-name="ro1">
          <table:table-cell office:value-type="string">
            <text:p>Baggi Helm+</text:p>
          </table:table-cell>
          <table:table-cell office:value-type="string">
            <text:p>Casque Baggi +</text:p>
          </table:table-cell>
        </table:table-row>
        <table:table-row table:style-name="ro1">
          <table:table-cell office:value-type="string">
            <text:p>Baggi Cap+</text:p>
          </table:table-cell>
          <table:table-cell office:value-type="string">
            <text:p>Calot Baggi +</text:p>
          </table:table-cell>
        </table:table-row>
        <table:table-row table:style-name="ro1">
          <table:table-cell office:value-type="string">
            <text:p>Barroth Helm+</text:p>
          </table:table-cell>
          <table:table-cell office:value-type="string">
            <text:p>Casque Barroth +</text:p>
          </table:table-cell>
        </table:table-row>
        <table:table-row table:style-name="ro1">
          <table:table-cell office:value-type="string">
            <text:p>Barroth Cap+</text:p>
          </table:table-cell>
          <table:table-cell office:value-type="string">
            <text:p>Calot Barroth +</text:p>
          </table:table-cell>
        </table:table-row>
        <table:table-row table:style-name="ro1">
          <table:table-cell office:value-type="string">
            <text:p>Gobul Helm+</text:p>
          </table:table-cell>
          <table:table-cell office:value-type="string">
            <text:p>Casque Gobul +</text:p>
          </table:table-cell>
        </table:table-row>
        <table:table-row table:style-name="ro1">
          <table:table-cell office:value-type="string">
            <text:p>Gobul Cap+</text:p>
          </table:table-cell>
          <table:table-cell office:value-type="string">
            <text:p>Calot Gobul +</text:p>
          </table:table-cell>
        </table:table-row>
        <table:table-row table:style-name="ro1">
          <table:table-cell office:value-type="string">
            <text:p>Guild Bard Lobos+</text:p>
          </table:table-cell>
          <table:table-cell office:value-type="string">
            <text:p>Lobos de barde +</text:p>
          </table:table-cell>
        </table:table-row>
        <table:table-row table:style-name="ro1">
          <table:table-cell office:value-type="string">
            <text:p>Guild Bard Hat+</text:p>
          </table:table-cell>
          <table:table-cell office:value-type="string">
            <text:p>Chapeau de barde +</text:p>
          </table:table-cell>
        </table:table-row>
        <table:table-row table:style-name="ro1">
          <table:table-cell office:value-type="string">
            <text:p>Scholar's Beret+</text:p>
          </table:table-cell>
          <table:table-cell office:value-type="string">
            <text:p>Béret de clerc +</text:p>
          </table:table-cell>
        </table:table-row>
        <table:table-row table:style-name="ro1">
          <table:table-cell office:value-type="string">
            <text:p>Scholar's Cap+</text:p>
          </table:table-cell>
          <table:table-cell office:value-type="string">
            <text:p>Calot de clerc +</text:p>
          </table:table-cell>
        </table:table-row>
        <table:table-row table:style-name="ro1">
          <table:table-cell office:value-type="string">
            <text:p>Rathian Helm+</text:p>
          </table:table-cell>
          <table:table-cell office:value-type="string">
            <text:p>Casque Rathian +</text:p>
          </table:table-cell>
        </table:table-row>
        <table:table-row table:style-name="ro1">
          <table:table-cell office:value-type="string">
            <text:p>Rathian Cap+</text:p>
          </table:table-cell>
          <table:table-cell office:value-type="string">
            <text:p>Calot Rathian +</text:p>
          </table:table-cell>
        </table:table-row>
        <table:table-row table:style-name="ro1">
          <table:table-cell office:value-type="string">
            <text:p>Gigginox Helm+</text:p>
          </table:table-cell>
          <table:table-cell office:value-type="string">
            <text:p>Casque Gigginox +</text:p>
          </table:table-cell>
        </table:table-row>
        <table:table-row table:style-name="ro1">
          <table:table-cell office:value-type="string">
            <text:p>Gigginox Cap+</text:p>
          </table:table-cell>
          <table:table-cell office:value-type="string">
            <text:p>Calot Gigginox +</text:p>
          </table:table-cell>
        </table:table-row>
        <table:table-row table:style-name="ro1">
          <table:table-cell office:value-type="string">
            <text:p>Ingot Helm+</text:p>
          </table:table-cell>
          <table:table-cell office:value-type="string">
            <text:p>Casque en lingot +</text:p>
          </table:table-cell>
        </table:table-row>
        <table:table-row table:style-name="ro1">
          <table:table-cell office:value-type="string">
            <text:p>Ingot Cap+</text:p>
          </table:table-cell>
          <table:table-cell office:value-type="string">
            <text:p>Calot en lingot +</text:p>
          </table:table-cell>
        </table:table-row>
        <table:table-row table:style-name="ro1">
          <table:table-cell office:value-type="string">
            <text:p>Dober Helm</text:p>
          </table:table-cell>
          <table:table-cell office:value-type="string">
            <text:p>Casque Dober</text:p>
          </table:table-cell>
        </table:table-row>
        <table:table-row table:style-name="ro1">
          <table:table-cell office:value-type="string">
            <text:p>Dober Cap</text:p>
          </table:table-cell>
          <table:table-cell office:value-type="string">
            <text:p>Heaume Dober</text:p>
          </table:table-cell>
        </table:table-row>
        <table:table-row table:style-name="ro1">
          <table:table-cell office:value-type="string">
            <text:p>Lagiacrus Helm+</text:p>
          </table:table-cell>
          <table:table-cell office:value-type="string">
            <text:p>Casque Lagiacrus +</text:p>
          </table:table-cell>
        </table:table-row>
        <table:table-row table:style-name="ro1">
          <table:table-cell office:value-type="string">
            <text:p>Lagiacrus Cap+</text:p>
          </table:table-cell>
          <table:table-cell office:value-type="string">
            <text:p>Calot Lagiacrus +</text:p>
          </table:table-cell>
        </table:table-row>
        <table:table-row table:style-name="ro1">
          <table:table-cell office:value-type="string">
            <text:p>Rathalos Helm+</text:p>
          </table:table-cell>
          <table:table-cell office:value-type="string">
            <text:p>Casque Rathalos +</text:p>
          </table:table-cell>
        </table:table-row>
        <table:table-row table:style-name="ro1">
          <table:table-cell office:value-type="string">
            <text:p>Rathalos Cap+</text:p>
          </table:table-cell>
          <table:table-cell office:value-type="string">
            <text:p>Calot Rathalos +</text:p>
          </table:table-cell>
        </table:table-row>
        <table:table-row table:style-name="ro1">
          <table:table-cell office:value-type="string">
            <text:p>Barioth Helm+</text:p>
          </table:table-cell>
          <table:table-cell office:value-type="string">
            <text:p>Casque Barioth +</text:p>
          </table:table-cell>
        </table:table-row>
        <table:table-row table:style-name="ro1">
          <table:table-cell office:value-type="string">
            <text:p>Barioth Cap+</text:p>
          </table:table-cell>
          <table:table-cell office:value-type="string">
            <text:p>Calot Barioth +</text:p>
          </table:table-cell>
        </table:table-row>
        <table:table-row table:style-name="ro1">
          <table:table-cell office:value-type="string">
            <text:p>Diablos Helm+</text:p>
          </table:table-cell>
          <table:table-cell office:value-type="string">
            <text:p>Casque Diablo +</text:p>
          </table:table-cell>
        </table:table-row>
        <table:table-row table:style-name="ro1">
          <table:table-cell office:value-type="string">
            <text:p>Diablos Cap+</text:p>
          </table:table-cell>
          <table:table-cell office:value-type="string">
            <text:p>Calot Diablo +</text:p>
          </table:table-cell>
        </table:table-row>
        <table:table-row table:style-name="ro1">
          <table:table-cell office:value-type="string">
            <text:p>Uragaan Helm+</text:p>
          </table:table-cell>
          <table:table-cell office:value-type="string">
            <text:p>Casque Uragaan +</text:p>
          </table:table-cell>
        </table:table-row>
        <table:table-row table:style-name="ro1">
          <table:table-cell office:value-type="string">
            <text:p>Uragaan Cap+</text:p>
          </table:table-cell>
          <table:table-cell office:value-type="string">
            <text:p>Calot Uragaan +</text:p>
          </table:table-cell>
        </table:table-row>
        <table:table-row table:style-name="ro1">
          <table:table-cell office:value-type="string">
            <text:p>Agnaktor Helm+</text:p>
          </table:table-cell>
          <table:table-cell office:value-type="string">
            <text:p>Casque Agnaktor +</text:p>
          </table:table-cell>
        </table:table-row>
        <table:table-row table:style-name="ro1">
          <table:table-cell office:value-type="string">
            <text:p>Agnaktor Cap+</text:p>
          </table:table-cell>
          <table:table-cell office:value-type="string">
            <text:p>Calot Agnaktor +</text:p>
          </table:table-cell>
        </table:table-row>
        <table:table-row table:style-name="ro1">
          <table:table-cell office:value-type="string">
            <text:p>Vangis Helm</text:p>
          </table:table-cell>
          <table:table-cell office:value-type="string">
            <text:p>Casque Vangis</text:p>
          </table:table-cell>
        </table:table-row>
        <table:table-row table:style-name="ro1">
          <table:table-cell office:value-type="string">
            <text:p>Vangis Cap</text:p>
          </table:table-cell>
          <table:table-cell office:value-type="string">
            <text:p>Heaume Vangis</text:p>
          </table:table-cell>
        </table:table-row>
        <table:table-row table:style-name="ro1">
          <table:table-cell office:value-type="string">
            <text:p>Damascus Helm</text:p>
          </table:table-cell>
          <table:table-cell office:value-type="string">
            <text:p>Casque Damascus</text:p>
          </table:table-cell>
        </table:table-row>
        <table:table-row table:style-name="ro1">
          <table:table-cell office:value-type="string">
            <text:p>Damascus Cap</text:p>
          </table:table-cell>
          <table:table-cell office:value-type="string">
            <text:p>Heaume Damascus</text:p>
          </table:table-cell>
        </table:table-row>
        <table:table-row table:style-name="ro1">
          <table:table-cell office:value-type="string">
            <text:p>Helios Helm+</text:p>
          </table:table-cell>
          <table:table-cell office:value-type="string">
            <text:p>Casque Helios +</text:p>
          </table:table-cell>
        </table:table-row>
        <table:table-row table:style-name="ro1">
          <table:table-cell office:value-type="string">
            <text:p>Helios Cap+</text:p>
          </table:table-cell>
          <table:table-cell office:value-type="string">
            <text:p>Calot Helios +</text:p>
          </table:table-cell>
        </table:table-row>
        <table:table-row table:style-name="ro1">
          <table:table-cell office:value-type="string">
            <text:p>Selene Helm+</text:p>
          </table:table-cell>
          <table:table-cell office:value-type="string">
            <text:p>Casque Selene +</text:p>
          </table:table-cell>
        </table:table-row>
        <table:table-row table:style-name="ro1">
          <table:table-cell office:value-type="string">
            <text:p>Selene Cap+</text:p>
          </table:table-cell>
          <table:table-cell office:value-type="string">
            <text:p>Calot Selene +</text:p>
          </table:table-cell>
        </table:table-row>
        <table:table-row table:style-name="ro1">
          <table:table-cell office:value-type="string">
            <text:p>Yamato Kabuto+</text:p>
          </table:table-cell>
          <table:table-cell office:value-type="string">
            <text:p>Yamato Kabuto +</text:p>
          </table:table-cell>
        </table:table-row>
        <table:table-row table:style-name="ro1">
          <table:table-cell office:value-type="string">
            <text:p>Mutsu Eboshi+</text:p>
          </table:table-cell>
          <table:table-cell office:value-type="string">
            <text:p>Mutsu Eboshi +</text:p>
          </table:table-cell>
        </table:table-row>
        <table:table-row table:style-name="ro1">
          <table:table-cell office:value-type="string">
            <text:p>Hinata Hachigane+</text:p>
          </table:table-cell>
          <table:table-cell office:value-type="string">
            <text:p>Hinata Hachigane +</text:p>
          </table:table-cell>
        </table:table-row>
        <table:table-row table:style-name="ro1">
          <table:table-cell office:value-type="string">
            <text:p>Amagi Hachigane+</text:p>
          </table:table-cell>
          <table:table-cell office:value-type="string">
            <text:p>Amagi Hachigane +</text:p>
          </table:table-cell>
        </table:table-row>
        <table:table-row table:style-name="ro1">
          <table:table-cell office:value-type="string">
            <text:p>Escadora Wisdom</text:p>
          </table:table-cell>
          <table:table-cell office:value-type="string">
            <text:p>Escadora Wisdom</text:p>
          </table:table-cell>
        </table:table-row>
        <table:table-row table:style-name="ro1">
          <table:table-cell office:value-type="string">
            <text:p>Escadora Sagesse</text:p>
          </table:table-cell>
          <table:table-cell office:value-type="string">
            <text:p>Sagesse Escadora</text:p>
          </table:table-cell>
        </table:table-row>
        <table:table-row table:style-name="ro1">
          <table:table-cell office:value-type="string">
            <text:p>Chakra Earring</text:p>
          </table:table-cell>
          <table:table-cell office:value-type="string">
            <text:p>Piercing Chakra</text:p>
          </table:table-cell>
        </table:table-row>
        <table:table-row table:style-name="ro1">
          <table:table-cell office:value-type="string">
            <text:p>Skull Mask</text:p>
          </table:table-cell>
          <table:table-cell office:value-type="string">
            <text:p>Tête de mort</text:p>
          </table:table-cell>
        </table:table-row>
        <table:table-row table:style-name="ro1">
          <table:table-cell office:value-type="string">
            <text:p>Jaggi Mask</text:p>
          </table:table-cell>
          <table:table-cell office:value-type="string">
            <text:p>Masque Jaggi</text:p>
          </table:table-cell>
        </table:table-row>
        <table:table-row table:style-name="ro1">
          <table:table-cell office:value-type="string">
            <text:p>Wyvernking Eyepatch</text:p>
          </table:table-cell>
          <table:table-cell office:value-type="string">
            <text:p>Cache-œil roi Wyvern</text:p>
          </table:table-cell>
        </table:table-row>
        <table:table-row table:style-name="ro1">
          <table:table-cell office:value-type="string">
            <text:p>Shadow Shades</text:p>
          </table:table-cell>
          <table:table-cell office:value-type="string">
            <text:p>Pare-soleil</text:p>
          </table:table-cell>
        </table:table-row>
        <table:table-row table:style-name="ro1">
          <table:table-cell office:value-type="string">
            <text:p>Blast Earring</text:p>
          </table:table-cell>
          <table:table-cell office:value-type="string">
            <text:p>Piercing explosion</text:p>
          </table:table-cell>
        </table:table-row>
        <table:table-row table:style-name="ro1">
          <table:table-cell office:value-type="string">
            <text:p>Pursuit Earring</text:p>
          </table:table-cell>
          <table:table-cell office:value-type="string">
            <text:p>Piercing de passion</text:p>
          </table:table-cell>
        </table:table-row>
        <table:table-row table:style-name="ro1">
          <table:table-cell office:value-type="string">
            <text:p>Hawkeye Earring</text:p>
          </table:table-cell>
          <table:table-cell office:value-type="string">
            <text:p>Piercing Œil faucon</text:p>
          </table:table-cell>
        </table:table-row>
        <table:table-row table:style-name="ro1">
          <table:table-cell office:value-type="string">
            <text:p>Grace Earring</text:p>
          </table:table-cell>
          <table:table-cell office:value-type="string">
            <text:p>Piercing grâce</text:p>
          </table:table-cell>
        </table:table-row>
        <table:table-row table:style-name="ro1">
          <table:table-cell office:value-type="string">
            <text:p>Sword Saint Earring</text:p>
          </table:table-cell>
          <table:table-cell office:value-type="string">
            <text:p>Piercing fine lame</text:p>
          </table:table-cell>
        </table:table-row>
        <table:table-row table:style-name="ro1">
          <table:table-cell office:value-type="string">
            <text:p>Barrage Earring</text:p>
          </table:table-cell>
          <table:table-cell office:value-type="string">
            <text:p>Piercing barrage</text:p>
          </table:table-cell>
        </table:table-row>
        <table:table-row table:style-name="ro1">
          <table:table-cell office:value-type="string">
            <text:p>Draw Earring</text:p>
          </table:table-cell>
          <table:table-cell office:value-type="string">
            <text:p>Piercing dégaine</text:p>
          </table:table-cell>
        </table:table-row>
        <table:table-row table:style-name="ro1">
          <table:table-cell office:value-type="string">
            <text:p>Silence Earring</text:p>
          </table:table-cell>
          <table:table-cell office:value-type="string">
            <text:p>Piercing silence</text:p>
          </table:table-cell>
        </table:table-row>
        <table:table-row table:style-name="ro1">
          <table:table-cell office:value-type="string">
            <text:p>Jump Earring</text:p>
          </table:table-cell>
          <table:table-cell office:value-type="string">
            <text:p>Piercing saut</text:p>
          </table:table-cell>
        </table:table-row>
        <table:table-row table:style-name="ro1">
          <table:table-cell office:value-type="string">
            <text:p>Charge Earring</text:p>
          </table:table-cell>
          <table:table-cell office:value-type="string">
            <text:p>Piercing charge</text:p>
          </table:table-cell>
        </table:table-row>
        <table:table-row table:style-name="ro1">
          <table:table-cell office:value-type="string">
            <text:p>Sprint Earring</text:p>
          </table:table-cell>
          <table:table-cell office:value-type="string">
            <text:p>Piercing sprint</text:p>
          </table:table-cell>
        </table:table-row>
        <table:table-row table:style-name="ro1">
          <table:table-cell office:value-type="string">
            <text:p>Demon Edge Earring</text:p>
          </table:table-cell>
          <table:table-cell office:value-type="string">
            <text:p>Pierc. fil du démon</text:p>
          </table:table-cell>
        </table:table-row>
        <table:table-row table:style-name="ro1">
          <table:table-cell office:value-type="string">
            <text:p>Voracious Earring</text:p>
          </table:table-cell>
          <table:table-cell office:value-type="string">
            <text:p>Piercing vorace</text:p>
          </table:table-cell>
        </table:table-row>
        <table:table-row table:style-name="ro1">
          <table:table-cell office:value-type="string">
            <text:p>Kirin Earring</text:p>
          </table:table-cell>
          <table:table-cell office:value-type="string">
            <text:p>Piercing Kirin</text:p>
          </table:table-cell>
        </table:table-row>
        <table:table-row table:style-name="ro1">
          <table:table-cell office:value-type="string">
            <text:p>Stimulus Earring</text:p>
          </table:table-cell>
          <table:table-cell office:value-type="string">
            <text:p>Piercing stimulus</text:p>
          </table:table-cell>
        </table:table-row>
        <table:table-row table:style-name="ro1">
          <table:table-cell office:value-type="string">
            <text:p>Earring of Fate</text:p>
          </table:table-cell>
          <table:table-cell office:value-type="string">
            <text:p>Piercing du destin</text:p>
          </table:table-cell>
        </table:table-row>
        <table:table-row table:style-name="ro2" table:number-rows-repeated="104843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hest (02 __ XX)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Leather Vest</text:p>
          </table:table-cell>
          <table:table-cell office:value-type="string">
            <text:p>Tunique en cuir</text:p>
          </table:table-cell>
        </table:table-row>
        <table:table-row table:style-name="ro1">
          <table:table-cell office:value-type="string">
            <text:p>Chainmail Vest</text:p>
          </table:table-cell>
          <table:table-cell office:value-type="string">
            <text:p>Tunique en maille</text:p>
          </table:table-cell>
        </table:table-row>
        <table:table-row table:style-name="ro1">
          <table:table-cell office:value-type="string">
            <text:p>Loc Lac Shawl</text:p>
          </table:table-cell>
          <table:table-cell office:value-type="string">
            <text:p>Foulard de Loc Lac</text:p>
          </table:table-cell>
        </table:table-row>
        <table:table-row table:style-name="ro1">
          <table:table-cell office:value-type="string">
            <text:p>Hunter's Mail</text:p>
          </table:table-cell>
          <table:table-cell office:value-type="string">
            <text:p>Cotte de chasseur</text:p>
          </table:table-cell>
        </table:table-row>
        <table:table-row table:style-name="ro1">
          <table:table-cell office:value-type="string">
            <text:p>Hunter's Vest</text:p>
          </table:table-cell>
          <table:table-cell office:value-type="string">
            <text:p>Tunique de chasseur</text:p>
          </table:table-cell>
        </table:table-row>
        <table:table-row table:style-name="ro1">
          <table:table-cell office:value-type="string">
            <text:p>Bone Mail</text:p>
          </table:table-cell>
          <table:table-cell office:value-type="string">
            <text:p>Cotte d'os</text:p>
          </table:table-cell>
        </table:table-row>
        <table:table-row table:style-name="ro1">
          <table:table-cell office:value-type="string">
            <text:p>Bone Vest</text:p>
          </table:table-cell>
          <table:table-cell office:value-type="string">
            <text:p>Tunique d'os</text:p>
          </table:table-cell>
        </table:table-row>
        <table:table-row table:style-name="ro1">
          <table:table-cell office:value-type="string">
            <text:p>Alloy Mail</text:p>
          </table:table-cell>
          <table:table-cell office:value-type="string">
            <text:p>Cotte en alliage</text:p>
          </table:table-cell>
        </table:table-row>
        <table:table-row table:style-name="ro1">
          <table:table-cell office:value-type="string">
            <text:p>Alloy Vest</text:p>
          </table:table-cell>
          <table:table-cell office:value-type="string">
            <text:p>Tunique en alliage</text:p>
          </table:table-cell>
        </table:table-row>
        <table:table-row table:style-name="ro1">
          <table:table-cell office:value-type="string">
            <text:p>Jaggi Mail</text:p>
          </table:table-cell>
          <table:table-cell office:value-type="string">
            <text:p>Cotte Jaggi</text:p>
          </table:table-cell>
        </table:table-row>
        <table:table-row table:style-name="ro1">
          <table:table-cell office:value-type="string">
            <text:p>Jaggi Vest</text:p>
          </table:table-cell>
          <table:table-cell office:value-type="string">
            <text:p>Tunique Jaggi</text:p>
          </table:table-cell>
        </table:table-row>
        <table:table-row table:style-name="ro1">
          <table:table-cell office:value-type="string">
            <text:p>Bnahabra Suit</text:p>
          </table:table-cell>
          <table:table-cell office:value-type="string">
            <text:p>Armure Bnahabra</text:p>
          </table:table-cell>
        </table:table-row>
        <table:table-row table:style-name="ro1">
          <table:table-cell office:value-type="string">
            <text:p>Bnahabra Vest</text:p>
          </table:table-cell>
          <table:table-cell office:value-type="string">
            <text:p>Tunique Bnahabra</text:p>
          </table:table-cell>
        </table:table-row>
        <table:table-row table:style-name="ro1">
          <table:table-cell office:value-type="string">
            <text:p>Rhenoplos Mail</text:p>
          </table:table-cell>
          <table:table-cell office:value-type="string">
            <text:p>Cotte Rhenoplos</text:p>
          </table:table-cell>
        </table:table-row>
        <table:table-row table:style-name="ro1">
          <table:table-cell office:value-type="string">
            <text:p>Rhenoplos Vest</text:p>
          </table:table-cell>
          <table:table-cell office:value-type="string">
            <text:p>Tunique Rhenoplos</text:p>
          </table:table-cell>
        </table:table-row>
        <table:table-row table:style-name="ro1">
          <table:table-cell office:value-type="string">
            <text:p>Qurupeco Mail</text:p>
          </table:table-cell>
          <table:table-cell office:value-type="string">
            <text:p>Cotte Qurupeco</text:p>
          </table:table-cell>
        </table:table-row>
        <table:table-row table:style-name="ro1">
          <table:table-cell office:value-type="string">
            <text:p>Qurupeco Vest</text:p>
          </table:table-cell>
          <table:table-cell office:value-type="string">
            <text:p>Tunique Qurupeco</text:p>
          </table:table-cell>
        </table:table-row>
        <table:table-row table:style-name="ro1">
          <table:table-cell office:value-type="string">
            <text:p>Ludroth Mail</text:p>
          </table:table-cell>
          <table:table-cell office:value-type="string">
            <text:p>Cotte Ludroth</text:p>
          </table:table-cell>
        </table:table-row>
        <table:table-row table:style-name="ro1">
          <table:table-cell office:value-type="string">
            <text:p>Ludroth Vest</text:p>
          </table:table-cell>
          <table:table-cell office:value-type="string">
            <text:p>Tunique Ludroth</text:p>
          </table:table-cell>
        </table:table-row>
        <table:table-row table:style-name="ro1">
          <table:table-cell office:value-type="string">
            <text:p>Steel Mail</text:p>
          </table:table-cell>
          <table:table-cell office:value-type="string">
            <text:p>Cotte d'acier</text:p>
          </table:table-cell>
        </table:table-row>
        <table:table-row table:style-name="ro1">
          <table:table-cell office:value-type="string">
            <text:p>Baggi Mail</text:p>
          </table:table-cell>
          <table:table-cell office:value-type="string">
            <text:p>Cotte Baggi</text:p>
          </table:table-cell>
        </table:table-row>
        <table:table-row table:style-name="ro1">
          <table:table-cell office:value-type="string">
            <text:p>Baggi Vest</text:p>
          </table:table-cell>
          <table:table-cell office:value-type="string">
            <text:p>Tunique Baggi</text:p>
          </table:table-cell>
        </table:table-row>
        <table:table-row table:style-name="ro1">
          <table:table-cell office:value-type="string">
            <text:p>Barroth Mail</text:p>
          </table:table-cell>
          <table:table-cell office:value-type="string">
            <text:p>Cotte Barroth</text:p>
          </table:table-cell>
        </table:table-row>
        <table:table-row table:style-name="ro1">
          <table:table-cell office:value-type="string">
            <text:p>Barroth Vest</text:p>
          </table:table-cell>
          <table:table-cell office:value-type="string">
            <text:p>Tunique Barroth</text:p>
          </table:table-cell>
        </table:table-row>
        <table:table-row table:style-name="ro1">
          <table:table-cell office:value-type="string">
            <text:p>Gobul Mail</text:p>
          </table:table-cell>
          <table:table-cell office:value-type="string">
            <text:p>Cotte Gobul</text:p>
          </table:table-cell>
        </table:table-row>
        <table:table-row table:style-name="ro1">
          <table:table-cell office:value-type="string">
            <text:p>Gobul Vest</text:p>
          </table:table-cell>
          <table:table-cell office:value-type="string">
            <text:p>Tunique Gobul</text:p>
          </table:table-cell>
        </table:table-row>
        <table:table-row table:style-name="ro1">
          <table:table-cell office:value-type="string">
            <text:p>Ranger's Girdle</text:p>
          </table:table-cell>
          <table:table-cell office:value-type="string">
            <text:p>Gaine de ranger</text:p>
          </table:table-cell>
        </table:table-row>
        <table:table-row table:style-name="ro1">
          <table:table-cell office:value-type="string">
            <text:p>Archer's Girdle</text:p>
          </table:table-cell>
          <table:table-cell office:value-type="string">
            <text:p>Gaine d'archer</text:p>
          </table:table-cell>
        </table:table-row>
        <table:table-row table:style-name="ro1">
          <table:table-cell office:value-type="string">
            <text:p>Guild Bard Bolero</text:p>
          </table:table-cell>
          <table:table-cell office:value-type="string">
            <text:p>Boléro de barde</text:p>
          </table:table-cell>
        </table:table-row>
        <table:table-row table:style-name="ro1">
          <table:table-cell office:value-type="string">
            <text:p>Guild Bard Vest</text:p>
          </table:table-cell>
          <table:table-cell office:value-type="string">
            <text:p>Tunique de barde</text:p>
          </table:table-cell>
        </table:table-row>
        <table:table-row table:style-name="ro1">
          <table:table-cell office:value-type="string">
            <text:p>Scholar's Blouse</text:p>
          </table:table-cell>
          <table:table-cell office:value-type="string">
            <text:p>Blouse de clerc</text:p>
          </table:table-cell>
        </table:table-row>
        <table:table-row table:style-name="ro1">
          <table:table-cell office:value-type="string">
            <text:p>Scholar's Vest</text:p>
          </table:table-cell>
          <table:table-cell office:value-type="string">
            <text:p>Tunique de clerc</text:p>
          </table:table-cell>
        </table:table-row>
        <table:table-row table:style-name="ro1">
          <table:table-cell office:value-type="string">
            <text:p>Rathian Mail</text:p>
          </table:table-cell>
          <table:table-cell office:value-type="string">
            <text:p>Cotte Rathian</text:p>
          </table:table-cell>
        </table:table-row>
        <table:table-row table:style-name="ro1">
          <table:table-cell office:value-type="string">
            <text:p>Rathian Vest</text:p>
          </table:table-cell>
          <table:table-cell office:value-type="string">
            <text:p>Tunique Rathian</text:p>
          </table:table-cell>
        </table:table-row>
        <table:table-row table:style-name="ro1">
          <table:table-cell office:value-type="string">
            <text:p>Gigginox Mail</text:p>
          </table:table-cell>
          <table:table-cell office:value-type="string">
            <text:p>Cotte Gigginox</text:p>
          </table:table-cell>
        </table:table-row>
        <table:table-row table:style-name="ro1">
          <table:table-cell office:value-type="string">
            <text:p>Gigginox Vest</text:p>
          </table:table-cell>
          <table:table-cell office:value-type="string">
            <text:p>Tunique Gigginox</text:p>
          </table:table-cell>
        </table:table-row>
        <table:table-row table:style-name="ro1">
          <table:table-cell office:value-type="string">
            <text:p>Ingot Mail</text:p>
          </table:table-cell>
          <table:table-cell office:value-type="string">
            <text:p>Cotte en lingot</text:p>
          </table:table-cell>
        </table:table-row>
        <table:table-row table:style-name="ro1">
          <table:table-cell office:value-type="string">
            <text:p>Ingot Vest</text:p>
          </table:table-cell>
          <table:table-cell office:value-type="string">
            <text:p>Tunique en lingot</text:p>
          </table:table-cell>
        </table:table-row>
        <table:table-row table:style-name="ro1">
          <table:table-cell office:value-type="string">
            <text:p>Lagiacrus Mail</text:p>
          </table:table-cell>
          <table:table-cell office:value-type="string">
            <text:p>Cotte Lagiacrus</text:p>
          </table:table-cell>
        </table:table-row>
        <table:table-row table:style-name="ro1">
          <table:table-cell office:value-type="string">
            <text:p>Lagiacrus Vest</text:p>
          </table:table-cell>
          <table:table-cell office:value-type="string">
            <text:p>Tunique Lagiacrus</text:p>
          </table:table-cell>
        </table:table-row>
        <table:table-row table:style-name="ro1">
          <table:table-cell office:value-type="string">
            <text:p>Rathalos Mail</text:p>
          </table:table-cell>
          <table:table-cell office:value-type="string">
            <text:p>Cotte Rathalos</text:p>
          </table:table-cell>
        </table:table-row>
        <table:table-row table:style-name="ro1">
          <table:table-cell office:value-type="string">
            <text:p>Rathalos Vest</text:p>
          </table:table-cell>
          <table:table-cell office:value-type="string">
            <text:p>Tunique Rathalos</text:p>
          </table:table-cell>
        </table:table-row>
        <table:table-row table:style-name="ro1">
          <table:table-cell office:value-type="string">
            <text:p>Barioth Mail</text:p>
          </table:table-cell>
          <table:table-cell office:value-type="string">
            <text:p>Cotte Barioth</text:p>
          </table:table-cell>
        </table:table-row>
        <table:table-row table:style-name="ro1">
          <table:table-cell office:value-type="string">
            <text:p>Barioth Vest</text:p>
          </table:table-cell>
          <table:table-cell office:value-type="string">
            <text:p>Tunique Barioth</text:p>
          </table:table-cell>
        </table:table-row>
        <table:table-row table:style-name="ro1">
          <table:table-cell office:value-type="string">
            <text:p>Diablos Mail</text:p>
          </table:table-cell>
          <table:table-cell office:value-type="string">
            <text:p>Cotte Diablos</text:p>
          </table:table-cell>
        </table:table-row>
        <table:table-row table:style-name="ro1">
          <table:table-cell office:value-type="string">
            <text:p>Diablos Vest</text:p>
          </table:table-cell>
          <table:table-cell office:value-type="string">
            <text:p>Tunique Diablos</text:p>
          </table:table-cell>
        </table:table-row>
        <table:table-row table:style-name="ro1">
          <table:table-cell office:value-type="string">
            <text:p>Uragaan Mail</text:p>
          </table:table-cell>
          <table:table-cell office:value-type="string">
            <text:p>Cotte Uragaan</text:p>
          </table:table-cell>
        </table:table-row>
        <table:table-row table:style-name="ro1">
          <table:table-cell office:value-type="string">
            <text:p>Uragaan Vest</text:p>
          </table:table-cell>
          <table:table-cell office:value-type="string">
            <text:p>Tunique Uragaan</text:p>
          </table:table-cell>
        </table:table-row>
        <table:table-row table:style-name="ro1">
          <table:table-cell office:value-type="string">
            <text:p>Agnaktor Mail</text:p>
          </table:table-cell>
          <table:table-cell office:value-type="string">
            <text:p>Cotte Agnaktor</text:p>
          </table:table-cell>
        </table:table-row>
        <table:table-row table:style-name="ro1">
          <table:table-cell office:value-type="string">
            <text:p>Agnaktor Vest</text:p>
          </table:table-cell>
          <table:table-cell office:value-type="string">
            <text:p>Tunique Agnaktor</text:p>
          </table:table-cell>
        </table:table-row>
        <table:table-row table:style-name="ro1">
          <table:table-cell office:value-type="string">
            <text:p>Helios Mail</text:p>
          </table:table-cell>
          <table:table-cell office:value-type="string">
            <text:p>Cotte Helios</text:p>
          </table:table-cell>
        </table:table-row>
        <table:table-row table:style-name="ro1">
          <table:table-cell office:value-type="string">
            <text:p>Helios Vest</text:p>
          </table:table-cell>
          <table:table-cell office:value-type="string">
            <text:p>Tunique Helios</text:p>
          </table:table-cell>
        </table:table-row>
        <table:table-row table:style-name="ro1">
          <table:table-cell office:value-type="string">
            <text:p>Selene Mail</text:p>
          </table:table-cell>
          <table:table-cell office:value-type="string">
            <text:p>Cotte Selene</text:p>
          </table:table-cell>
        </table:table-row>
        <table:table-row table:style-name="ro1">
          <table:table-cell office:value-type="string">
            <text:p>Selene Vest</text:p>
          </table:table-cell>
          <table:table-cell office:value-type="string">
            <text:p>Tunique Selene</text:p>
          </table:table-cell>
        </table:table-row>
        <table:table-row table:style-name="ro1">
          <table:table-cell office:value-type="string">
            <text:p>Yamato Muneate</text:p>
          </table:table-cell>
          <table:table-cell office:value-type="string">
            <text:p>Yamato Muneate</text:p>
          </table:table-cell>
        </table:table-row>
        <table:table-row table:style-name="ro1">
          <table:table-cell office:value-type="string">
            <text:p>Mutsu Muneate</text:p>
          </table:table-cell>
          <table:table-cell office:value-type="string">
            <text:p>Mutsu Muneate</text:p>
          </table:table-cell>
        </table:table-row>
        <table:table-row table:style-name="ro1">
          <table:table-cell office:value-type="string">
            <text:p>Hinata Muneate</text:p>
          </table:table-cell>
          <table:table-cell office:value-type="string">
            <text:p>Hinata Muneate</text:p>
          </table:table-cell>
        </table:table-row>
        <table:table-row table:style-name="ro1">
          <table:table-cell office:value-type="string">
            <text:p>Amagi Muneate</text:p>
          </table:table-cell>
          <table:table-cell office:value-type="string">
            <text:p>Amagi Muneate</text:p>
          </table:table-cell>
        </table:table-row>
        <table:table-row table:style-name="ro1">
          <table:table-cell office:value-type="string">
            <text:p>Leather Mail+</text:p>
          </table:table-cell>
          <table:table-cell office:value-type="string">
            <text:p>Cotte en cuir +</text:p>
          </table:table-cell>
        </table:table-row>
        <table:table-row table:style-name="ro1">
          <table:table-cell office:value-type="string">
            <text:p>Leather Vest+</text:p>
          </table:table-cell>
          <table:table-cell office:value-type="string">
            <text:p>Tunique en cuir +</text:p>
          </table:table-cell>
        </table:table-row>
        <table:table-row table:style-name="ro1">
          <table:table-cell office:value-type="string">
            <text:p>Chainmail Armor+</text:p>
          </table:table-cell>
          <table:table-cell office:value-type="string">
            <text:p>Cotte de mailles +</text:p>
          </table:table-cell>
        </table:table-row>
        <table:table-row table:style-name="ro1">
          <table:table-cell office:value-type="string">
            <text:p>Chainmail Vest+</text:p>
          </table:table-cell>
          <table:table-cell office:value-type="string">
            <text:p>Tunique en maille +</text:p>
          </table:table-cell>
        </table:table-row>
        <table:table-row table:style-name="ro1">
          <table:table-cell office:value-type="string">
            <text:p>Loc Lac Shawl+</text:p>
          </table:table-cell>
          <table:table-cell office:value-type="string">
            <text:p>Foulard de Loc Lac +</text:p>
          </table:table-cell>
        </table:table-row>
        <table:table-row table:style-name="ro1">
          <table:table-cell office:value-type="string">
            <text:p>Loc Lac Vest+</text:p>
          </table:table-cell>
          <table:table-cell office:value-type="string">
            <text:p>Tunique de Loc Lac +</text:p>
          </table:table-cell>
        </table:table-row>
        <table:table-row table:style-name="ro1">
          <table:table-cell office:value-type="string">
            <text:p>Hunter's Mail+</text:p>
          </table:table-cell>
          <table:table-cell office:value-type="string">
            <text:p>Cotte de chasseur +</text:p>
          </table:table-cell>
        </table:table-row>
        <table:table-row table:style-name="ro1">
          <table:table-cell office:value-type="string">
            <text:p>Hunter's Vest+</text:p>
          </table:table-cell>
          <table:table-cell office:value-type="string">
            <text:p>Tunique de chasseur+</text:p>
          </table:table-cell>
        </table:table-row>
        <table:table-row table:style-name="ro1">
          <table:table-cell office:value-type="string">
            <text:p>Bone Mail+</text:p>
          </table:table-cell>
          <table:table-cell office:value-type="string">
            <text:p>Cotte d'os +</text:p>
          </table:table-cell>
        </table:table-row>
        <table:table-row table:style-name="ro1">
          <table:table-cell office:value-type="string">
            <text:p>Bone Vest+</text:p>
          </table:table-cell>
          <table:table-cell office:value-type="string">
            <text:p>Tunique d'os +</text:p>
          </table:table-cell>
        </table:table-row>
        <table:table-row table:style-name="ro1">
          <table:table-cell office:value-type="string">
            <text:p>Alloy Mail+</text:p>
          </table:table-cell>
          <table:table-cell office:value-type="string">
            <text:p>Cotte en alliage +</text:p>
          </table:table-cell>
        </table:table-row>
        <table:table-row table:style-name="ro1">
          <table:table-cell office:value-type="string">
            <text:p>Alloy Vest+</text:p>
          </table:table-cell>
          <table:table-cell office:value-type="string">
            <text:p>Tunique en alliage +</text:p>
          </table:table-cell>
        </table:table-row>
        <table:table-row table:style-name="ro1">
          <table:table-cell office:value-type="string">
            <text:p>Jaggi Mail+</text:p>
          </table:table-cell>
          <table:table-cell office:value-type="string">
            <text:p>Cotte Jaggi +</text:p>
          </table:table-cell>
        </table:table-row>
        <table:table-row table:style-name="ro1">
          <table:table-cell office:value-type="string">
            <text:p>Jaggi Vest+</text:p>
          </table:table-cell>
          <table:table-cell office:value-type="string">
            <text:p>Tunique Jaggi +</text:p>
          </table:table-cell>
        </table:table-row>
        <table:table-row table:style-name="ro1">
          <table:table-cell office:value-type="string">
            <text:p>Bnahabra Mail+</text:p>
          </table:table-cell>
          <table:table-cell office:value-type="string">
            <text:p>Cotte Bnahabra +</text:p>
          </table:table-cell>
        </table:table-row>
        <table:table-row table:style-name="ro1">
          <table:table-cell office:value-type="string">
            <text:p>Bnahabra Vest+</text:p>
          </table:table-cell>
          <table:table-cell office:value-type="string">
            <text:p>Tunique Bnahabra +</text:p>
          </table:table-cell>
        </table:table-row>
        <table:table-row table:style-name="ro1">
          <table:table-cell office:value-type="string">
            <text:p>Rhenoplos Mail+</text:p>
          </table:table-cell>
          <table:table-cell office:value-type="string">
            <text:p>Cotte Rhenoplos +</text:p>
          </table:table-cell>
        </table:table-row>
        <table:table-row table:style-name="ro1">
          <table:table-cell office:value-type="string">
            <text:p>Rhenoplos Vest+</text:p>
          </table:table-cell>
          <table:table-cell office:value-type="string">
            <text:p>Tunique Rhenoplos +</text:p>
          </table:table-cell>
        </table:table-row>
        <table:table-row table:style-name="ro1">
          <table:table-cell office:value-type="string">
            <text:p>Qurupeco Mail+</text:p>
          </table:table-cell>
          <table:table-cell office:value-type="string">
            <text:p>Cotte Qurupeco +</text:p>
          </table:table-cell>
        </table:table-row>
        <table:table-row table:style-name="ro1">
          <table:table-cell office:value-type="string">
            <text:p>Qurupeco Vest+</text:p>
          </table:table-cell>
          <table:table-cell office:value-type="string">
            <text:p>Tunique Qurupeco +</text:p>
          </table:table-cell>
        </table:table-row>
        <table:table-row table:style-name="ro1">
          <table:table-cell office:value-type="string">
            <text:p>Ludroth Mail+</text:p>
          </table:table-cell>
          <table:table-cell office:value-type="string">
            <text:p>Cotte Ludroth +</text:p>
          </table:table-cell>
        </table:table-row>
        <table:table-row table:style-name="ro1">
          <table:table-cell office:value-type="string">
            <text:p>Ludroth Vest+</text:p>
          </table:table-cell>
          <table:table-cell office:value-type="string">
            <text:p>Tunique Ludroth +</text:p>
          </table:table-cell>
        </table:table-row>
        <table:table-row table:style-name="ro1">
          <table:table-cell office:value-type="string">
            <text:p>Steel Mail+</text:p>
          </table:table-cell>
          <table:table-cell office:value-type="string">
            <text:p>Cotte d'acier +</text:p>
          </table:table-cell>
        </table:table-row>
        <table:table-row table:style-name="ro1">
          <table:table-cell office:value-type="string">
            <text:p>Baggi Mail+</text:p>
          </table:table-cell>
          <table:table-cell office:value-type="string">
            <text:p>Cotte Baggi +</text:p>
          </table:table-cell>
        </table:table-row>
        <table:table-row table:style-name="ro1">
          <table:table-cell office:value-type="string">
            <text:p>Baggi Vest+</text:p>
          </table:table-cell>
          <table:table-cell office:value-type="string">
            <text:p>Tunique Baggi +</text:p>
          </table:table-cell>
        </table:table-row>
        <table:table-row table:style-name="ro1">
          <table:table-cell office:value-type="string">
            <text:p>Barroth Mail+</text:p>
          </table:table-cell>
          <table:table-cell office:value-type="string">
            <text:p>Cotte Barroth +</text:p>
          </table:table-cell>
        </table:table-row>
        <table:table-row table:style-name="ro1">
          <table:table-cell office:value-type="string">
            <text:p>Barroth Vest+</text:p>
          </table:table-cell>
          <table:table-cell office:value-type="string">
            <text:p>Tunique Barroth +</text:p>
          </table:table-cell>
        </table:table-row>
        <table:table-row table:style-name="ro1">
          <table:table-cell office:value-type="string">
            <text:p>Gobul Mail+</text:p>
          </table:table-cell>
          <table:table-cell office:value-type="string">
            <text:p>Cotte Gobul +</text:p>
          </table:table-cell>
        </table:table-row>
        <table:table-row table:style-name="ro1">
          <table:table-cell office:value-type="string">
            <text:p>Gobul Vest+</text:p>
          </table:table-cell>
          <table:table-cell office:value-type="string">
            <text:p>Tunique Gobul +</text:p>
          </table:table-cell>
        </table:table-row>
        <table:table-row table:style-name="ro1">
          <table:table-cell office:value-type="string">
            <text:p>Guild Bard Bolero+</text:p>
          </table:table-cell>
          <table:table-cell office:value-type="string">
            <text:p>Boléro de barde +</text:p>
          </table:table-cell>
        </table:table-row>
        <table:table-row table:style-name="ro1">
          <table:table-cell office:value-type="string">
            <text:p>Guild Bard Vest+</text:p>
          </table:table-cell>
          <table:table-cell office:value-type="string">
            <text:p>Tunique de barde +</text:p>
          </table:table-cell>
        </table:table-row>
        <table:table-row table:style-name="ro1">
          <table:table-cell office:value-type="string">
            <text:p>Scholar's Blouse+</text:p>
          </table:table-cell>
          <table:table-cell office:value-type="string">
            <text:p>Blouse de clerc +</text:p>
          </table:table-cell>
        </table:table-row>
        <table:table-row table:style-name="ro1">
          <table:table-cell office:value-type="string">
            <text:p>Scholar's Vest+</text:p>
          </table:table-cell>
          <table:table-cell office:value-type="string">
            <text:p>Tunique de clerc +</text:p>
          </table:table-cell>
        </table:table-row>
        <table:table-row table:style-name="ro1">
          <table:table-cell office:value-type="string">
            <text:p>Rathian Mail+</text:p>
          </table:table-cell>
          <table:table-cell office:value-type="string">
            <text:p>Cotte Rathian +</text:p>
          </table:table-cell>
        </table:table-row>
        <table:table-row table:style-name="ro1">
          <table:table-cell office:value-type="string">
            <text:p>Rathian Vest+</text:p>
          </table:table-cell>
          <table:table-cell office:value-type="string">
            <text:p>Tunique Rathian +</text:p>
          </table:table-cell>
        </table:table-row>
        <table:table-row table:style-name="ro1">
          <table:table-cell office:value-type="string">
            <text:p>Gigginox Mail+</text:p>
          </table:table-cell>
          <table:table-cell office:value-type="string">
            <text:p>Cotte Gigginox +</text:p>
          </table:table-cell>
        </table:table-row>
        <table:table-row table:style-name="ro1">
          <table:table-cell office:value-type="string">
            <text:p>Gigginox Vest+</text:p>
          </table:table-cell>
          <table:table-cell office:value-type="string">
            <text:p>Tunique Gigginox +</text:p>
          </table:table-cell>
        </table:table-row>
        <table:table-row table:style-name="ro1">
          <table:table-cell office:value-type="string">
            <text:p>Ingot Mail+</text:p>
          </table:table-cell>
          <table:table-cell office:value-type="string">
            <text:p>Cotte en lingot +</text:p>
          </table:table-cell>
        </table:table-row>
        <table:table-row table:style-name="ro1">
          <table:table-cell office:value-type="string">
            <text:p>Ingot Vest+</text:p>
          </table:table-cell>
          <table:table-cell office:value-type="string">
            <text:p>Tunique en lingot +</text:p>
          </table:table-cell>
        </table:table-row>
        <table:table-row table:style-name="ro1">
          <table:table-cell office:value-type="string">
            <text:p>Dober Mail</text:p>
          </table:table-cell>
          <table:table-cell office:value-type="string">
            <text:p>Cotte Dober</text:p>
          </table:table-cell>
        </table:table-row>
        <table:table-row table:style-name="ro1">
          <table:table-cell office:value-type="string">
            <text:p>Dober Vest</text:p>
          </table:table-cell>
          <table:table-cell office:value-type="string">
            <text:p>Tunique Dober</text:p>
          </table:table-cell>
        </table:table-row>
        <table:table-row table:style-name="ro1">
          <table:table-cell office:value-type="string">
            <text:p>Lagiacrus Mail+</text:p>
          </table:table-cell>
          <table:table-cell office:value-type="string">
            <text:p>Cotte Lagiacrus +</text:p>
          </table:table-cell>
        </table:table-row>
        <table:table-row table:style-name="ro1">
          <table:table-cell office:value-type="string">
            <text:p>Lagiacrus Vest+</text:p>
          </table:table-cell>
          <table:table-cell office:value-type="string">
            <text:p>Tunique Lagiacrus +</text:p>
          </table:table-cell>
        </table:table-row>
        <table:table-row table:style-name="ro1">
          <table:table-cell office:value-type="string">
            <text:p>Rathalos Mail+</text:p>
          </table:table-cell>
          <table:table-cell office:value-type="string">
            <text:p>Cotte Rathalos +</text:p>
          </table:table-cell>
        </table:table-row>
        <table:table-row table:style-name="ro1">
          <table:table-cell office:value-type="string">
            <text:p>Rathalos Vest+</text:p>
          </table:table-cell>
          <table:table-cell office:value-type="string">
            <text:p>Tunique Rathalos +</text:p>
          </table:table-cell>
        </table:table-row>
        <table:table-row table:style-name="ro1">
          <table:table-cell office:value-type="string">
            <text:p>Barioth Mail+</text:p>
          </table:table-cell>
          <table:table-cell office:value-type="string">
            <text:p>Cotte Barioth +</text:p>
          </table:table-cell>
        </table:table-row>
        <table:table-row table:style-name="ro1">
          <table:table-cell office:value-type="string">
            <text:p>Barioth Vest+</text:p>
          </table:table-cell>
          <table:table-cell office:value-type="string">
            <text:p>Tunique Barioth +</text:p>
          </table:table-cell>
        </table:table-row>
        <table:table-row table:style-name="ro1">
          <table:table-cell office:value-type="string">
            <text:p>Diablos Mail+</text:p>
          </table:table-cell>
          <table:table-cell office:value-type="string">
            <text:p>Cotte Diablo +</text:p>
          </table:table-cell>
        </table:table-row>
        <table:table-row table:style-name="ro1">
          <table:table-cell office:value-type="string">
            <text:p>Diablos Vest+</text:p>
          </table:table-cell>
          <table:table-cell office:value-type="string">
            <text:p>Tunique Diablo +</text:p>
          </table:table-cell>
        </table:table-row>
        <table:table-row table:style-name="ro1">
          <table:table-cell office:value-type="string">
            <text:p>Uragaan Mail+</text:p>
          </table:table-cell>
          <table:table-cell office:value-type="string">
            <text:p>Cotte Uragaan +</text:p>
          </table:table-cell>
        </table:table-row>
        <table:table-row table:style-name="ro1">
          <table:table-cell office:value-type="string">
            <text:p>Uragaan Vest+</text:p>
          </table:table-cell>
          <table:table-cell office:value-type="string">
            <text:p>Tunique Uragaan +</text:p>
          </table:table-cell>
        </table:table-row>
        <table:table-row table:style-name="ro1">
          <table:table-cell office:value-type="string">
            <text:p>Agnaktor Mail+</text:p>
          </table:table-cell>
          <table:table-cell office:value-type="string">
            <text:p>Cotte Agnaktor +</text:p>
          </table:table-cell>
        </table:table-row>
        <table:table-row table:style-name="ro1">
          <table:table-cell office:value-type="string">
            <text:p>Agnaktor Vest+</text:p>
          </table:table-cell>
          <table:table-cell office:value-type="string">
            <text:p>Tunique Agnkator +</text:p>
          </table:table-cell>
        </table:table-row>
        <table:table-row table:style-name="ro1">
          <table:table-cell office:value-type="string">
            <text:p>Vangis Mail</text:p>
          </table:table-cell>
          <table:table-cell office:value-type="string">
            <text:p>Cotte Vangis</text:p>
          </table:table-cell>
        </table:table-row>
        <table:table-row table:style-name="ro1">
          <table:table-cell office:value-type="string">
            <text:p>Vangis Vest</text:p>
          </table:table-cell>
          <table:table-cell office:value-type="string">
            <text:p>Tunique Vangis</text:p>
          </table:table-cell>
        </table:table-row>
        <table:table-row table:style-name="ro1">
          <table:table-cell office:value-type="string">
            <text:p>Damascus Mail</text:p>
          </table:table-cell>
          <table:table-cell office:value-type="string">
            <text:p>Cotte Damascus</text:p>
          </table:table-cell>
        </table:table-row>
        <table:table-row table:style-name="ro1">
          <table:table-cell office:value-type="string">
            <text:p>Damascus Vest</text:p>
          </table:table-cell>
          <table:table-cell office:value-type="string">
            <text:p>Tunique Damascus</text:p>
          </table:table-cell>
        </table:table-row>
        <table:table-row table:style-name="ro1">
          <table:table-cell office:value-type="string">
            <text:p>Helios Mail+</text:p>
          </table:table-cell>
          <table:table-cell office:value-type="string">
            <text:p>Cotte Helios +</text:p>
          </table:table-cell>
        </table:table-row>
        <table:table-row table:style-name="ro1">
          <table:table-cell office:value-type="string">
            <text:p>Helios Vest+</text:p>
          </table:table-cell>
          <table:table-cell office:value-type="string">
            <text:p>Tunique Helios +</text:p>
          </table:table-cell>
        </table:table-row>
        <table:table-row table:style-name="ro1">
          <table:table-cell office:value-type="string">
            <text:p>Selene Mail+</text:p>
          </table:table-cell>
          <table:table-cell office:value-type="string">
            <text:p>Cotte Selene +</text:p>
          </table:table-cell>
        </table:table-row>
        <table:table-row table:style-name="ro1">
          <table:table-cell office:value-type="string">
            <text:p>Selene Vest+</text:p>
          </table:table-cell>
          <table:table-cell office:value-type="string">
            <text:p>Tunique Selene +</text:p>
          </table:table-cell>
        </table:table-row>
        <table:table-row table:style-name="ro1">
          <table:table-cell office:value-type="string">
            <text:p>Yamato Muneate+</text:p>
          </table:table-cell>
          <table:table-cell office:value-type="string">
            <text:p>Yamato Muneate +</text:p>
          </table:table-cell>
        </table:table-row>
        <table:table-row table:style-name="ro1">
          <table:table-cell office:value-type="string">
            <text:p>Mutsu Muneate+</text:p>
          </table:table-cell>
          <table:table-cell office:value-type="string">
            <text:p>Mutsu Muneate +</text:p>
          </table:table-cell>
        </table:table-row>
        <table:table-row table:style-name="ro1">
          <table:table-cell office:value-type="string">
            <text:p>Hinata Muneate+</text:p>
          </table:table-cell>
          <table:table-cell office:value-type="string">
            <text:p>Hinata Muneate +</text:p>
          </table:table-cell>
        </table:table-row>
        <table:table-row table:style-name="ro1">
          <table:table-cell office:value-type="string">
            <text:p>Amagi Muneate+</text:p>
          </table:table-cell>
          <table:table-cell office:value-type="string">
            <text:p>Amagi Muneate +</text:p>
          </table:table-cell>
        </table:table-row>
        <table:table-row table:style-name="ro1">
          <table:table-cell office:value-type="string">
            <text:p>Escadora Soul</text:p>
          </table:table-cell>
          <table:table-cell office:value-type="string">
            <text:p>Escadora Soul</text:p>
          </table:table-cell>
        </table:table-row>
        <table:table-row table:style-name="ro1">
          <table:table-cell office:value-type="string">
            <text:p>Escadora Seele</text:p>
          </table:table-cell>
          <table:table-cell office:value-type="string">
            <text:p>Âme Escadora</text:p>
          </table:table-cell>
        </table:table-row>
        <table:table-row table:style-name="ro1">
          <table:table-cell office:value-type="string">
            <text:p>Chakra Necklace</text:p>
          </table:table-cell>
          <table:table-cell office:value-type="string">
            <text:p>Collier Chakra</text:p>
          </table:table-cell>
        </table:table-row>
        <table:table-row table:style-name="ro1">
          <table:table-cell office:value-type="string">
            <text:p>HellHunter Jacket</text:p>
          </table:table-cell>
          <table:table-cell office:value-type="string">
            <text:p>Gilet de l'enfer</text:p>
          </table:table-cell>
        </table:table-row>
        <table:table-row table:style-name="ro1">
          <table:table-cell office:value-type="string">
            <text:p>HellHunter Leather</text:p>
          </table:table-cell>
          <table:table-cell office:value-type="string">
            <text:p>Cuir de l'enfer</text:p>
          </table:table-cell>
        </table:table-row>
        <table:table-row table:style-name="ro1">
          <table:table-cell office:value-type="string">
            <text:p>SoulHunter Jacket</text:p>
          </table:table-cell>
          <table:table-cell office:value-type="string">
            <text:p>Gilet de l'âme</text:p>
          </table:table-cell>
        </table:table-row>
        <table:table-row table:style-name="ro1">
          <table:table-cell office:value-type="string">
            <text:p>SoulHunter Leather</text:p>
          </table:table-cell>
          <table:table-cell office:value-type="string">
            <text:p>Cuir de l'âme</text:p>
          </table:table-cell>
        </table:table-row>
        <table:table-row table:style-name="ro2" table:number-rows-repeated="104844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Arms (03 __ XX)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Leather Gloves</text:p>
          </table:table-cell>
          <table:table-cell office:value-type="string">
            <text:p>Gants en cuir</text:p>
          </table:table-cell>
        </table:table-row>
        <table:table-row table:style-name="ro1">
          <table:table-cell office:value-type="string">
            <text:p>Chainmail Gloves</text:p>
          </table:table-cell>
          <table:table-cell office:value-type="string">
            <text:p>Gants en maille</text:p>
          </table:table-cell>
        </table:table-row>
        <table:table-row table:style-name="ro1">
          <table:table-cell office:value-type="string">
            <text:p>Hunter's Vambraces</text:p>
          </table:table-cell>
          <table:table-cell office:value-type="string">
            <text:p>Avt-bras de chasseur</text:p>
          </table:table-cell>
        </table:table-row>
        <table:table-row table:style-name="ro1">
          <table:table-cell office:value-type="string">
            <text:p>Hunter's Guards</text:p>
          </table:table-cell>
          <table:table-cell office:value-type="string">
            <text:p>Gardes de chasseur</text:p>
          </table:table-cell>
        </table:table-row>
        <table:table-row table:style-name="ro1">
          <table:table-cell office:value-type="string">
            <text:p>Bone Vambraces</text:p>
          </table:table-cell>
          <table:table-cell office:value-type="string">
            <text:p>Avant-bras d'os</text:p>
          </table:table-cell>
        </table:table-row>
        <table:table-row table:style-name="ro1">
          <table:table-cell office:value-type="string">
            <text:p>Bone Guards</text:p>
          </table:table-cell>
          <table:table-cell office:value-type="string">
            <text:p>Gardes d'os</text:p>
          </table:table-cell>
        </table:table-row>
        <table:table-row table:style-name="ro1">
          <table:table-cell office:value-type="string">
            <text:p>Alloy Vambraces</text:p>
          </table:table-cell>
          <table:table-cell office:value-type="string">
            <text:p>Avt-bras en alliage</text:p>
          </table:table-cell>
        </table:table-row>
        <table:table-row table:style-name="ro1">
          <table:table-cell office:value-type="string">
            <text:p>Alloy Guards</text:p>
          </table:table-cell>
          <table:table-cell office:value-type="string">
            <text:p>Gardes en alliage</text:p>
          </table:table-cell>
        </table:table-row>
        <table:table-row table:style-name="ro1">
          <table:table-cell office:value-type="string">
            <text:p>Jaggi Vambraces</text:p>
          </table:table-cell>
          <table:table-cell office:value-type="string">
            <text:p>Avant-bras Jaggi</text:p>
          </table:table-cell>
        </table:table-row>
        <table:table-row table:style-name="ro1">
          <table:table-cell office:value-type="string">
            <text:p>Jaggi Guards</text:p>
          </table:table-cell>
          <table:table-cell office:value-type="string">
            <text:p>Gardes Jaggi</text:p>
          </table:table-cell>
        </table:table-row>
        <table:table-row table:style-name="ro1">
          <table:table-cell office:value-type="string">
            <text:p>Rhenoplos Vambraces</text:p>
          </table:table-cell>
          <table:table-cell office:value-type="string">
            <text:p>Avant-bras Rhenoplos</text:p>
          </table:table-cell>
        </table:table-row>
        <table:table-row table:style-name="ro1">
          <table:table-cell office:value-type="string">
            <text:p>Rhenoplos Guards</text:p>
          </table:table-cell>
          <table:table-cell office:value-type="string">
            <text:p>Gardes Rhenoplos</text:p>
          </table:table-cell>
        </table:table-row>
        <table:table-row table:style-name="ro1">
          <table:table-cell office:value-type="string">
            <text:p>Qurupeco Vambraces</text:p>
          </table:table-cell>
          <table:table-cell office:value-type="string">
            <text:p>Avant-bras Qurupeco</text:p>
          </table:table-cell>
        </table:table-row>
        <table:table-row table:style-name="ro1">
          <table:table-cell office:value-type="string">
            <text:p>Qurupeco Guards</text:p>
          </table:table-cell>
          <table:table-cell office:value-type="string">
            <text:p>Gardes Qurupeco</text:p>
          </table:table-cell>
        </table:table-row>
        <table:table-row table:style-name="ro1">
          <table:table-cell office:value-type="string">
            <text:p>Ludroth Vambraces</text:p>
          </table:table-cell>
          <table:table-cell office:value-type="string">
            <text:p>Avant-bras Ludroth</text:p>
          </table:table-cell>
        </table:table-row>
        <table:table-row table:style-name="ro1">
          <table:table-cell office:value-type="string">
            <text:p>Ludroth Guards</text:p>
          </table:table-cell>
          <table:table-cell office:value-type="string">
            <text:p>Gardes Ludroth</text:p>
          </table:table-cell>
        </table:table-row>
        <table:table-row table:style-name="ro1">
          <table:table-cell office:value-type="string">
            <text:p>Steel Vambraces</text:p>
          </table:table-cell>
          <table:table-cell office:value-type="string">
            <text:p>Avant-bras d'acier</text:p>
          </table:table-cell>
        </table:table-row>
        <table:table-row table:style-name="ro1">
          <table:table-cell office:value-type="string">
            <text:p>Baggi Vambraces</text:p>
          </table:table-cell>
          <table:table-cell office:value-type="string">
            <text:p>Avant-bras Baggi</text:p>
          </table:table-cell>
        </table:table-row>
        <table:table-row table:style-name="ro1">
          <table:table-cell office:value-type="string">
            <text:p>Baggi Guards</text:p>
          </table:table-cell>
          <table:table-cell office:value-type="string">
            <text:p>Gardes Baggi</text:p>
          </table:table-cell>
        </table:table-row>
        <table:table-row table:style-name="ro1">
          <table:table-cell office:value-type="string">
            <text:p>Barroth Vambraces</text:p>
          </table:table-cell>
          <table:table-cell office:value-type="string">
            <text:p>Avant-bras Barroth</text:p>
          </table:table-cell>
        </table:table-row>
        <table:table-row table:style-name="ro1">
          <table:table-cell office:value-type="string">
            <text:p>Barroth Guards</text:p>
          </table:table-cell>
          <table:table-cell office:value-type="string">
            <text:p>Gardes Barroth</text:p>
          </table:table-cell>
        </table:table-row>
        <table:table-row table:style-name="ro1">
          <table:table-cell office:value-type="string">
            <text:p>Gobul Vambraces</text:p>
          </table:table-cell>
          <table:table-cell office:value-type="string">
            <text:p>Avant-bras Gobul</text:p>
          </table:table-cell>
        </table:table-row>
        <table:table-row table:style-name="ro1">
          <table:table-cell office:value-type="string">
            <text:p>Gobul Guards</text:p>
          </table:table-cell>
          <table:table-cell office:value-type="string">
            <text:p>Gardes Gobul</text:p>
          </table:table-cell>
        </table:table-row>
        <table:table-row table:style-name="ro1">
          <table:table-cell office:value-type="string">
            <text:p>Ranger's Gauntlets</text:p>
          </table:table-cell>
          <table:table-cell office:value-type="string">
            <text:p>Gantelets de ranger</text:p>
          </table:table-cell>
        </table:table-row>
        <table:table-row table:style-name="ro1">
          <table:table-cell office:value-type="string">
            <text:p>Archer's Gauntlets</text:p>
          </table:table-cell>
          <table:table-cell office:value-type="string">
            <text:p>Gantelets d'archer</text:p>
          </table:table-cell>
        </table:table-row>
        <table:table-row table:style-name="ro1">
          <table:table-cell office:value-type="string">
            <text:p>Guild Bard Braces</text:p>
          </table:table-cell>
          <table:table-cell office:value-type="string">
            <text:p>Avant-bras de barde</text:p>
          </table:table-cell>
        </table:table-row>
        <table:table-row table:style-name="ro1">
          <table:table-cell office:value-type="string">
            <text:p>Guild Bard Sleeves</text:p>
          </table:table-cell>
          <table:table-cell office:value-type="string">
            <text:p>Manches de barde</text:p>
          </table:table-cell>
        </table:table-row>
        <table:table-row table:style-name="ro1">
          <table:table-cell office:value-type="string">
            <text:p>Scholar's Gloves</text:p>
          </table:table-cell>
          <table:table-cell office:value-type="string">
            <text:p>Gants de clerc</text:p>
          </table:table-cell>
        </table:table-row>
        <table:table-row table:style-name="ro1">
          <table:table-cell office:value-type="string">
            <text:p>Scholar's Sleeves</text:p>
          </table:table-cell>
          <table:table-cell office:value-type="string">
            <text:p>Manches de clerc</text:p>
          </table:table-cell>
        </table:table-row>
        <table:table-row table:style-name="ro1">
          <table:table-cell office:value-type="string">
            <text:p>Rathian Vambraces</text:p>
          </table:table-cell>
          <table:table-cell office:value-type="string">
            <text:p>Avant-bras Rathian</text:p>
          </table:table-cell>
        </table:table-row>
        <table:table-row table:style-name="ro1">
          <table:table-cell office:value-type="string">
            <text:p>Rathian Guards</text:p>
          </table:table-cell>
          <table:table-cell office:value-type="string">
            <text:p>Gardes Rathian</text:p>
          </table:table-cell>
        </table:table-row>
        <table:table-row table:style-name="ro1">
          <table:table-cell office:value-type="string">
            <text:p>Gigginox Vambraces</text:p>
          </table:table-cell>
          <table:table-cell office:value-type="string">
            <text:p>Avant-bras Gigginox</text:p>
          </table:table-cell>
        </table:table-row>
        <table:table-row table:style-name="ro1">
          <table:table-cell office:value-type="string">
            <text:p>Gigginox Guards</text:p>
          </table:table-cell>
          <table:table-cell office:value-type="string">
            <text:p>Gardes Gigginox</text:p>
          </table:table-cell>
        </table:table-row>
        <table:table-row table:style-name="ro1">
          <table:table-cell office:value-type="string">
            <text:p>Ingot Vambraces</text:p>
          </table:table-cell>
          <table:table-cell office:value-type="string">
            <text:p>Avant-bras en lingot</text:p>
          </table:table-cell>
        </table:table-row>
        <table:table-row table:style-name="ro1">
          <table:table-cell office:value-type="string">
            <text:p>Ingot Guards</text:p>
          </table:table-cell>
          <table:table-cell office:value-type="string">
            <text:p>Gardes en lingot</text:p>
          </table:table-cell>
        </table:table-row>
        <table:table-row table:style-name="ro1">
          <table:table-cell office:value-type="string">
            <text:p>Lagiacrus Vambraces</text:p>
          </table:table-cell>
          <table:table-cell office:value-type="string">
            <text:p>Avant-bras Lagiacrus</text:p>
          </table:table-cell>
        </table:table-row>
        <table:table-row table:style-name="ro1">
          <table:table-cell office:value-type="string">
            <text:p>Lagiacrus Guards</text:p>
          </table:table-cell>
          <table:table-cell office:value-type="string">
            <text:p>Gardes Lagiacrus</text:p>
          </table:table-cell>
        </table:table-row>
        <table:table-row table:style-name="ro1">
          <table:table-cell office:value-type="string">
            <text:p>Rathalos Vambraces</text:p>
          </table:table-cell>
          <table:table-cell office:value-type="string">
            <text:p>Avant-bras Rathalos</text:p>
          </table:table-cell>
        </table:table-row>
        <table:table-row table:style-name="ro1">
          <table:table-cell office:value-type="string">
            <text:p>Rathalos Guards</text:p>
          </table:table-cell>
          <table:table-cell office:value-type="string">
            <text:p>Gardes Rathalos</text:p>
          </table:table-cell>
        </table:table-row>
        <table:table-row table:style-name="ro1">
          <table:table-cell office:value-type="string">
            <text:p>Barioth Vambraces</text:p>
          </table:table-cell>
          <table:table-cell office:value-type="string">
            <text:p>Avant-bras Barioth</text:p>
          </table:table-cell>
        </table:table-row>
        <table:table-row table:style-name="ro1">
          <table:table-cell office:value-type="string">
            <text:p>Barioth Guards</text:p>
          </table:table-cell>
          <table:table-cell office:value-type="string">
            <text:p>Gardes Barioth</text:p>
          </table:table-cell>
        </table:table-row>
        <table:table-row table:style-name="ro1">
          <table:table-cell office:value-type="string">
            <text:p>Diablos Vambraces</text:p>
          </table:table-cell>
          <table:table-cell office:value-type="string">
            <text:p>Avant-bras Diablos</text:p>
          </table:table-cell>
        </table:table-row>
        <table:table-row table:style-name="ro1">
          <table:table-cell office:value-type="string">
            <text:p>Diablos Guards</text:p>
          </table:table-cell>
          <table:table-cell office:value-type="string">
            <text:p>Gardes Diablos</text:p>
          </table:table-cell>
        </table:table-row>
        <table:table-row table:style-name="ro1">
          <table:table-cell office:value-type="string">
            <text:p>Uragaan Vambraces</text:p>
          </table:table-cell>
          <table:table-cell office:value-type="string">
            <text:p>Avant-bras Uragaan</text:p>
          </table:table-cell>
        </table:table-row>
        <table:table-row table:style-name="ro1">
          <table:table-cell office:value-type="string">
            <text:p>Uragaan Guards</text:p>
          </table:table-cell>
          <table:table-cell office:value-type="string">
            <text:p>Gardes Uragaan</text:p>
          </table:table-cell>
        </table:table-row>
        <table:table-row table:style-name="ro1">
          <table:table-cell office:value-type="string">
            <text:p>Agnaktor Vambraces</text:p>
          </table:table-cell>
          <table:table-cell office:value-type="string">
            <text:p>Avant-bras Agnaktor</text:p>
          </table:table-cell>
        </table:table-row>
        <table:table-row table:style-name="ro1">
          <table:table-cell office:value-type="string">
            <text:p>Agnaktor Guards</text:p>
          </table:table-cell>
          <table:table-cell office:value-type="string">
            <text:p>Gardes Agnaktor</text:p>
          </table:table-cell>
        </table:table-row>
        <table:table-row table:style-name="ro1">
          <table:table-cell office:value-type="string">
            <text:p>Helios Vambraces</text:p>
          </table:table-cell>
          <table:table-cell office:value-type="string">
            <text:p>Avt-bras Helios</text:p>
          </table:table-cell>
        </table:table-row>
        <table:table-row table:style-name="ro1">
          <table:table-cell office:value-type="string">
            <text:p>Helios Guards</text:p>
          </table:table-cell>
          <table:table-cell office:value-type="string">
            <text:p>Gardes Helios</text:p>
          </table:table-cell>
        </table:table-row>
        <table:table-row table:style-name="ro1">
          <table:table-cell office:value-type="string">
            <text:p>Selene Vambraces</text:p>
          </table:table-cell>
          <table:table-cell office:value-type="string">
            <text:p>Avt-bras Selene</text:p>
          </table:table-cell>
        </table:table-row>
        <table:table-row table:style-name="ro1">
          <table:table-cell office:value-type="string">
            <text:p>Selene Guards</text:p>
          </table:table-cell>
          <table:table-cell office:value-type="string">
            <text:p>Gardes Selene</text:p>
          </table:table-cell>
        </table:table-row>
        <table:table-row table:style-name="ro1">
          <table:table-cell office:value-type="string">
            <text:p>Yamato Kote</text:p>
          </table:table-cell>
          <table:table-cell office:value-type="string">
            <text:p>Yamato Kote</text:p>
          </table:table-cell>
        </table:table-row>
        <table:table-row table:style-name="ro1">
          <table:table-cell office:value-type="string">
            <text:p>Mutsu Kote</text:p>
          </table:table-cell>
          <table:table-cell office:value-type="string">
            <text:p>Mutsu Kote</text:p>
          </table:table-cell>
        </table:table-row>
        <table:table-row table:style-name="ro1">
          <table:table-cell office:value-type="string">
            <text:p>Hinata Kote</text:p>
          </table:table-cell>
          <table:table-cell office:value-type="string">
            <text:p>Hinata Kote</text:p>
          </table:table-cell>
        </table:table-row>
        <table:table-row table:style-name="ro1">
          <table:table-cell office:value-type="string">
            <text:p>Amagi Kote</text:p>
          </table:table-cell>
          <table:table-cell office:value-type="string">
            <text:p>Amagi Kote</text:p>
          </table:table-cell>
        </table:table-row>
        <table:table-row table:style-name="ro1">
          <table:table-cell office:value-type="string">
            <text:p>Leather Vambraces+</text:p>
          </table:table-cell>
          <table:table-cell office:value-type="string">
            <text:p>Avant-bras en cuir +</text:p>
          </table:table-cell>
        </table:table-row>
        <table:table-row table:style-name="ro1">
          <table:table-cell office:value-type="string">
            <text:p>Leather Guards+</text:p>
          </table:table-cell>
          <table:table-cell office:value-type="string">
            <text:p>Gardes en cuir +</text:p>
          </table:table-cell>
        </table:table-row>
        <table:table-row table:style-name="ro1">
          <table:table-cell office:value-type="string">
            <text:p>Chainmail Vambraces+</text:p>
          </table:table-cell>
          <table:table-cell office:value-type="string">
            <text:p>Avt-bras en maille +</text:p>
          </table:table-cell>
        </table:table-row>
        <table:table-row table:style-name="ro1">
          <table:table-cell office:value-type="string">
            <text:p>Chainmail Guards+</text:p>
          </table:table-cell>
          <table:table-cell office:value-type="string">
            <text:p>Gardes en maille +</text:p>
          </table:table-cell>
        </table:table-row>
        <table:table-row table:style-name="ro1">
          <table:table-cell office:value-type="string">
            <text:p>Hunter's Vambraces+</text:p>
          </table:table-cell>
          <table:table-cell office:value-type="string">
            <text:p>Av-bras de chasseur+</text:p>
          </table:table-cell>
        </table:table-row>
        <table:table-row table:style-name="ro1">
          <table:table-cell office:value-type="string">
            <text:p>Hunter's Guards+</text:p>
          </table:table-cell>
          <table:table-cell office:value-type="string">
            <text:p>Gardes de chasseur +</text:p>
          </table:table-cell>
        </table:table-row>
        <table:table-row table:style-name="ro1">
          <table:table-cell office:value-type="string">
            <text:p>Bone Vambraces+</text:p>
          </table:table-cell>
          <table:table-cell office:value-type="string">
            <text:p>Avant-bras d'os +</text:p>
          </table:table-cell>
        </table:table-row>
        <table:table-row table:style-name="ro1">
          <table:table-cell office:value-type="string">
            <text:p>Bone Guards+</text:p>
          </table:table-cell>
          <table:table-cell office:value-type="string">
            <text:p>Gardes d'os +</text:p>
          </table:table-cell>
        </table:table-row>
        <table:table-row table:style-name="ro1">
          <table:table-cell office:value-type="string">
            <text:p>Alloy Vambraces+</text:p>
          </table:table-cell>
          <table:table-cell office:value-type="string">
            <text:p>Av-bras en alliage +</text:p>
          </table:table-cell>
        </table:table-row>
        <table:table-row table:style-name="ro1">
          <table:table-cell office:value-type="string">
            <text:p>Alloy Guards+</text:p>
          </table:table-cell>
          <table:table-cell office:value-type="string">
            <text:p>Gardes en alliage +</text:p>
          </table:table-cell>
        </table:table-row>
        <table:table-row table:style-name="ro1">
          <table:table-cell office:value-type="string">
            <text:p>Jaggi Vambraces+</text:p>
          </table:table-cell>
          <table:table-cell office:value-type="string">
            <text:p>Avant-bras Jaggi +</text:p>
          </table:table-cell>
        </table:table-row>
        <table:table-row table:style-name="ro1">
          <table:table-cell office:value-type="string">
            <text:p>Jaggi Guards+</text:p>
          </table:table-cell>
          <table:table-cell office:value-type="string">
            <text:p>Gardes Jaggi +</text:p>
          </table:table-cell>
        </table:table-row>
        <table:table-row table:style-name="ro1">
          <table:table-cell office:value-type="string">
            <text:p>Rhenoplos Vambraces+</text:p>
          </table:table-cell>
          <table:table-cell office:value-type="string">
            <text:p>Avt-bras Rhenoplos +</text:p>
          </table:table-cell>
        </table:table-row>
        <table:table-row table:style-name="ro1">
          <table:table-cell office:value-type="string">
            <text:p>Rhenoplos Guards+</text:p>
          </table:table-cell>
          <table:table-cell office:value-type="string">
            <text:p>Gardes Rhenoplos +</text:p>
          </table:table-cell>
        </table:table-row>
        <table:table-row table:style-name="ro1">
          <table:table-cell office:value-type="string">
            <text:p>Qurupeco Vambraces+</text:p>
          </table:table-cell>
          <table:table-cell office:value-type="string">
            <text:p>Avt-bras Qurupeco +</text:p>
          </table:table-cell>
        </table:table-row>
        <table:table-row table:style-name="ro1">
          <table:table-cell office:value-type="string">
            <text:p>Qurupeco Guards+</text:p>
          </table:table-cell>
          <table:table-cell office:value-type="string">
            <text:p>Gardes Qurupeco +</text:p>
          </table:table-cell>
        </table:table-row>
        <table:table-row table:style-name="ro1">
          <table:table-cell office:value-type="string">
            <text:p>Ludroth Vambraces+</text:p>
          </table:table-cell>
          <table:table-cell office:value-type="string">
            <text:p>Avant-bras Ludroth +</text:p>
          </table:table-cell>
        </table:table-row>
        <table:table-row table:style-name="ro1">
          <table:table-cell office:value-type="string">
            <text:p>Ludroth Guards+</text:p>
          </table:table-cell>
          <table:table-cell office:value-type="string">
            <text:p>Gardes Ludroth +</text:p>
          </table:table-cell>
        </table:table-row>
        <table:table-row table:style-name="ro1">
          <table:table-cell office:value-type="string">
            <text:p>Steel Vambraces+</text:p>
          </table:table-cell>
          <table:table-cell office:value-type="string">
            <text:p>Avant-bras d'acier +</text:p>
          </table:table-cell>
        </table:table-row>
        <table:table-row table:style-name="ro1">
          <table:table-cell office:value-type="string">
            <text:p>Baggi Vambraces+</text:p>
          </table:table-cell>
          <table:table-cell office:value-type="string">
            <text:p>Avant-bras Baggi +</text:p>
          </table:table-cell>
        </table:table-row>
        <table:table-row table:style-name="ro1">
          <table:table-cell office:value-type="string">
            <text:p>Baggi Guards+</text:p>
          </table:table-cell>
          <table:table-cell office:value-type="string">
            <text:p>Gardes Baggi +</text:p>
          </table:table-cell>
        </table:table-row>
        <table:table-row table:style-name="ro1">
          <table:table-cell office:value-type="string">
            <text:p>Barroth Vambraces+</text:p>
          </table:table-cell>
          <table:table-cell office:value-type="string">
            <text:p>Avant-bras Barroth +</text:p>
          </table:table-cell>
        </table:table-row>
        <table:table-row table:style-name="ro1">
          <table:table-cell office:value-type="string">
            <text:p>Barroth Guards+</text:p>
          </table:table-cell>
          <table:table-cell office:value-type="string">
            <text:p>Gardes Barroth +</text:p>
          </table:table-cell>
        </table:table-row>
        <table:table-row table:style-name="ro1">
          <table:table-cell office:value-type="string">
            <text:p>Gobul Vambraces+</text:p>
          </table:table-cell>
          <table:table-cell office:value-type="string">
            <text:p>Avant-bras Gobul +</text:p>
          </table:table-cell>
        </table:table-row>
        <table:table-row table:style-name="ro1">
          <table:table-cell office:value-type="string">
            <text:p>Gobul Guards+</text:p>
          </table:table-cell>
          <table:table-cell office:value-type="string">
            <text:p>Gardes Gobul +</text:p>
          </table:table-cell>
        </table:table-row>
        <table:table-row table:style-name="ro1">
          <table:table-cell office:value-type="string">
            <text:p>Guild Bard Braces+</text:p>
          </table:table-cell>
          <table:table-cell office:value-type="string">
            <text:p>Avt-bras de barde +</text:p>
          </table:table-cell>
        </table:table-row>
        <table:table-row table:style-name="ro1">
          <table:table-cell office:value-type="string">
            <text:p>Guild Bard Sleeves+</text:p>
          </table:table-cell>
          <table:table-cell office:value-type="string">
            <text:p>Manches de barde +</text:p>
          </table:table-cell>
        </table:table-row>
        <table:table-row table:style-name="ro1">
          <table:table-cell office:value-type="string">
            <text:p>Scholar's Gloves+</text:p>
          </table:table-cell>
          <table:table-cell office:value-type="string">
            <text:p>Gants de clerc +</text:p>
          </table:table-cell>
        </table:table-row>
        <table:table-row table:style-name="ro1">
          <table:table-cell office:value-type="string">
            <text:p>Scholar's Sleeves+</text:p>
          </table:table-cell>
          <table:table-cell office:value-type="string">
            <text:p>Manches de clerc +</text:p>
          </table:table-cell>
        </table:table-row>
        <table:table-row table:style-name="ro1">
          <table:table-cell office:value-type="string">
            <text:p>Rathian Vambraces+</text:p>
          </table:table-cell>
          <table:table-cell office:value-type="string">
            <text:p>Avant-bras Rathian +</text:p>
          </table:table-cell>
        </table:table-row>
        <table:table-row table:style-name="ro1">
          <table:table-cell office:value-type="string">
            <text:p>Rathian Guards+</text:p>
          </table:table-cell>
          <table:table-cell office:value-type="string">
            <text:p>Gardes Rathian +</text:p>
          </table:table-cell>
        </table:table-row>
        <table:table-row table:style-name="ro1">
          <table:table-cell office:value-type="string">
            <text:p>Gigginox Vambraces+</text:p>
          </table:table-cell>
          <table:table-cell office:value-type="string">
            <text:p>Avt-bras Gigginox +</text:p>
          </table:table-cell>
        </table:table-row>
        <table:table-row table:style-name="ro1">
          <table:table-cell office:value-type="string">
            <text:p>Gigginox Guards+</text:p>
          </table:table-cell>
          <table:table-cell office:value-type="string">
            <text:p>Gardes Gigginox +</text:p>
          </table:table-cell>
        </table:table-row>
        <table:table-row table:style-name="ro1">
          <table:table-cell office:value-type="string">
            <text:p>Ingot Vambraces+</text:p>
          </table:table-cell>
          <table:table-cell office:value-type="string">
            <text:p>Avt-bras en lingot +</text:p>
          </table:table-cell>
        </table:table-row>
        <table:table-row table:style-name="ro1">
          <table:table-cell office:value-type="string">
            <text:p>Ingot Guards+</text:p>
          </table:table-cell>
          <table:table-cell office:value-type="string">
            <text:p>Gardes en lingot +</text:p>
          </table:table-cell>
        </table:table-row>
        <table:table-row table:style-name="ro1">
          <table:table-cell office:value-type="string">
            <text:p>Dober Vambraces</text:p>
          </table:table-cell>
          <table:table-cell office:value-type="string">
            <text:p>Avant-bras Dober</text:p>
          </table:table-cell>
        </table:table-row>
        <table:table-row table:style-name="ro1">
          <table:table-cell office:value-type="string">
            <text:p>Dober Guards</text:p>
          </table:table-cell>
          <table:table-cell office:value-type="string">
            <text:p>Gardes Dober</text:p>
          </table:table-cell>
        </table:table-row>
        <table:table-row table:style-name="ro1">
          <table:table-cell office:value-type="string">
            <text:p>Lagiacrus Vambraces+</text:p>
          </table:table-cell>
          <table:table-cell office:value-type="string">
            <text:p>Avt-bras Lagiacrus +</text:p>
          </table:table-cell>
        </table:table-row>
        <table:table-row table:style-name="ro1">
          <table:table-cell office:value-type="string">
            <text:p>Lagiacrus Guards+</text:p>
          </table:table-cell>
          <table:table-cell office:value-type="string">
            <text:p>Gardes Lagiacrus +</text:p>
          </table:table-cell>
        </table:table-row>
        <table:table-row table:style-name="ro1">
          <table:table-cell office:value-type="string">
            <text:p>Rathalos Vambraces+</text:p>
          </table:table-cell>
          <table:table-cell office:value-type="string">
            <text:p>Avant-bras Rathalos+</text:p>
          </table:table-cell>
        </table:table-row>
        <table:table-row table:style-name="ro1">
          <table:table-cell office:value-type="string">
            <text:p>Rathalos Guards+</text:p>
          </table:table-cell>
          <table:table-cell office:value-type="string">
            <text:p>Gardes Rathalos +</text:p>
          </table:table-cell>
        </table:table-row>
        <table:table-row table:style-name="ro1">
          <table:table-cell office:value-type="string">
            <text:p>Barioth Vambraces+</text:p>
          </table:table-cell>
          <table:table-cell office:value-type="string">
            <text:p>Avant-bras Barioth +</text:p>
          </table:table-cell>
        </table:table-row>
        <table:table-row table:style-name="ro1">
          <table:table-cell office:value-type="string">
            <text:p>Barioth Guards+</text:p>
          </table:table-cell>
          <table:table-cell office:value-type="string">
            <text:p>Gardes Barioth +</text:p>
          </table:table-cell>
        </table:table-row>
        <table:table-row table:style-name="ro1">
          <table:table-cell office:value-type="string">
            <text:p>Diablos Vambraces+</text:p>
          </table:table-cell>
          <table:table-cell office:value-type="string">
            <text:p>Avant-bras Diablo +</text:p>
          </table:table-cell>
        </table:table-row>
        <table:table-row table:style-name="ro1">
          <table:table-cell office:value-type="string">
            <text:p>Diablos Guards+</text:p>
          </table:table-cell>
          <table:table-cell office:value-type="string">
            <text:p>Gardes Diablo +</text:p>
          </table:table-cell>
        </table:table-row>
        <table:table-row table:style-name="ro1">
          <table:table-cell office:value-type="string">
            <text:p>Uragaan Vambraces+</text:p>
          </table:table-cell>
          <table:table-cell office:value-type="string">
            <text:p>Avant-bras Uragaan +</text:p>
          </table:table-cell>
        </table:table-row>
        <table:table-row table:style-name="ro1">
          <table:table-cell office:value-type="string">
            <text:p>Uragaan Guards+</text:p>
          </table:table-cell>
          <table:table-cell office:value-type="string">
            <text:p>Gardes Uragaan +</text:p>
          </table:table-cell>
        </table:table-row>
        <table:table-row table:style-name="ro1">
          <table:table-cell office:value-type="string">
            <text:p>Agnaktor Vambraces+</text:p>
          </table:table-cell>
          <table:table-cell office:value-type="string">
            <text:p>Avant-bras Agnaktor+</text:p>
          </table:table-cell>
        </table:table-row>
        <table:table-row table:style-name="ro1">
          <table:table-cell office:value-type="string">
            <text:p>Agnaktor Guards+</text:p>
          </table:table-cell>
          <table:table-cell office:value-type="string">
            <text:p>Gardes Agnaktor +</text:p>
          </table:table-cell>
        </table:table-row>
        <table:table-row table:style-name="ro1">
          <table:table-cell office:value-type="string">
            <text:p>Vangis Vambraces</text:p>
          </table:table-cell>
          <table:table-cell office:value-type="string">
            <text:p>Avant-bras Vangis</text:p>
          </table:table-cell>
        </table:table-row>
        <table:table-row table:style-name="ro1">
          <table:table-cell office:value-type="string">
            <text:p>Vangis Guards</text:p>
          </table:table-cell>
          <table:table-cell office:value-type="string">
            <text:p>Gardes Vangis</text:p>
          </table:table-cell>
        </table:table-row>
        <table:table-row table:style-name="ro1">
          <table:table-cell office:value-type="string">
            <text:p>Damascus Vambraces</text:p>
          </table:table-cell>
          <table:table-cell office:value-type="string">
            <text:p>Avant-bras Damascus</text:p>
          </table:table-cell>
        </table:table-row>
        <table:table-row table:style-name="ro1">
          <table:table-cell office:value-type="string">
            <text:p>Damascus Guards</text:p>
          </table:table-cell>
          <table:table-cell office:value-type="string">
            <text:p>Gardes Damascus</text:p>
          </table:table-cell>
        </table:table-row>
        <table:table-row table:style-name="ro1">
          <table:table-cell office:value-type="string">
            <text:p>Helios Vambraces+</text:p>
          </table:table-cell>
          <table:table-cell office:value-type="string">
            <text:p>Avant-bras Helios +</text:p>
          </table:table-cell>
        </table:table-row>
        <table:table-row table:style-name="ro1">
          <table:table-cell office:value-type="string">
            <text:p>Helios Guards+</text:p>
          </table:table-cell>
          <table:table-cell office:value-type="string">
            <text:p>Gardes Helios +</text:p>
          </table:table-cell>
        </table:table-row>
        <table:table-row table:style-name="ro1">
          <table:table-cell office:value-type="string">
            <text:p>Selene Vambraces+</text:p>
          </table:table-cell>
          <table:table-cell office:value-type="string">
            <text:p>Avant-bras Selene +</text:p>
          </table:table-cell>
        </table:table-row>
        <table:table-row table:style-name="ro1">
          <table:table-cell office:value-type="string">
            <text:p>Selene Guards+</text:p>
          </table:table-cell>
          <table:table-cell office:value-type="string">
            <text:p>Gardes Selene +</text:p>
          </table:table-cell>
        </table:table-row>
        <table:table-row table:style-name="ro1">
          <table:table-cell office:value-type="string">
            <text:p>Yamato Kote+</text:p>
          </table:table-cell>
          <table:table-cell office:value-type="string">
            <text:p>Yamato Kote +</text:p>
          </table:table-cell>
        </table:table-row>
        <table:table-row table:style-name="ro1">
          <table:table-cell office:value-type="string">
            <text:p>Mutsu Kote+</text:p>
          </table:table-cell>
          <table:table-cell office:value-type="string">
            <text:p>Mutsu Kote +</text:p>
          </table:table-cell>
        </table:table-row>
        <table:table-row table:style-name="ro1">
          <table:table-cell office:value-type="string">
            <text:p>Hinata Kote+</text:p>
          </table:table-cell>
          <table:table-cell office:value-type="string">
            <text:p>Hinata Kote +</text:p>
          </table:table-cell>
        </table:table-row>
        <table:table-row table:style-name="ro1">
          <table:table-cell office:value-type="string">
            <text:p>Amagi Kote+</text:p>
          </table:table-cell>
          <table:table-cell office:value-type="string">
            <text:p>Amagi Kote +</text:p>
          </table:table-cell>
        </table:table-row>
        <table:table-row table:style-name="ro1">
          <table:table-cell office:value-type="string">
            <text:p>Escadora Arms</text:p>
          </table:table-cell>
          <table:table-cell office:value-type="string">
            <text:p>Escadora Arms</text:p>
          </table:table-cell>
        </table:table-row>
        <table:table-row table:style-name="ro1">
          <table:table-cell office:value-type="string">
            <text:p>Escadora Arma</text:p>
          </table:table-cell>
          <table:table-cell office:value-type="string">
            <text:p>Escadora Arma</text:p>
          </table:table-cell>
        </table:table-row>
        <table:table-row table:style-name="ro2">
          <table:table-cell office:value-type="string">
            <text:p>Chakra Bracelet</text:p>
          </table:table-cell>
          <table:table-cell office:value-type="string">
            <text:p>Bracelet Chakra</text:p>
          </table:table-cell>
        </table:table-row>
        <table:table-row table:style-name="ro1">
          <table:table-cell office:value-type="string">
            <text:p>Grinder Bracelet</text:p>
          </table:table-cell>
          <table:table-cell office:value-type="string">
            <text:p>Bracelet pileur</text:p>
          </table:table-cell>
        </table:table-row>
        <table:table-row table:style-name="ro1">
          <table:table-cell office:value-type="string">
            <text:p>Factory Bracelet</text:p>
          </table:table-cell>
          <table:table-cell office:value-type="string">
            <text:p>Bracelet usine</text:p>
          </table:table-cell>
        </table:table-row>
        <table:table-row table:style-name="ro1">
          <table:table-cell office:value-type="string">
            <text:p>Upstream Bracelet</text:p>
          </table:table-cell>
          <table:table-cell office:value-type="string">
            <text:p>Bracelet amont</text:p>
          </table:table-cell>
        </table:table-row>
        <table:table-row table:style-name="ro1">
          <table:table-cell office:value-type="string">
            <text:p>Blast Bracelet</text:p>
          </table:table-cell>
          <table:table-cell office:value-type="string">
            <text:p>Bracelet explosion</text:p>
          </table:table-cell>
        </table:table-row>
        <table:table-row table:style-name="ro2">
          <table:table-cell office:value-type="string">
            <text:p>Pep Bracelet</text:p>
          </table:table-cell>
          <table:table-cell office:value-type="string">
            <text:p>Bracelet vitalité</text:p>
          </table:table-cell>
        </table:table-row>
        <table:table-row table:style-name="ro2" table:number-rows-repeated="104845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Waist (04 __ XX)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Leather Belt</text:p>
          </table:table-cell>
          <table:table-cell office:value-type="string">
            <text:p>Ceinture en cuir</text:p>
          </table:table-cell>
        </table:table-row>
        <table:table-row table:style-name="ro1">
          <table:table-cell office:value-type="string">
            <text:p>Piscine Belt</text:p>
          </table:table-cell>
          <table:table-cell office:value-type="string">
            <text:p>Ceinture de nageur</text:p>
          </table:table-cell>
        </table:table-row>
        <table:table-row table:style-name="ro1">
          <table:table-cell office:value-type="string">
            <text:p>Chainmail Belt</text:p>
          </table:table-cell>
          <table:table-cell office:value-type="string">
            <text:p>Ceinture en maille</text:p>
          </table:table-cell>
        </table:table-row>
        <table:table-row table:style-name="ro1">
          <table:table-cell office:value-type="string">
            <text:p>Loc Lac Kilt</text:p>
          </table:table-cell>
          <table:table-cell office:value-type="string">
            <text:p>Kilt de Loc Lac</text:p>
          </table:table-cell>
        </table:table-row>
        <table:table-row table:style-name="ro1">
          <table:table-cell office:value-type="string">
            <text:p>Hunter's Faulds</text:p>
          </table:table-cell>
          <table:table-cell office:value-type="string">
            <text:p>Tasset. de chasseur</text:p>
          </table:table-cell>
        </table:table-row>
        <table:table-row table:style-name="ro1">
          <table:table-cell office:value-type="string">
            <text:p>Hunter's Coat</text:p>
          </table:table-cell>
          <table:table-cell office:value-type="string">
            <text:p>Taille de chasseur</text:p>
          </table:table-cell>
        </table:table-row>
        <table:table-row table:style-name="ro1">
          <table:table-cell office:value-type="string">
            <text:p>Bone Faulds</text:p>
          </table:table-cell>
          <table:table-cell office:value-type="string">
            <text:p>Tassettes d'os</text:p>
          </table:table-cell>
        </table:table-row>
        <table:table-row table:style-name="ro1">
          <table:table-cell office:value-type="string">
            <text:p>Bone Coat</text:p>
          </table:table-cell>
          <table:table-cell office:value-type="string">
            <text:p>Taille d'os</text:p>
          </table:table-cell>
        </table:table-row>
        <table:table-row table:style-name="ro1">
          <table:table-cell office:value-type="string">
            <text:p>Alloy Coil</text:p>
          </table:table-cell>
          <table:table-cell office:value-type="string">
            <text:p>Ceinturon en alliage</text:p>
          </table:table-cell>
        </table:table-row>
        <table:table-row table:style-name="ro1">
          <table:table-cell office:value-type="string">
            <text:p>Alloy Coat</text:p>
          </table:table-cell>
          <table:table-cell office:value-type="string">
            <text:p>Taille en alliage</text:p>
          </table:table-cell>
        </table:table-row>
        <table:table-row table:style-name="ro1">
          <table:table-cell office:value-type="string">
            <text:p>Jaggi Faulds</text:p>
          </table:table-cell>
          <table:table-cell office:value-type="string">
            <text:p>Tassettes Jaggi</text:p>
          </table:table-cell>
        </table:table-row>
        <table:table-row table:style-name="ro1">
          <table:table-cell office:value-type="string">
            <text:p>Jaggi Coat</text:p>
          </table:table-cell>
          <table:table-cell office:value-type="string">
            <text:p>Taille Jaggi</text:p>
          </table:table-cell>
        </table:table-row>
        <table:table-row table:style-name="ro1">
          <table:table-cell office:value-type="string">
            <text:p>Bnahabra Coil</text:p>
          </table:table-cell>
          <table:table-cell office:value-type="string">
            <text:p>Ceinturon Bnahabra</text:p>
          </table:table-cell>
        </table:table-row>
        <table:table-row table:style-name="ro1">
          <table:table-cell office:value-type="string">
            <text:p>Bnahabra Coat</text:p>
          </table:table-cell>
          <table:table-cell office:value-type="string">
            <text:p>Taille Bnahabra</text:p>
          </table:table-cell>
        </table:table-row>
        <table:table-row table:style-name="ro1">
          <table:table-cell office:value-type="string">
            <text:p>Rhenoplos Coil</text:p>
          </table:table-cell>
          <table:table-cell office:value-type="string">
            <text:p>Ceinturon Rhenoplos</text:p>
          </table:table-cell>
        </table:table-row>
        <table:table-row table:style-name="ro1">
          <table:table-cell office:value-type="string">
            <text:p>Rhenoplos Coat</text:p>
          </table:table-cell>
          <table:table-cell office:value-type="string">
            <text:p>Taille Rhenoplos</text:p>
          </table:table-cell>
        </table:table-row>
        <table:table-row table:style-name="ro1">
          <table:table-cell office:value-type="string">
            <text:p>Qurupeco Coil</text:p>
          </table:table-cell>
          <table:table-cell office:value-type="string">
            <text:p>Ceinturon Qurupeco</text:p>
          </table:table-cell>
        </table:table-row>
        <table:table-row table:style-name="ro1">
          <table:table-cell office:value-type="string">
            <text:p>Qurupeco Coat</text:p>
          </table:table-cell>
          <table:table-cell office:value-type="string">
            <text:p>Taille Qurupeco</text:p>
          </table:table-cell>
        </table:table-row>
        <table:table-row table:style-name="ro1">
          <table:table-cell office:value-type="string">
            <text:p>Ludroth Faulds</text:p>
          </table:table-cell>
          <table:table-cell office:value-type="string">
            <text:p>Tassettes Ludroth</text:p>
          </table:table-cell>
        </table:table-row>
        <table:table-row table:style-name="ro1">
          <table:table-cell office:value-type="string">
            <text:p>Ludroth Coat</text:p>
          </table:table-cell>
          <table:table-cell office:value-type="string">
            <text:p>Taille Ludroth</text:p>
          </table:table-cell>
        </table:table-row>
        <table:table-row table:style-name="ro1">
          <table:table-cell office:value-type="string">
            <text:p>Steel Faulds</text:p>
          </table:table-cell>
          <table:table-cell office:value-type="string">
            <text:p>Tassettes d'acier</text:p>
          </table:table-cell>
        </table:table-row>
        <table:table-row table:style-name="ro1">
          <table:table-cell office:value-type="string">
            <text:p>Baggi Coil</text:p>
          </table:table-cell>
          <table:table-cell office:value-type="string">
            <text:p>Ceinturon Baggi</text:p>
          </table:table-cell>
        </table:table-row>
        <table:table-row table:style-name="ro1">
          <table:table-cell office:value-type="string">
            <text:p>Baggi Coat</text:p>
          </table:table-cell>
          <table:table-cell office:value-type="string">
            <text:p>Taille Baggi</text:p>
          </table:table-cell>
        </table:table-row>
        <table:table-row table:style-name="ro1">
          <table:table-cell office:value-type="string">
            <text:p>Barroth Faulds</text:p>
          </table:table-cell>
          <table:table-cell office:value-type="string">
            <text:p>Tassettes Barroth</text:p>
          </table:table-cell>
        </table:table-row>
        <table:table-row table:style-name="ro1">
          <table:table-cell office:value-type="string">
            <text:p>Barroth Coat</text:p>
          </table:table-cell>
          <table:table-cell office:value-type="string">
            <text:p>Taille Barroth</text:p>
          </table:table-cell>
        </table:table-row>
        <table:table-row table:style-name="ro1">
          <table:table-cell office:value-type="string">
            <text:p>Gobul Faulds</text:p>
          </table:table-cell>
          <table:table-cell office:value-type="string">
            <text:p>Tassettes Gobul</text:p>
          </table:table-cell>
        </table:table-row>
        <table:table-row table:style-name="ro1">
          <table:table-cell office:value-type="string">
            <text:p>Gobul Coat</text:p>
          </table:table-cell>
          <table:table-cell office:value-type="string">
            <text:p>Taille Gobul</text:p>
          </table:table-cell>
        </table:table-row>
        <table:table-row table:style-name="ro1">
          <table:table-cell office:value-type="string">
            <text:p>Ranger's Faulds</text:p>
          </table:table-cell>
          <table:table-cell office:value-type="string">
            <text:p>Tassettes de ranger</text:p>
          </table:table-cell>
        </table:table-row>
        <table:table-row table:style-name="ro1">
          <table:table-cell office:value-type="string">
            <text:p>Archer's Bandolier</text:p>
          </table:table-cell>
          <table:table-cell office:value-type="string">
            <text:p>Bandoulière d'archer</text:p>
          </table:table-cell>
        </table:table-row>
        <table:table-row table:style-name="ro1">
          <table:table-cell office:value-type="string">
            <text:p>Guild Bard Coil</text:p>
          </table:table-cell>
          <table:table-cell office:value-type="string">
            <text:p>Ceinturon de barde</text:p>
          </table:table-cell>
        </table:table-row>
        <table:table-row table:style-name="ro1">
          <table:table-cell office:value-type="string">
            <text:p>Guild Bard Coat</text:p>
          </table:table-cell>
          <table:table-cell office:value-type="string">
            <text:p>Taille de barde</text:p>
          </table:table-cell>
        </table:table-row>
        <table:table-row table:style-name="ro1">
          <table:table-cell office:value-type="string">
            <text:p>Scholar's Skirt</text:p>
          </table:table-cell>
          <table:table-cell office:value-type="string">
            <text:p>Jupe de clerc</text:p>
          </table:table-cell>
        </table:table-row>
        <table:table-row table:style-name="ro1">
          <table:table-cell office:value-type="string">
            <text:p>Scholar's Mini</text:p>
          </table:table-cell>
          <table:table-cell office:value-type="string">
            <text:p>Minijupe de clerc</text:p>
          </table:table-cell>
        </table:table-row>
        <table:table-row table:style-name="ro1">
          <table:table-cell office:value-type="string">
            <text:p>Rathian Faulds</text:p>
          </table:table-cell>
          <table:table-cell office:value-type="string">
            <text:p>Tassettes Rathian</text:p>
          </table:table-cell>
        </table:table-row>
        <table:table-row table:style-name="ro1">
          <table:table-cell office:value-type="string">
            <text:p>Rathian Coat</text:p>
          </table:table-cell>
          <table:table-cell office:value-type="string">
            <text:p>Taille Rathian</text:p>
          </table:table-cell>
        </table:table-row>
        <table:table-row table:style-name="ro1">
          <table:table-cell office:value-type="string">
            <text:p>Gigginox Faulds</text:p>
          </table:table-cell>
          <table:table-cell office:value-type="string">
            <text:p>Tassettes Gigginox</text:p>
          </table:table-cell>
        </table:table-row>
        <table:table-row table:style-name="ro1">
          <table:table-cell office:value-type="string">
            <text:p>Gigginox Coat</text:p>
          </table:table-cell>
          <table:table-cell office:value-type="string">
            <text:p>Taille Gigginox</text:p>
          </table:table-cell>
        </table:table-row>
        <table:table-row table:style-name="ro1">
          <table:table-cell office:value-type="string">
            <text:p>Ingot Coil</text:p>
          </table:table-cell>
          <table:table-cell office:value-type="string">
            <text:p>Ceinturon en lingot</text:p>
          </table:table-cell>
        </table:table-row>
        <table:table-row table:style-name="ro1">
          <table:table-cell office:value-type="string">
            <text:p>Ingot Coat</text:p>
          </table:table-cell>
          <table:table-cell office:value-type="string">
            <text:p>Taille en lingot</text:p>
          </table:table-cell>
        </table:table-row>
        <table:table-row table:style-name="ro1">
          <table:table-cell office:value-type="string">
            <text:p>Lagiacrus Faulds</text:p>
          </table:table-cell>
          <table:table-cell office:value-type="string">
            <text:p>Tassettes Lagiacrus</text:p>
          </table:table-cell>
        </table:table-row>
        <table:table-row table:style-name="ro1">
          <table:table-cell office:value-type="string">
            <text:p>Lagiacrus Coat</text:p>
          </table:table-cell>
          <table:table-cell office:value-type="string">
            <text:p>Taille Lagiacrus</text:p>
          </table:table-cell>
        </table:table-row>
        <table:table-row table:style-name="ro1">
          <table:table-cell office:value-type="string">
            <text:p>Rathalos Faulds</text:p>
          </table:table-cell>
          <table:table-cell office:value-type="string">
            <text:p>Tassettes Rathalos</text:p>
          </table:table-cell>
        </table:table-row>
        <table:table-row table:style-name="ro1">
          <table:table-cell office:value-type="string">
            <text:p>Rathalos Coat</text:p>
          </table:table-cell>
          <table:table-cell office:value-type="string">
            <text:p>Taille Rathalos</text:p>
          </table:table-cell>
        </table:table-row>
        <table:table-row table:style-name="ro1">
          <table:table-cell office:value-type="string">
            <text:p>Barioth Faulds</text:p>
          </table:table-cell>
          <table:table-cell office:value-type="string">
            <text:p>Tassettes Barioth</text:p>
          </table:table-cell>
        </table:table-row>
        <table:table-row table:style-name="ro1">
          <table:table-cell office:value-type="string">
            <text:p>Barioth Coat</text:p>
          </table:table-cell>
          <table:table-cell office:value-type="string">
            <text:p>Taille Barioth</text:p>
          </table:table-cell>
        </table:table-row>
        <table:table-row table:style-name="ro1">
          <table:table-cell office:value-type="string">
            <text:p>Uragaan Faulds</text:p>
          </table:table-cell>
          <table:table-cell office:value-type="string">
            <text:p>Tassettes Uragaan</text:p>
          </table:table-cell>
        </table:table-row>
        <table:table-row table:style-name="ro1">
          <table:table-cell office:value-type="string">
            <text:p>Uragaan Coat</text:p>
          </table:table-cell>
          <table:table-cell office:value-type="string">
            <text:p>Taille Uragaan</text:p>
          </table:table-cell>
        </table:table-row>
        <table:table-row table:style-name="ro1">
          <table:table-cell office:value-type="string">
            <text:p>Agnaktor Faulds</text:p>
          </table:table-cell>
          <table:table-cell office:value-type="string">
            <text:p>Tassettes Agnaktor</text:p>
          </table:table-cell>
        </table:table-row>
        <table:table-row table:style-name="ro1">
          <table:table-cell office:value-type="string">
            <text:p>Agnaktor Coat</text:p>
          </table:table-cell>
          <table:table-cell office:value-type="string">
            <text:p>Taille Agnaktor</text:p>
          </table:table-cell>
        </table:table-row>
        <table:table-row table:style-name="ro1">
          <table:table-cell office:value-type="string">
            <text:p>Helios Coil</text:p>
          </table:table-cell>
          <table:table-cell office:value-type="string">
            <text:p>Ceinturon Helios</text:p>
          </table:table-cell>
        </table:table-row>
        <table:table-row table:style-name="ro1">
          <table:table-cell office:value-type="string">
            <text:p>Helios Coat</text:p>
          </table:table-cell>
          <table:table-cell office:value-type="string">
            <text:p>Taille Helios</text:p>
          </table:table-cell>
        </table:table-row>
        <table:table-row table:style-name="ro1">
          <table:table-cell office:value-type="string">
            <text:p>Selene Coil</text:p>
          </table:table-cell>
          <table:table-cell office:value-type="string">
            <text:p>Ceinturon Selene</text:p>
          </table:table-cell>
        </table:table-row>
        <table:table-row table:style-name="ro1">
          <table:table-cell office:value-type="string">
            <text:p>Selene Coat</text:p>
          </table:table-cell>
          <table:table-cell office:value-type="string">
            <text:p>Taille Selene</text:p>
          </table:table-cell>
        </table:table-row>
        <table:table-row table:style-name="ro1">
          <table:table-cell office:value-type="string">
            <text:p>Yamato Koshiate</text:p>
          </table:table-cell>
          <table:table-cell office:value-type="string">
            <text:p>Yamato Koshiate</text:p>
          </table:table-cell>
        </table:table-row>
        <table:table-row table:style-name="ro1">
          <table:table-cell office:value-type="string">
            <text:p>Mutsu Koshiate</text:p>
          </table:table-cell>
          <table:table-cell office:value-type="string">
            <text:p>Mutsu Koshiate</text:p>
          </table:table-cell>
        </table:table-row>
        <table:table-row table:style-name="ro1">
          <table:table-cell office:value-type="string">
            <text:p>Hinata Koshiate</text:p>
          </table:table-cell>
          <table:table-cell office:value-type="string">
            <text:p>Hinata Koshiate</text:p>
          </table:table-cell>
        </table:table-row>
        <table:table-row table:style-name="ro1">
          <table:table-cell office:value-type="string">
            <text:p>Amagi Koshiate</text:p>
          </table:table-cell>
          <table:table-cell office:value-type="string">
            <text:p>Amagi Koshiate</text:p>
          </table:table-cell>
        </table:table-row>
        <table:table-row table:style-name="ro1">
          <table:table-cell office:value-type="string">
            <text:p>Leather Faulds+</text:p>
          </table:table-cell>
          <table:table-cell office:value-type="string">
            <text:p>Tassettes en cuir +</text:p>
          </table:table-cell>
        </table:table-row>
        <table:table-row table:style-name="ro1">
          <table:table-cell office:value-type="string">
            <text:p>Leather Coat+</text:p>
          </table:table-cell>
          <table:table-cell office:value-type="string">
            <text:p>Taille en cuir +</text:p>
          </table:table-cell>
        </table:table-row>
        <table:table-row table:style-name="ro1">
          <table:table-cell office:value-type="string">
            <text:p>Piscine Belt+</text:p>
          </table:table-cell>
          <table:table-cell office:value-type="string">
            <text:p>Ceinture de nageur +</text:p>
          </table:table-cell>
        </table:table-row>
        <table:table-row table:style-name="ro2">
          <table:table-cell office:value-type="string">
            <text:p>Piscine Tank+</text:p>
          </table:table-cell>
          <table:table-cell office:value-type="string">
            <text:p>Réservoir de nageur+</text:p>
          </table:table-cell>
        </table:table-row>
        <table:table-row table:style-name="ro1">
          <table:table-cell office:value-type="string">
            <text:p>Chainmail Faulds+</text:p>
          </table:table-cell>
          <table:table-cell office:value-type="string">
            <text:p>Tasset. en maille +</text:p>
          </table:table-cell>
        </table:table-row>
        <table:table-row table:style-name="ro1">
          <table:table-cell office:value-type="string">
            <text:p>Chainmail Coat+</text:p>
          </table:table-cell>
          <table:table-cell office:value-type="string">
            <text:p>Taille en maille +</text:p>
          </table:table-cell>
        </table:table-row>
        <table:table-row table:style-name="ro1">
          <table:table-cell office:value-type="string">
            <text:p>Loc Lac Kilt+</text:p>
          </table:table-cell>
          <table:table-cell office:value-type="string">
            <text:p>Kilt de Loc Lac +</text:p>
          </table:table-cell>
        </table:table-row>
        <table:table-row table:style-name="ro1">
          <table:table-cell office:value-type="string">
            <text:p>Loc Lac Coat+</text:p>
          </table:table-cell>
          <table:table-cell office:value-type="string">
            <text:p>Taille de Loc Lac +</text:p>
          </table:table-cell>
        </table:table-row>
        <table:table-row table:style-name="ro1">
          <table:table-cell office:value-type="string">
            <text:p>Hunter's Faulds+</text:p>
          </table:table-cell>
          <table:table-cell office:value-type="string">
            <text:p>Tass. de chasseur +</text:p>
          </table:table-cell>
        </table:table-row>
        <table:table-row table:style-name="ro1">
          <table:table-cell office:value-type="string">
            <text:p>Hunter's Coat+</text:p>
          </table:table-cell>
          <table:table-cell office:value-type="string">
            <text:p>Taille de chasseur +</text:p>
          </table:table-cell>
        </table:table-row>
        <table:table-row table:style-name="ro1">
          <table:table-cell office:value-type="string">
            <text:p>Bone Faulds+</text:p>
          </table:table-cell>
          <table:table-cell office:value-type="string">
            <text:p>Tassettes d'os +</text:p>
          </table:table-cell>
        </table:table-row>
        <table:table-row table:style-name="ro1">
          <table:table-cell office:value-type="string">
            <text:p>Bone Coat+</text:p>
          </table:table-cell>
          <table:table-cell office:value-type="string">
            <text:p>Taille d'os +</text:p>
          </table:table-cell>
        </table:table-row>
        <table:table-row table:style-name="ro1">
          <table:table-cell office:value-type="string">
            <text:p>Alloy Faulds+</text:p>
          </table:table-cell>
          <table:table-cell office:value-type="string">
            <text:p>Tasset. en alliage +</text:p>
          </table:table-cell>
        </table:table-row>
        <table:table-row table:style-name="ro1">
          <table:table-cell office:value-type="string">
            <text:p>Alloy Coat+</text:p>
          </table:table-cell>
          <table:table-cell office:value-type="string">
            <text:p>Taille en alliage +</text:p>
          </table:table-cell>
        </table:table-row>
        <table:table-row table:style-name="ro1">
          <table:table-cell office:value-type="string">
            <text:p>Jaggi Faulds+</text:p>
          </table:table-cell>
          <table:table-cell office:value-type="string">
            <text:p>Tassettes Jaggi +</text:p>
          </table:table-cell>
        </table:table-row>
        <table:table-row table:style-name="ro1">
          <table:table-cell office:value-type="string">
            <text:p>Jaggi Coat+</text:p>
          </table:table-cell>
          <table:table-cell office:value-type="string">
            <text:p>Taille Jaggi +</text:p>
          </table:table-cell>
        </table:table-row>
        <table:table-row table:style-name="ro1">
          <table:table-cell office:value-type="string">
            <text:p>Bnahabra Faulds+</text:p>
          </table:table-cell>
          <table:table-cell office:value-type="string">
            <text:p>Tassettes Bnahabra +</text:p>
          </table:table-cell>
        </table:table-row>
        <table:table-row table:style-name="ro1">
          <table:table-cell office:value-type="string">
            <text:p>Bnahabra Coat+</text:p>
          </table:table-cell>
          <table:table-cell office:value-type="string">
            <text:p>Taille Bnahabra +</text:p>
          </table:table-cell>
        </table:table-row>
        <table:table-row table:style-name="ro1">
          <table:table-cell office:value-type="string">
            <text:p>Rhenoplos Coil+</text:p>
          </table:table-cell>
          <table:table-cell office:value-type="string">
            <text:p>Ceinturon Rhenoplos+</text:p>
          </table:table-cell>
        </table:table-row>
        <table:table-row table:style-name="ro1">
          <table:table-cell office:value-type="string">
            <text:p>Rhenoplos Coat+</text:p>
          </table:table-cell>
          <table:table-cell office:value-type="string">
            <text:p>Taille Rhenoplos +</text:p>
          </table:table-cell>
        </table:table-row>
        <table:table-row table:style-name="ro1">
          <table:table-cell office:value-type="string">
            <text:p>Qurupeco Coil+</text:p>
          </table:table-cell>
          <table:table-cell office:value-type="string">
            <text:p>Ceinturon Qurupeco +</text:p>
          </table:table-cell>
        </table:table-row>
        <table:table-row table:style-name="ro1">
          <table:table-cell office:value-type="string">
            <text:p>Qurupeco Coat+</text:p>
          </table:table-cell>
          <table:table-cell office:value-type="string">
            <text:p>Taille Qurupeco +</text:p>
          </table:table-cell>
        </table:table-row>
        <table:table-row table:style-name="ro1">
          <table:table-cell office:value-type="string">
            <text:p>Ludroth Faulds+</text:p>
          </table:table-cell>
          <table:table-cell office:value-type="string">
            <text:p>Tassettes Ludroth +</text:p>
          </table:table-cell>
        </table:table-row>
        <table:table-row table:style-name="ro1">
          <table:table-cell office:value-type="string">
            <text:p>Ludroth Coat+</text:p>
          </table:table-cell>
          <table:table-cell office:value-type="string">
            <text:p>Taille Ludroth +</text:p>
          </table:table-cell>
        </table:table-row>
        <table:table-row table:style-name="ro1">
          <table:table-cell office:value-type="string">
            <text:p>Steel Coil+</text:p>
          </table:table-cell>
          <table:table-cell office:value-type="string">
            <text:p>Ceinturon d'acier +</text:p>
          </table:table-cell>
        </table:table-row>
        <table:table-row table:style-name="ro1">
          <table:table-cell office:value-type="string">
            <text:p>Baggi Coil+</text:p>
          </table:table-cell>
          <table:table-cell office:value-type="string">
            <text:p>Ceinturon Baggi +</text:p>
          </table:table-cell>
        </table:table-row>
        <table:table-row table:style-name="ro1">
          <table:table-cell office:value-type="string">
            <text:p>Baggi Coat+</text:p>
          </table:table-cell>
          <table:table-cell office:value-type="string">
            <text:p>Taille Baggi +</text:p>
          </table:table-cell>
        </table:table-row>
        <table:table-row table:style-name="ro1">
          <table:table-cell office:value-type="string">
            <text:p>Barroth Faulds+</text:p>
          </table:table-cell>
          <table:table-cell office:value-type="string">
            <text:p>Tassettes Barroth +</text:p>
          </table:table-cell>
        </table:table-row>
        <table:table-row table:style-name="ro1">
          <table:table-cell office:value-type="string">
            <text:p>Barroth Coat+</text:p>
          </table:table-cell>
          <table:table-cell office:value-type="string">
            <text:p>Taille Barroth +</text:p>
          </table:table-cell>
        </table:table-row>
        <table:table-row table:style-name="ro1">
          <table:table-cell office:value-type="string">
            <text:p>Gobul Faulds+</text:p>
          </table:table-cell>
          <table:table-cell office:value-type="string">
            <text:p>Tassettes Gobul +</text:p>
          </table:table-cell>
        </table:table-row>
        <table:table-row table:style-name="ro1">
          <table:table-cell office:value-type="string">
            <text:p>Gobul Coat+</text:p>
          </table:table-cell>
          <table:table-cell office:value-type="string">
            <text:p>Taille Gobul +</text:p>
          </table:table-cell>
        </table:table-row>
        <table:table-row table:style-name="ro1">
          <table:table-cell office:value-type="string">
            <text:p>Guild Bard Coil+</text:p>
          </table:table-cell>
          <table:table-cell office:value-type="string">
            <text:p>Ceinturon de barde +</text:p>
          </table:table-cell>
        </table:table-row>
        <table:table-row table:style-name="ro1">
          <table:table-cell office:value-type="string">
            <text:p>Guild Bard Coat+</text:p>
          </table:table-cell>
          <table:table-cell office:value-type="string">
            <text:p>Taille de barde +</text:p>
          </table:table-cell>
        </table:table-row>
        <table:table-row table:style-name="ro1">
          <table:table-cell office:value-type="string">
            <text:p>Scholar's Skirt+</text:p>
          </table:table-cell>
          <table:table-cell office:value-type="string">
            <text:p>Jupe de clerc +</text:p>
          </table:table-cell>
        </table:table-row>
        <table:table-row table:style-name="ro1">
          <table:table-cell office:value-type="string">
            <text:p>Scholar's Mini+</text:p>
          </table:table-cell>
          <table:table-cell office:value-type="string">
            <text:p>Minijupe de clerc +</text:p>
          </table:table-cell>
        </table:table-row>
        <table:table-row table:style-name="ro1">
          <table:table-cell office:value-type="string">
            <text:p>Rathian Faulds+</text:p>
          </table:table-cell>
          <table:table-cell office:value-type="string">
            <text:p>Tassettes Rathian +</text:p>
          </table:table-cell>
        </table:table-row>
        <table:table-row table:style-name="ro1">
          <table:table-cell office:value-type="string">
            <text:p>Rathian Coat+</text:p>
          </table:table-cell>
          <table:table-cell office:value-type="string">
            <text:p>Taille Rathian +</text:p>
          </table:table-cell>
        </table:table-row>
        <table:table-row table:style-name="ro1">
          <table:table-cell office:value-type="string">
            <text:p>Gigginox Faulds+</text:p>
          </table:table-cell>
          <table:table-cell office:value-type="string">
            <text:p>Tasset. Gigginox +</text:p>
          </table:table-cell>
        </table:table-row>
        <table:table-row table:style-name="ro1">
          <table:table-cell office:value-type="string">
            <text:p>Gigginox Coat+</text:p>
          </table:table-cell>
          <table:table-cell office:value-type="string">
            <text:p>Taille Gigginox +</text:p>
          </table:table-cell>
        </table:table-row>
        <table:table-row table:style-name="ro1">
          <table:table-cell office:value-type="string">
            <text:p>Ingot Coil+</text:p>
          </table:table-cell>
          <table:table-cell office:value-type="string">
            <text:p>Ceinturon en lingot+</text:p>
          </table:table-cell>
        </table:table-row>
        <table:table-row table:style-name="ro1">
          <table:table-cell office:value-type="string">
            <text:p>Ingot Coat+</text:p>
          </table:table-cell>
          <table:table-cell office:value-type="string">
            <text:p>Taille en lingot +</text:p>
          </table:table-cell>
        </table:table-row>
        <table:table-row table:style-name="ro1">
          <table:table-cell office:value-type="string">
            <text:p>Dober Coil</text:p>
          </table:table-cell>
          <table:table-cell office:value-type="string">
            <text:p>Ceinturon Dober</text:p>
          </table:table-cell>
        </table:table-row>
        <table:table-row table:style-name="ro1">
          <table:table-cell office:value-type="string">
            <text:p>Dober Coat</text:p>
          </table:table-cell>
          <table:table-cell office:value-type="string">
            <text:p>Taille Dober</text:p>
          </table:table-cell>
        </table:table-row>
        <table:table-row table:style-name="ro1">
          <table:table-cell office:value-type="string">
            <text:p>Lagiacrus Faulds+</text:p>
          </table:table-cell>
          <table:table-cell office:value-type="string">
            <text:p>Tassettes Lagiacrus+</text:p>
          </table:table-cell>
        </table:table-row>
        <table:table-row table:style-name="ro1">
          <table:table-cell office:value-type="string">
            <text:p>Lagiacrus Coat+</text:p>
          </table:table-cell>
          <table:table-cell office:value-type="string">
            <text:p>Taille Lagiacrus +</text:p>
          </table:table-cell>
        </table:table-row>
        <table:table-row table:style-name="ro1">
          <table:table-cell office:value-type="string">
            <text:p>Rathalos Faulds+</text:p>
          </table:table-cell>
          <table:table-cell office:value-type="string">
            <text:p>Tassettes Rathalos +</text:p>
          </table:table-cell>
        </table:table-row>
        <table:table-row table:style-name="ro1">
          <table:table-cell office:value-type="string">
            <text:p>Rathalos Coat+</text:p>
          </table:table-cell>
          <table:table-cell office:value-type="string">
            <text:p>Taille Rathalos +</text:p>
          </table:table-cell>
        </table:table-row>
        <table:table-row table:style-name="ro1">
          <table:table-cell office:value-type="string">
            <text:p>Barioth Faulds+</text:p>
          </table:table-cell>
          <table:table-cell office:value-type="string">
            <text:p>Tassettes Barioth +</text:p>
          </table:table-cell>
        </table:table-row>
        <table:table-row table:style-name="ro1">
          <table:table-cell office:value-type="string">
            <text:p>Barioth Coat+</text:p>
          </table:table-cell>
          <table:table-cell office:value-type="string">
            <text:p>Taille Barioth +</text:p>
          </table:table-cell>
        </table:table-row>
        <table:table-row table:style-name="ro1">
          <table:table-cell office:value-type="string">
            <text:p>Uragaan Faulds+</text:p>
          </table:table-cell>
          <table:table-cell office:value-type="string">
            <text:p>Tassettes Uragaan +</text:p>
          </table:table-cell>
        </table:table-row>
        <table:table-row table:style-name="ro1">
          <table:table-cell office:value-type="string">
            <text:p>Uragaan Coat+</text:p>
          </table:table-cell>
          <table:table-cell office:value-type="string">
            <text:p>Taille Uragaan +</text:p>
          </table:table-cell>
        </table:table-row>
        <table:table-row table:style-name="ro1">
          <table:table-cell office:value-type="string">
            <text:p>Agnaktor Faulds+</text:p>
          </table:table-cell>
          <table:table-cell office:value-type="string">
            <text:p>Tassettes Agnaktor +</text:p>
          </table:table-cell>
        </table:table-row>
        <table:table-row table:style-name="ro1">
          <table:table-cell office:value-type="string">
            <text:p>Agnaktor Coat+</text:p>
          </table:table-cell>
          <table:table-cell office:value-type="string">
            <text:p>Taille Agnaktor +</text:p>
          </table:table-cell>
        </table:table-row>
        <table:table-row table:style-name="ro1">
          <table:table-cell office:value-type="string">
            <text:p>Vangis Coil</text:p>
          </table:table-cell>
          <table:table-cell office:value-type="string">
            <text:p>Ceinturon Vangis</text:p>
          </table:table-cell>
        </table:table-row>
        <table:table-row table:style-name="ro1">
          <table:table-cell office:value-type="string">
            <text:p>Vangis Coat</text:p>
          </table:table-cell>
          <table:table-cell office:value-type="string">
            <text:p>Taille Vangis</text:p>
          </table:table-cell>
        </table:table-row>
        <table:table-row table:style-name="ro1">
          <table:table-cell office:value-type="string">
            <text:p>Damascus Coil</text:p>
          </table:table-cell>
          <table:table-cell office:value-type="string">
            <text:p>Ceinturon Damascus</text:p>
          </table:table-cell>
        </table:table-row>
        <table:table-row table:style-name="ro1">
          <table:table-cell office:value-type="string">
            <text:p>Damascus Coat</text:p>
          </table:table-cell>
          <table:table-cell office:value-type="string">
            <text:p>Taille Damascus</text:p>
          </table:table-cell>
        </table:table-row>
        <table:table-row table:style-name="ro1">
          <table:table-cell office:value-type="string">
            <text:p>Helios Coil+</text:p>
          </table:table-cell>
          <table:table-cell office:value-type="string">
            <text:p>Ceinturon Helios +</text:p>
          </table:table-cell>
        </table:table-row>
        <table:table-row table:style-name="ro1">
          <table:table-cell office:value-type="string">
            <text:p>Helios Coat+</text:p>
          </table:table-cell>
          <table:table-cell office:value-type="string">
            <text:p>Taille Helios +</text:p>
          </table:table-cell>
        </table:table-row>
        <table:table-row table:style-name="ro1">
          <table:table-cell office:value-type="string">
            <text:p>Selene Coil+</text:p>
          </table:table-cell>
          <table:table-cell office:value-type="string">
            <text:p>Ceinturon Selene +</text:p>
          </table:table-cell>
        </table:table-row>
        <table:table-row table:style-name="ro1">
          <table:table-cell office:value-type="string">
            <text:p>Selene Coat+</text:p>
          </table:table-cell>
          <table:table-cell office:value-type="string">
            <text:p>Taille Selene +</text:p>
          </table:table-cell>
        </table:table-row>
        <table:table-row table:style-name="ro1">
          <table:table-cell office:value-type="string">
            <text:p>Yamato Koshiate+</text:p>
          </table:table-cell>
          <table:table-cell office:value-type="string">
            <text:p>Yamato Koshiate +</text:p>
          </table:table-cell>
        </table:table-row>
        <table:table-row table:style-name="ro1">
          <table:table-cell office:value-type="string">
            <text:p>Mutsu Koshiate+</text:p>
          </table:table-cell>
          <table:table-cell office:value-type="string">
            <text:p>Mutsu Koshiate +</text:p>
          </table:table-cell>
        </table:table-row>
        <table:table-row table:style-name="ro1">
          <table:table-cell office:value-type="string">
            <text:p>Hinata Koshiate+</text:p>
          </table:table-cell>
          <table:table-cell office:value-type="string">
            <text:p>Hinata Koshiate +</text:p>
          </table:table-cell>
        </table:table-row>
        <table:table-row table:style-name="ro1">
          <table:table-cell office:value-type="string">
            <text:p>Amagi Koshiate+</text:p>
          </table:table-cell>
          <table:table-cell office:value-type="string">
            <text:p>Amagi Koshiate +</text:p>
          </table:table-cell>
        </table:table-row>
        <table:table-row table:style-name="ro1">
          <table:table-cell office:value-type="string">
            <text:p>Escadora Might</text:p>
          </table:table-cell>
          <table:table-cell office:value-type="string">
            <text:p>Escadora Might</text:p>
          </table:table-cell>
        </table:table-row>
        <table:table-row table:style-name="ro1">
          <table:table-cell office:value-type="string">
            <text:p>Escadora Force</text:p>
          </table:table-cell>
          <table:table-cell office:value-type="string">
            <text:p>Force Escadora</text:p>
          </table:table-cell>
        </table:table-row>
        <table:table-row table:style-name="ro1">
          <table:table-cell office:value-type="string">
            <text:p>Chakra Waistlet</text:p>
          </table:table-cell>
          <table:table-cell office:value-type="string">
            <text:p>Tassettes Chakra</text:p>
          </table:table-cell>
        </table:table-row>
        <table:table-row table:style-name="ro2" table:number-rows-repeated="104845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Legs (05 __ XX)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Leather Pants</text:p>
          </table:table-cell>
          <table:table-cell office:value-type="string">
            <text:p>Pantalon en cuir</text:p>
          </table:table-cell>
        </table:table-row>
        <table:table-row table:style-name="ro2">
          <table:table-cell office:value-type="string">
            <text:p>Piscine Leggings</text:p>
          </table:table-cell>
          <table:table-cell office:value-type="string">
            <text:p>Cuissardes de nageur</text:p>
          </table:table-cell>
        </table:table-row>
        <table:table-row table:style-name="ro1">
          <table:table-cell office:value-type="string">
            <text:p>Chainmail Pants</text:p>
          </table:table-cell>
          <table:table-cell office:value-type="string">
            <text:p>Pantalon en maille</text:p>
          </table:table-cell>
        </table:table-row>
        <table:table-row table:style-name="ro1">
          <table:table-cell office:value-type="string">
            <text:p>Loc Lac Boots</text:p>
          </table:table-cell>
          <table:table-cell office:value-type="string">
            <text:p>Bottes de Loc Lac</text:p>
          </table:table-cell>
        </table:table-row>
        <table:table-row table:style-name="ro1">
          <table:table-cell office:value-type="string">
            <text:p>Hunter's Greaves</text:p>
          </table:table-cell>
          <table:table-cell office:value-type="string">
            <text:p>Grèves de chasseur</text:p>
          </table:table-cell>
        </table:table-row>
        <table:table-row table:style-name="ro1">
          <table:table-cell office:value-type="string">
            <text:p>Hunter's Leggings</text:p>
          </table:table-cell>
          <table:table-cell office:value-type="string">
            <text:p>Cuiss. de chasseur</text:p>
          </table:table-cell>
        </table:table-row>
        <table:table-row table:style-name="ro1">
          <table:table-cell office:value-type="string">
            <text:p>Bone Greaves</text:p>
          </table:table-cell>
          <table:table-cell office:value-type="string">
            <text:p>Grèves d'os</text:p>
          </table:table-cell>
        </table:table-row>
        <table:table-row table:style-name="ro1">
          <table:table-cell office:value-type="string">
            <text:p>Bone Leggings</text:p>
          </table:table-cell>
          <table:table-cell office:value-type="string">
            <text:p>Cuissardes d'os</text:p>
          </table:table-cell>
        </table:table-row>
        <table:table-row table:style-name="ro1">
          <table:table-cell office:value-type="string">
            <text:p>Alloy Greaves</text:p>
          </table:table-cell>
          <table:table-cell office:value-type="string">
            <text:p>Grèves en alliage</text:p>
          </table:table-cell>
        </table:table-row>
        <table:table-row table:style-name="ro1">
          <table:table-cell office:value-type="string">
            <text:p>Alloy Leggings</text:p>
          </table:table-cell>
          <table:table-cell office:value-type="string">
            <text:p>Cuiss. en alliage</text:p>
          </table:table-cell>
        </table:table-row>
        <table:table-row table:style-name="ro1">
          <table:table-cell office:value-type="string">
            <text:p>Jaggi Greaves</text:p>
          </table:table-cell>
          <table:table-cell office:value-type="string">
            <text:p>Grèves Jaggi</text:p>
          </table:table-cell>
        </table:table-row>
        <table:table-row table:style-name="ro1">
          <table:table-cell office:value-type="string">
            <text:p>Jaggi Leggings</text:p>
          </table:table-cell>
          <table:table-cell office:value-type="string">
            <text:p>Cuissardes Jaggi</text:p>
          </table:table-cell>
        </table:table-row>
        <table:table-row table:style-name="ro1">
          <table:table-cell office:value-type="string">
            <text:p>Bnahabra Boots</text:p>
          </table:table-cell>
          <table:table-cell office:value-type="string">
            <text:p>Bottes Bnahabra</text:p>
          </table:table-cell>
        </table:table-row>
        <table:table-row table:style-name="ro1">
          <table:table-cell office:value-type="string">
            <text:p>Bnahabra Pants</text:p>
          </table:table-cell>
          <table:table-cell office:value-type="string">
            <text:p>Pantalon Bnahabra</text:p>
          </table:table-cell>
        </table:table-row>
        <table:table-row table:style-name="ro1">
          <table:table-cell office:value-type="string">
            <text:p>Rhenoplos Greaves</text:p>
          </table:table-cell>
          <table:table-cell office:value-type="string">
            <text:p>Grèves Rhenoplos</text:p>
          </table:table-cell>
        </table:table-row>
        <table:table-row table:style-name="ro1">
          <table:table-cell office:value-type="string">
            <text:p>Rhenoplos Leggings</text:p>
          </table:table-cell>
          <table:table-cell office:value-type="string">
            <text:p>Cuissardes Rhenoplos</text:p>
          </table:table-cell>
        </table:table-row>
        <table:table-row table:style-name="ro1">
          <table:table-cell office:value-type="string">
            <text:p>Qurupeco Greaves</text:p>
          </table:table-cell>
          <table:table-cell office:value-type="string">
            <text:p>Grèves Qurupeco</text:p>
          </table:table-cell>
        </table:table-row>
        <table:table-row table:style-name="ro1">
          <table:table-cell office:value-type="string">
            <text:p>Qurupeco Leggings</text:p>
          </table:table-cell>
          <table:table-cell office:value-type="string">
            <text:p>Cuissardes Qurupeco</text:p>
          </table:table-cell>
        </table:table-row>
        <table:table-row table:style-name="ro1">
          <table:table-cell office:value-type="string">
            <text:p>Ludroth Greaves</text:p>
          </table:table-cell>
          <table:table-cell office:value-type="string">
            <text:p>Grèves Ludroth</text:p>
          </table:table-cell>
        </table:table-row>
        <table:table-row table:style-name="ro1">
          <table:table-cell office:value-type="string">
            <text:p>Ludroth Leggings</text:p>
          </table:table-cell>
          <table:table-cell office:value-type="string">
            <text:p>Cuissardes Ludroth</text:p>
          </table:table-cell>
        </table:table-row>
        <table:table-row table:style-name="ro1">
          <table:table-cell office:value-type="string">
            <text:p>Baggi Greaves</text:p>
          </table:table-cell>
          <table:table-cell office:value-type="string">
            <text:p>Grèves Baggi</text:p>
          </table:table-cell>
        </table:table-row>
        <table:table-row table:style-name="ro1">
          <table:table-cell office:value-type="string">
            <text:p>Baggi Leggings</text:p>
          </table:table-cell>
          <table:table-cell office:value-type="string">
            <text:p>Cuissardes Baggi</text:p>
          </table:table-cell>
        </table:table-row>
        <table:table-row table:style-name="ro1">
          <table:table-cell office:value-type="string">
            <text:p>Barroth Greaves</text:p>
          </table:table-cell>
          <table:table-cell office:value-type="string">
            <text:p>Grèves Barroth</text:p>
          </table:table-cell>
        </table:table-row>
        <table:table-row table:style-name="ro1">
          <table:table-cell office:value-type="string">
            <text:p>Barroth Leggings</text:p>
          </table:table-cell>
          <table:table-cell office:value-type="string">
            <text:p>Cuissardes Barroth</text:p>
          </table:table-cell>
        </table:table-row>
        <table:table-row table:style-name="ro1">
          <table:table-cell office:value-type="string">
            <text:p>Gobul Greaves</text:p>
          </table:table-cell>
          <table:table-cell office:value-type="string">
            <text:p>Grèves Gobul</text:p>
          </table:table-cell>
        </table:table-row>
        <table:table-row table:style-name="ro1">
          <table:table-cell office:value-type="string">
            <text:p>Gobul Leggings</text:p>
          </table:table-cell>
          <table:table-cell office:value-type="string">
            <text:p>Cuissardes Gobul</text:p>
          </table:table-cell>
        </table:table-row>
        <table:table-row table:style-name="ro1">
          <table:table-cell office:value-type="string">
            <text:p>Ranger's Espadrilles</text:p>
          </table:table-cell>
          <table:table-cell office:value-type="string">
            <text:p>Espadrill. de ranger</text:p>
          </table:table-cell>
        </table:table-row>
        <table:table-row table:style-name="ro1">
          <table:table-cell office:value-type="string">
            <text:p>Archer's Espadrilles</text:p>
          </table:table-cell>
          <table:table-cell office:value-type="string">
            <text:p>Espadrill. d'archer</text:p>
          </table:table-cell>
        </table:table-row>
        <table:table-row table:style-name="ro1">
          <table:table-cell office:value-type="string">
            <text:p>Guild Bard Boots</text:p>
          </table:table-cell>
          <table:table-cell office:value-type="string">
            <text:p>Bottes de barde</text:p>
          </table:table-cell>
        </table:table-row>
        <table:table-row table:style-name="ro1">
          <table:table-cell office:value-type="string">
            <text:p>Guild Bard Gaiters</text:p>
          </table:table-cell>
          <table:table-cell office:value-type="string">
            <text:p>Guêtres de barde</text:p>
          </table:table-cell>
        </table:table-row>
        <table:table-row table:style-name="ro1">
          <table:table-cell office:value-type="string">
            <text:p>Scholar's Socks</text:p>
          </table:table-cell>
          <table:table-cell office:value-type="string">
            <text:p>Chaussettes de clerc</text:p>
          </table:table-cell>
        </table:table-row>
        <table:table-row table:style-name="ro1">
          <table:table-cell office:value-type="string">
            <text:p>Scholar's Sandals</text:p>
          </table:table-cell>
          <table:table-cell office:value-type="string">
            <text:p>Sandales de clerc</text:p>
          </table:table-cell>
        </table:table-row>
        <table:table-row table:style-name="ro1">
          <table:table-cell office:value-type="string">
            <text:p>Rathian Greaves</text:p>
          </table:table-cell>
          <table:table-cell office:value-type="string">
            <text:p>Grèves Rathian</text:p>
          </table:table-cell>
        </table:table-row>
        <table:table-row table:style-name="ro1">
          <table:table-cell office:value-type="string">
            <text:p>Rathian Leggings</text:p>
          </table:table-cell>
          <table:table-cell office:value-type="string">
            <text:p>Cuissardes Rathian </text:p>
          </table:table-cell>
        </table:table-row>
        <table:table-row table:style-name="ro1">
          <table:table-cell office:value-type="string">
            <text:p>Gigginox Greaves</text:p>
          </table:table-cell>
          <table:table-cell office:value-type="string">
            <text:p>Grèves Gigginox</text:p>
          </table:table-cell>
        </table:table-row>
        <table:table-row table:style-name="ro1">
          <table:table-cell office:value-type="string">
            <text:p>Gigginox Leggings</text:p>
          </table:table-cell>
          <table:table-cell office:value-type="string">
            <text:p>Cuissardes Gigginox</text:p>
          </table:table-cell>
        </table:table-row>
        <table:table-row table:style-name="ro1">
          <table:table-cell office:value-type="string">
            <text:p>Ingot Greaves</text:p>
          </table:table-cell>
          <table:table-cell office:value-type="string">
            <text:p>Grèves en lingot</text:p>
          </table:table-cell>
        </table:table-row>
        <table:table-row table:style-name="ro1">
          <table:table-cell office:value-type="string">
            <text:p>Ingot Leggings</text:p>
          </table:table-cell>
          <table:table-cell office:value-type="string">
            <text:p>Cuissardes en lingot</text:p>
          </table:table-cell>
        </table:table-row>
        <table:table-row table:style-name="ro1">
          <table:table-cell office:value-type="string">
            <text:p>Lagiacrus Greaves</text:p>
          </table:table-cell>
          <table:table-cell office:value-type="string">
            <text:p>Grèves Lagiacrus</text:p>
          </table:table-cell>
        </table:table-row>
        <table:table-row table:style-name="ro1">
          <table:table-cell office:value-type="string">
            <text:p>Lagiacrus Leggings</text:p>
          </table:table-cell>
          <table:table-cell office:value-type="string">
            <text:p>Cuissardes Lagiacrus</text:p>
          </table:table-cell>
        </table:table-row>
        <table:table-row table:style-name="ro1">
          <table:table-cell office:value-type="string">
            <text:p>Rathalos Greaves</text:p>
          </table:table-cell>
          <table:table-cell office:value-type="string">
            <text:p>Grèves Rathalos</text:p>
          </table:table-cell>
        </table:table-row>
        <table:table-row table:style-name="ro1">
          <table:table-cell office:value-type="string">
            <text:p>Rathalos Leggings</text:p>
          </table:table-cell>
          <table:table-cell office:value-type="string">
            <text:p>Cuissardes Rathalos</text:p>
          </table:table-cell>
        </table:table-row>
        <table:table-row table:style-name="ro1">
          <table:table-cell office:value-type="string">
            <text:p>Barioth Greaves</text:p>
          </table:table-cell>
          <table:table-cell office:value-type="string">
            <text:p>Grèves Barioth</text:p>
          </table:table-cell>
        </table:table-row>
        <table:table-row table:style-name="ro1">
          <table:table-cell office:value-type="string">
            <text:p>Barioth Leggings</text:p>
          </table:table-cell>
          <table:table-cell office:value-type="string">
            <text:p>Cuissardes Barioth</text:p>
          </table:table-cell>
        </table:table-row>
        <table:table-row table:style-name="ro1">
          <table:table-cell office:value-type="string">
            <text:p>Uragaan Greaves</text:p>
          </table:table-cell>
          <table:table-cell office:value-type="string">
            <text:p>Grèves Uragaan</text:p>
          </table:table-cell>
        </table:table-row>
        <table:table-row table:style-name="ro1">
          <table:table-cell office:value-type="string">
            <text:p>Uragaan Leggings</text:p>
          </table:table-cell>
          <table:table-cell office:value-type="string">
            <text:p>Cuissardes Uragaan</text:p>
          </table:table-cell>
        </table:table-row>
        <table:table-row table:style-name="ro1">
          <table:table-cell office:value-type="string">
            <text:p>Agnaktor Greaves</text:p>
          </table:table-cell>
          <table:table-cell office:value-type="string">
            <text:p>Grèves Agnaktor</text:p>
          </table:table-cell>
        </table:table-row>
        <table:table-row table:style-name="ro1">
          <table:table-cell office:value-type="string">
            <text:p>Agnaktor Leggings</text:p>
          </table:table-cell>
          <table:table-cell office:value-type="string">
            <text:p>Cuissardes Agnaktor</text:p>
          </table:table-cell>
        </table:table-row>
        <table:table-row table:style-name="ro1">
          <table:table-cell office:value-type="string">
            <text:p>Helios Greaves</text:p>
          </table:table-cell>
          <table:table-cell office:value-type="string">
            <text:p>Grèves Helios</text:p>
          </table:table-cell>
        </table:table-row>
        <table:table-row table:style-name="ro1">
          <table:table-cell office:value-type="string">
            <text:p>Helios Leggings</text:p>
          </table:table-cell>
          <table:table-cell office:value-type="string">
            <text:p>Cuissardes Helios</text:p>
          </table:table-cell>
        </table:table-row>
        <table:table-row table:style-name="ro1">
          <table:table-cell office:value-type="string">
            <text:p>Selene Greaves</text:p>
          </table:table-cell>
          <table:table-cell office:value-type="string">
            <text:p>Grèves Selene</text:p>
          </table:table-cell>
        </table:table-row>
        <table:table-row table:style-name="ro1">
          <table:table-cell office:value-type="string">
            <text:p>Selene Leggings</text:p>
          </table:table-cell>
          <table:table-cell office:value-type="string">
            <text:p>Cuissardes Selene</text:p>
          </table:table-cell>
        </table:table-row>
        <table:table-row table:style-name="ro1">
          <table:table-cell office:value-type="string">
            <text:p>Yamato Gusoku</text:p>
          </table:table-cell>
          <table:table-cell office:value-type="string">
            <text:p>Yamato Gusoku</text:p>
          </table:table-cell>
        </table:table-row>
        <table:table-row table:style-name="ro1">
          <table:table-cell office:value-type="string">
            <text:p>Mutsu Gusoku</text:p>
          </table:table-cell>
          <table:table-cell office:value-type="string">
            <text:p>Mutsu Gusoku</text:p>
          </table:table-cell>
        </table:table-row>
        <table:table-row table:style-name="ro1">
          <table:table-cell office:value-type="string">
            <text:p>Hinata Hakama</text:p>
          </table:table-cell>
          <table:table-cell office:value-type="string">
            <text:p>Hinata Hakama</text:p>
          </table:table-cell>
        </table:table-row>
        <table:table-row table:style-name="ro1">
          <table:table-cell office:value-type="string">
            <text:p>Amagi Hakama</text:p>
          </table:table-cell>
          <table:table-cell office:value-type="string">
            <text:p>Amagi Hakama</text:p>
          </table:table-cell>
        </table:table-row>
        <table:table-row table:style-name="ro1">
          <table:table-cell office:value-type="string">
            <text:p>Leather Greaves+</text:p>
          </table:table-cell>
          <table:table-cell office:value-type="string">
            <text:p>Grèves en cuir +</text:p>
          </table:table-cell>
        </table:table-row>
        <table:table-row table:style-name="ro1">
          <table:table-cell office:value-type="string">
            <text:p>Leather Leggings+</text:p>
          </table:table-cell>
          <table:table-cell office:value-type="string">
            <text:p>Leggins en cuir +</text:p>
          </table:table-cell>
        </table:table-row>
        <table:table-row table:style-name="ro2">
          <table:table-cell office:value-type="string">
            <text:p>Piscine Leggings+</text:p>
          </table:table-cell>
          <table:table-cell office:value-type="string">
            <text:p>Leggins de nageur +</text:p>
          </table:table-cell>
        </table:table-row>
        <table:table-row table:style-name="ro1">
          <table:table-cell office:value-type="string">
            <text:p>Piscine Pants+</text:p>
          </table:table-cell>
          <table:table-cell office:value-type="string">
            <text:p>Pantalon de nageur +</text:p>
          </table:table-cell>
        </table:table-row>
        <table:table-row table:style-name="ro1">
          <table:table-cell office:value-type="string">
            <text:p>Chainmail Greaves+</text:p>
          </table:table-cell>
          <table:table-cell office:value-type="string">
            <text:p>Grèves en maille +</text:p>
          </table:table-cell>
        </table:table-row>
        <table:table-row table:style-name="ro1">
          <table:table-cell office:value-type="string">
            <text:p>Chainmail Leggings+</text:p>
          </table:table-cell>
          <table:table-cell office:value-type="string">
            <text:p>Leggins en maille +</text:p>
          </table:table-cell>
        </table:table-row>
        <table:table-row table:style-name="ro1">
          <table:table-cell office:value-type="string">
            <text:p>Loc Lac Boots+</text:p>
          </table:table-cell>
          <table:table-cell office:value-type="string">
            <text:p>Bottes de Loc Lac +</text:p>
          </table:table-cell>
        </table:table-row>
        <table:table-row table:style-name="ro1">
          <table:table-cell office:value-type="string">
            <text:p>Loc Lac Gaiters+</text:p>
          </table:table-cell>
          <table:table-cell office:value-type="string">
            <text:p>Guêtres de Loc Lac +</text:p>
          </table:table-cell>
        </table:table-row>
        <table:table-row table:style-name="ro1">
          <table:table-cell office:value-type="string">
            <text:p>Hunter's Greaves+</text:p>
          </table:table-cell>
          <table:table-cell office:value-type="string">
            <text:p>Grèves de chasseur +</text:p>
          </table:table-cell>
        </table:table-row>
        <table:table-row table:style-name="ro1">
          <table:table-cell office:value-type="string">
            <text:p>Hunter's Leggings+</text:p>
          </table:table-cell>
          <table:table-cell office:value-type="string">
            <text:p>Leggins de chasseur+</text:p>
          </table:table-cell>
        </table:table-row>
        <table:table-row table:style-name="ro1">
          <table:table-cell office:value-type="string">
            <text:p>Bone Greaves+</text:p>
          </table:table-cell>
          <table:table-cell office:value-type="string">
            <text:p>Grèves d'os +</text:p>
          </table:table-cell>
        </table:table-row>
        <table:table-row table:style-name="ro1">
          <table:table-cell office:value-type="string">
            <text:p>Bone Leggings+</text:p>
          </table:table-cell>
          <table:table-cell office:value-type="string">
            <text:p>Leggins d'os +</text:p>
          </table:table-cell>
        </table:table-row>
        <table:table-row table:style-name="ro1">
          <table:table-cell office:value-type="string">
            <text:p>Alloy Greaves+</text:p>
          </table:table-cell>
          <table:table-cell office:value-type="string">
            <text:p>Grèves en alliage +</text:p>
          </table:table-cell>
        </table:table-row>
        <table:table-row table:style-name="ro1">
          <table:table-cell office:value-type="string">
            <text:p>Alloy Leggings+</text:p>
          </table:table-cell>
          <table:table-cell office:value-type="string">
            <text:p>Leggins en alliage +</text:p>
          </table:table-cell>
        </table:table-row>
        <table:table-row table:style-name="ro1">
          <table:table-cell office:value-type="string">
            <text:p>Jaggi Greaves+</text:p>
          </table:table-cell>
          <table:table-cell office:value-type="string">
            <text:p>Grèves Jaggi +</text:p>
          </table:table-cell>
        </table:table-row>
        <table:table-row table:style-name="ro1">
          <table:table-cell office:value-type="string">
            <text:p>Jaggi Leggings+</text:p>
          </table:table-cell>
          <table:table-cell office:value-type="string">
            <text:p>Leggins Jaggi +</text:p>
          </table:table-cell>
        </table:table-row>
        <table:table-row table:style-name="ro1">
          <table:table-cell office:value-type="string">
            <text:p>Bnahabra Greaves+</text:p>
          </table:table-cell>
          <table:table-cell office:value-type="string">
            <text:p>Grèves Bnahabra +</text:p>
          </table:table-cell>
        </table:table-row>
        <table:table-row table:style-name="ro1">
          <table:table-cell office:value-type="string">
            <text:p>Bnahabra Leggings+</text:p>
          </table:table-cell>
          <table:table-cell office:value-type="string">
            <text:p>Leggins Bnahabra +</text:p>
          </table:table-cell>
        </table:table-row>
        <table:table-row table:style-name="ro1">
          <table:table-cell office:value-type="string">
            <text:p>Rhenoplos Greaves+</text:p>
          </table:table-cell>
          <table:table-cell office:value-type="string">
            <text:p>Grèves Rhenoplos +</text:p>
          </table:table-cell>
        </table:table-row>
        <table:table-row table:style-name="ro1">
          <table:table-cell office:value-type="string">
            <text:p>Rhenoplos Leggings+</text:p>
          </table:table-cell>
          <table:table-cell office:value-type="string">
            <text:p>Leggins Rhenoplos +</text:p>
          </table:table-cell>
        </table:table-row>
        <table:table-row table:style-name="ro1">
          <table:table-cell office:value-type="string">
            <text:p>Qurupeco Greaves+</text:p>
          </table:table-cell>
          <table:table-cell office:value-type="string">
            <text:p>Grèves Qurupeco +</text:p>
          </table:table-cell>
        </table:table-row>
        <table:table-row table:style-name="ro1">
          <table:table-cell office:value-type="string">
            <text:p>Qurupeco Leggings+</text:p>
          </table:table-cell>
          <table:table-cell office:value-type="string">
            <text:p>Leggins Qurupeco +</text:p>
          </table:table-cell>
        </table:table-row>
        <table:table-row table:style-name="ro1">
          <table:table-cell office:value-type="string">
            <text:p>Ludroth Greaves+</text:p>
          </table:table-cell>
          <table:table-cell office:value-type="string">
            <text:p>Grèves Ludroth +</text:p>
          </table:table-cell>
        </table:table-row>
        <table:table-row table:style-name="ro1">
          <table:table-cell office:value-type="string">
            <text:p>Ludroth Leggings+</text:p>
          </table:table-cell>
          <table:table-cell office:value-type="string">
            <text:p>Leggins Ludroth +</text:p>
          </table:table-cell>
        </table:table-row>
        <table:table-row table:style-name="ro1">
          <table:table-cell office:value-type="string">
            <text:p>Baggi Greaves+</text:p>
          </table:table-cell>
          <table:table-cell office:value-type="string">
            <text:p>Grèves Baggi +</text:p>
          </table:table-cell>
        </table:table-row>
        <table:table-row table:style-name="ro1">
          <table:table-cell office:value-type="string">
            <text:p>Baggi Leggings+</text:p>
          </table:table-cell>
          <table:table-cell office:value-type="string">
            <text:p>Leggins Baggi +</text:p>
          </table:table-cell>
        </table:table-row>
        <table:table-row table:style-name="ro1">
          <table:table-cell office:value-type="string">
            <text:p>Barroth Greaves+</text:p>
          </table:table-cell>
          <table:table-cell office:value-type="string">
            <text:p>Grèves Barroth +</text:p>
          </table:table-cell>
        </table:table-row>
        <table:table-row table:style-name="ro1">
          <table:table-cell office:value-type="string">
            <text:p>Barroth Leggings+</text:p>
          </table:table-cell>
          <table:table-cell office:value-type="string">
            <text:p>Leggins Barroth +</text:p>
          </table:table-cell>
        </table:table-row>
        <table:table-row table:style-name="ro1">
          <table:table-cell office:value-type="string">
            <text:p>Gobul Greaves+</text:p>
          </table:table-cell>
          <table:table-cell office:value-type="string">
            <text:p>Grèves Gobul +</text:p>
          </table:table-cell>
        </table:table-row>
        <table:table-row table:style-name="ro1">
          <table:table-cell office:value-type="string">
            <text:p>Gobul Leggings+</text:p>
          </table:table-cell>
          <table:table-cell office:value-type="string">
            <text:p>Leggins Gobul +</text:p>
          </table:table-cell>
        </table:table-row>
        <table:table-row table:style-name="ro1">
          <table:table-cell office:value-type="string">
            <text:p>Guild Bard Boots+</text:p>
          </table:table-cell>
          <table:table-cell office:value-type="string">
            <text:p>Bottes de barde +</text:p>
          </table:table-cell>
        </table:table-row>
        <table:table-row table:style-name="ro1">
          <table:table-cell office:value-type="string">
            <text:p>Guild Bard Gaiters+</text:p>
          </table:table-cell>
          <table:table-cell office:value-type="string">
            <text:p>Guêtres de barde +</text:p>
          </table:table-cell>
        </table:table-row>
        <table:table-row table:style-name="ro1">
          <table:table-cell office:value-type="string">
            <text:p>Scholar's Socks+</text:p>
          </table:table-cell>
          <table:table-cell office:value-type="string">
            <text:p>Chausset. de clerc +</text:p>
          </table:table-cell>
        </table:table-row>
        <table:table-row table:style-name="ro1">
          <table:table-cell office:value-type="string">
            <text:p>Scholar's Sandals+</text:p>
          </table:table-cell>
          <table:table-cell office:value-type="string">
            <text:p>Sandales de clerc +</text:p>
          </table:table-cell>
        </table:table-row>
        <table:table-row table:style-name="ro1">
          <table:table-cell office:value-type="string">
            <text:p>Rathian Greaves+</text:p>
          </table:table-cell>
          <table:table-cell office:value-type="string">
            <text:p>Grèves Rathian +</text:p>
          </table:table-cell>
        </table:table-row>
        <table:table-row table:style-name="ro1">
          <table:table-cell office:value-type="string">
            <text:p>Rathian Leggings+</text:p>
          </table:table-cell>
          <table:table-cell office:value-type="string">
            <text:p>Leggins Rathian <text:s/>+</text:p>
          </table:table-cell>
        </table:table-row>
        <table:table-row table:style-name="ro1">
          <table:table-cell office:value-type="string">
            <text:p>Gigginox Greaves+</text:p>
          </table:table-cell>
          <table:table-cell office:value-type="string">
            <text:p>Grèves Gigginox +</text:p>
          </table:table-cell>
        </table:table-row>
        <table:table-row table:style-name="ro1">
          <table:table-cell office:value-type="string">
            <text:p>Gigginox Leggings+</text:p>
          </table:table-cell>
          <table:table-cell office:value-type="string">
            <text:p>Leggins Gigginox +</text:p>
          </table:table-cell>
        </table:table-row>
        <table:table-row table:style-name="ro1">
          <table:table-cell office:value-type="string">
            <text:p>Ingot Greaves+</text:p>
          </table:table-cell>
          <table:table-cell office:value-type="string">
            <text:p>Grèves en lingot +</text:p>
          </table:table-cell>
        </table:table-row>
        <table:table-row table:style-name="ro1">
          <table:table-cell office:value-type="string">
            <text:p>Ingot Leggings+</text:p>
          </table:table-cell>
          <table:table-cell office:value-type="string">
            <text:p>Leggins en lingot +</text:p>
          </table:table-cell>
        </table:table-row>
        <table:table-row table:style-name="ro1">
          <table:table-cell office:value-type="string">
            <text:p>Dober Greaves</text:p>
          </table:table-cell>
          <table:table-cell office:value-type="string">
            <text:p>Grèves Dober</text:p>
          </table:table-cell>
        </table:table-row>
        <table:table-row table:style-name="ro1">
          <table:table-cell office:value-type="string">
            <text:p>Dober Leggings</text:p>
          </table:table-cell>
          <table:table-cell office:value-type="string">
            <text:p>Cuissardes Dober</text:p>
          </table:table-cell>
        </table:table-row>
        <table:table-row table:style-name="ro1">
          <table:table-cell office:value-type="string">
            <text:p>Lagiacrus Greaves+</text:p>
          </table:table-cell>
          <table:table-cell office:value-type="string">
            <text:p>Grèves Lagiacrus +</text:p>
          </table:table-cell>
        </table:table-row>
        <table:table-row table:style-name="ro1">
          <table:table-cell office:value-type="string">
            <text:p>Lagiacrus Leggings+</text:p>
          </table:table-cell>
          <table:table-cell office:value-type="string">
            <text:p>Leggins Lagiacrus +</text:p>
          </table:table-cell>
        </table:table-row>
        <table:table-row table:style-name="ro1">
          <table:table-cell office:value-type="string">
            <text:p>Rathalos Greaves+</text:p>
          </table:table-cell>
          <table:table-cell office:value-type="string">
            <text:p>Grèves Rathalos +</text:p>
          </table:table-cell>
        </table:table-row>
        <table:table-row table:style-name="ro1">
          <table:table-cell office:value-type="string">
            <text:p>Rathalos Leggings+</text:p>
          </table:table-cell>
          <table:table-cell office:value-type="string">
            <text:p>Leggins Rathalos +</text:p>
          </table:table-cell>
        </table:table-row>
        <table:table-row table:style-name="ro1">
          <table:table-cell office:value-type="string">
            <text:p>Barioth Greaves+</text:p>
          </table:table-cell>
          <table:table-cell office:value-type="string">
            <text:p>Grèves Barioth +</text:p>
          </table:table-cell>
        </table:table-row>
        <table:table-row table:style-name="ro1">
          <table:table-cell office:value-type="string">
            <text:p>Barioth Leggings+</text:p>
          </table:table-cell>
          <table:table-cell office:value-type="string">
            <text:p>Leggins Barioth +</text:p>
          </table:table-cell>
        </table:table-row>
        <table:table-row table:style-name="ro1">
          <table:table-cell office:value-type="string">
            <text:p>Uragaan Greaves+</text:p>
          </table:table-cell>
          <table:table-cell office:value-type="string">
            <text:p>Grèves Uragaan +</text:p>
          </table:table-cell>
        </table:table-row>
        <table:table-row table:style-name="ro1">
          <table:table-cell office:value-type="string">
            <text:p>Uragaan Leggings+</text:p>
          </table:table-cell>
          <table:table-cell office:value-type="string">
            <text:p>Leggins Uragaan +</text:p>
          </table:table-cell>
        </table:table-row>
        <table:table-row table:style-name="ro1">
          <table:table-cell office:value-type="string">
            <text:p>Agnaktor Greaves+</text:p>
          </table:table-cell>
          <table:table-cell office:value-type="string">
            <text:p>Grèves Agnaktor +</text:p>
          </table:table-cell>
        </table:table-row>
        <table:table-row table:style-name="ro1">
          <table:table-cell office:value-type="string">
            <text:p>Agnaktor Leggings+</text:p>
          </table:table-cell>
          <table:table-cell office:value-type="string">
            <text:p>Leggins Agnkator +</text:p>
          </table:table-cell>
        </table:table-row>
        <table:table-row table:style-name="ro1">
          <table:table-cell office:value-type="string">
            <text:p>Vangis Greaves</text:p>
          </table:table-cell>
          <table:table-cell office:value-type="string">
            <text:p>Grèves Vangis</text:p>
          </table:table-cell>
        </table:table-row>
        <table:table-row table:style-name="ro1">
          <table:table-cell office:value-type="string">
            <text:p>Vangis Leggings</text:p>
          </table:table-cell>
          <table:table-cell office:value-type="string">
            <text:p>Cuissardes Vangis</text:p>
          </table:table-cell>
        </table:table-row>
        <table:table-row table:style-name="ro1">
          <table:table-cell office:value-type="string">
            <text:p>Damascus Greaves</text:p>
          </table:table-cell>
          <table:table-cell office:value-type="string">
            <text:p>Grèves Damascus</text:p>
          </table:table-cell>
        </table:table-row>
        <table:table-row table:style-name="ro1">
          <table:table-cell office:value-type="string">
            <text:p>Damascus Leggings</text:p>
          </table:table-cell>
          <table:table-cell office:value-type="string">
            <text:p>Cuissardes Damascus</text:p>
          </table:table-cell>
        </table:table-row>
        <table:table-row table:style-name="ro1">
          <table:table-cell office:value-type="string">
            <text:p>Helios Greaves+</text:p>
          </table:table-cell>
          <table:table-cell office:value-type="string">
            <text:p>Grèves Helios +</text:p>
          </table:table-cell>
        </table:table-row>
        <table:table-row table:style-name="ro1">
          <table:table-cell office:value-type="string">
            <text:p>Helios Leggings+</text:p>
          </table:table-cell>
          <table:table-cell office:value-type="string">
            <text:p>Leggins Helios +</text:p>
          </table:table-cell>
        </table:table-row>
        <table:table-row table:style-name="ro1">
          <table:table-cell office:value-type="string">
            <text:p>Selene Greaves+</text:p>
          </table:table-cell>
          <table:table-cell office:value-type="string">
            <text:p>Grèves Selene +</text:p>
          </table:table-cell>
        </table:table-row>
        <table:table-row table:style-name="ro1">
          <table:table-cell office:value-type="string">
            <text:p>Selene Leggings+</text:p>
          </table:table-cell>
          <table:table-cell office:value-type="string">
            <text:p>Leggins Selene +</text:p>
          </table:table-cell>
        </table:table-row>
        <table:table-row table:style-name="ro1">
          <table:table-cell office:value-type="string">
            <text:p>Yamato Gusoku+</text:p>
          </table:table-cell>
          <table:table-cell office:value-type="string">
            <text:p>Yamato Gusoku +</text:p>
          </table:table-cell>
        </table:table-row>
        <table:table-row table:style-name="ro1">
          <table:table-cell office:value-type="string">
            <text:p>Mutsu Gusoku+</text:p>
          </table:table-cell>
          <table:table-cell office:value-type="string">
            <text:p>Mutsu Gusoku +</text:p>
          </table:table-cell>
        </table:table-row>
        <table:table-row table:style-name="ro1">
          <table:table-cell office:value-type="string">
            <text:p>Hinata Hakama+</text:p>
          </table:table-cell>
          <table:table-cell office:value-type="string">
            <text:p>Hinata Hakama +</text:p>
          </table:table-cell>
        </table:table-row>
        <table:table-row table:style-name="ro1">
          <table:table-cell office:value-type="string">
            <text:p>Amagi Hakama+</text:p>
          </table:table-cell>
          <table:table-cell office:value-type="string">
            <text:p>Amagi Hakama +</text:p>
          </table:table-cell>
        </table:table-row>
        <table:table-row table:style-name="ro1">
          <table:table-cell office:value-type="string">
            <text:p>Escadora Scale</text:p>
          </table:table-cell>
          <table:table-cell office:value-type="string">
            <text:p>Escadora Scale</text:p>
          </table:table-cell>
        </table:table-row>
        <table:table-row table:style-name="ro1">
          <table:table-cell office:value-type="string">
            <text:p>Escadora Scala</text:p>
          </table:table-cell>
          <table:table-cell office:value-type="string">
            <text:p>Écaille Escadora</text:p>
          </table:table-cell>
        </table:table-row>
        <table:table-row table:style-name="ro1">
          <table:table-cell office:value-type="string">
            <text:p>Chakra Anklet</text:p>
          </table:table-cell>
          <table:table-cell office:value-type="string">
            <text:p>Cheville Chakra</text:p>
          </table:table-cell>
        </table:table-row>
        <table:table-row table:style-name="ro1">
          <table:table-cell office:value-type="string">
            <text:p>Black Leather Pants</text:p>
          </table:table-cell>
          <table:table-cell office:value-type="string">
            <text:p>Pantalon cuir noir</text:p>
          </table:table-cell>
        </table:table-row>
        <table:table-row table:style-name="ro2" table:number-rows-repeated="1048451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Tal (06 __ XX)" table:style-name="ta1"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>
            <text:p>Pawn Talisman</text:p>
          </table:table-cell>
          <table:table-cell office:value-type="string">
            <text:p>Talisman pion</text:p>
          </table:table-cell>
        </table:table-row>
        <table:table-row table:style-name="ro2">
          <table:table-cell office:value-type="string">
            <text:p>Bishop Talisman</text:p>
          </table:table-cell>
          <table:table-cell office:value-type="string">
            <text:p>Talisman fou</text:p>
          </table:table-cell>
        </table:table-row>
        <table:table-row table:style-name="ro1">
          <table:table-cell office:value-type="string">
            <text:p>Knight Talisman</text:p>
          </table:table-cell>
          <table:table-cell office:value-type="string">
            <text:p>Talisman cavalier</text:p>
          </table:table-cell>
        </table:table-row>
        <table:table-row table:style-name="ro1">
          <table:table-cell office:value-type="string">
            <text:p>Rook Talisman</text:p>
          </table:table-cell>
          <table:table-cell office:value-type="string">
            <text:p>Talisman tour</text:p>
          </table:table-cell>
        </table:table-row>
        <table:table-row table:style-name="ro1">
          <table:table-cell office:value-type="string">
            <text:p>Queen Talisman</text:p>
          </table:table-cell>
          <table:table-cell office:value-type="string">
            <text:p>Talisman reine</text:p>
          </table:table-cell>
        </table:table-row>
        <table:table-row table:style-name="ro2">
          <table:table-cell office:value-type="string">
            <text:p>King Talisman</text:p>
          </table:table-cell>
          <table:table-cell office:value-type="string">
            <text:p>Talisman roi</text:p>
          </table:table-cell>
        </table:table-row>
        <table:table-row table:style-name="ro2">
          <table:table-cell office:value-type="string">
            <text:p>Dragon Talisman</text:p>
          </table:table-cell>
          <table:table-cell office:value-type="string">
            <text:p>Talisman dragon</text:p>
          </table:table-cell>
        </table:table-row>
        <table:table-row table:style-name="ro2" table:number-rows-repeated="104856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GS (07 __ XX)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Iron Sword</text:p>
          </table:table-cell>
          <table:table-cell office:value-type="string">
            <text:p>Épée de fer</text:p>
          </table:table-cell>
        </table:table-row>
        <table:table-row table:style-name="ro1">
          <table:table-cell office:value-type="string">
            <text:p>Iron Sword+</text:p>
          </table:table-cell>
          <table:table-cell office:value-type="string">
            <text:p>Épée de fer +</text:p>
          </table:table-cell>
        </table:table-row>
        <table:table-row table:style-name="ro1">
          <table:table-cell office:value-type="string">
            <text:p>Buster Sword</text:p>
          </table:table-cell>
          <table:table-cell office:value-type="string">
            <text:p>Épée découpeuse</text:p>
          </table:table-cell>
        </table:table-row>
        <table:table-row table:style-name="ro1">
          <table:table-cell office:value-type="string">
            <text:p>Buster Sword+</text:p>
          </table:table-cell>
          <table:table-cell office:value-type="string">
            <text:p>Épée découpeuse +</text:p>
          </table:table-cell>
        </table:table-row>
        <table:table-row table:style-name="ro1">
          <table:table-cell office:value-type="string">
            <text:p>Buster Blade</text:p>
          </table:table-cell>
          <table:table-cell office:value-type="string">
            <text:p>Lame découpeuse</text:p>
          </table:table-cell>
        </table:table-row>
        <table:table-row table:style-name="ro1">
          <table:table-cell office:value-type="string">
            <text:p>Ravager Blade</text:p>
          </table:table-cell>
          <table:table-cell office:value-type="string">
            <text:p>Lame ravageuse</text:p>
          </table:table-cell>
        </table:table-row>
        <table:table-row table:style-name="ro1">
          <table:table-cell office:value-type="string">
            <text:p>Ravager Blade+</text:p>
          </table:table-cell>
          <table:table-cell office:value-type="string">
            <text:p>Lame ravageuse +</text:p>
          </table:table-cell>
        </table:table-row>
        <table:table-row table:style-name="ro1">
          <table:table-cell office:value-type="string">
            <text:p>Lacerator Blade</text:p>
          </table:table-cell>
          <table:table-cell office:value-type="string">
            <text:p>Lame Lacerator</text:p>
          </table:table-cell>
        </table:table-row>
        <table:table-row table:style-name="ro1">
          <table:table-cell office:value-type="string">
            <text:p>Mutilator Blade</text:p>
          </table:table-cell>
          <table:table-cell office:value-type="string">
            <text:p>Lame Mutilator</text:p>
          </table:table-cell>
        </table:table-row>
        <table:table-row table:style-name="ro1">
          <table:table-cell office:value-type="string">
            <text:p>Brazenwall</text:p>
          </table:table-cell>
          <table:table-cell office:value-type="string">
            <text:p>Lame d'airain</text:p>
          </table:table-cell>
        </table:table-row>
        <table:table-row table:style-name="ro1">
          <table:table-cell office:value-type="string">
            <text:p>Crimsonwall</text:p>
          </table:table-cell>
          <table:table-cell office:value-type="string">
            <text:p>Mur pourpre</text:p>
          </table:table-cell>
        </table:table-row>
        <table:table-row table:style-name="ro1">
          <table:table-cell office:value-type="string">
            <text:p>Rugged Great Sword</text:p>
          </table:table-cell>
          <table:table-cell office:value-type="string">
            <text:p>Grande épée sauvage</text:p>
          </table:table-cell>
        </table:table-row>
        <table:table-row table:style-name="ro1">
          <table:table-cell office:value-type="string">
            <text:p>Chieftain's Grt Swd</text:p>
          </table:table-cell>
          <table:table-cell office:value-type="string">
            <text:p>Grande épée de chef</text:p>
          </table:table-cell>
        </table:table-row>
        <table:table-row table:style-name="ro1">
          <table:table-cell office:value-type="string">
            <text:p>High Chief's Grt Swd</text:p>
          </table:table-cell>
          <table:table-cell office:value-type="string">
            <text:p>Grande épée grd chef</text:p>
          </table:table-cell>
        </table:table-row>
        <table:table-row table:style-name="ro1">
          <table:table-cell office:value-type="string">
            <text:p>Carapace Sword</text:p>
          </table:table-cell>
          <table:table-cell office:value-type="string">
            <text:p>Épée carapace</text:p>
          </table:table-cell>
        </table:table-row>
        <table:table-row table:style-name="ro1">
          <table:table-cell office:value-type="string">
            <text:p>Carapace Blade</text:p>
          </table:table-cell>
          <table:table-cell office:value-type="string">
            <text:p>Lame carapace</text:p>
          </table:table-cell>
        </table:table-row>
        <table:table-row table:style-name="ro1">
          <table:table-cell office:value-type="string">
            <text:p>Barroth Wedge</text:p>
          </table:table-cell>
          <table:table-cell office:value-type="string">
            <text:p>Éclat Barroth</text:p>
          </table:table-cell>
        </table:table-row>
        <table:table-row table:style-name="ro1">
          <table:table-cell office:value-type="string">
            <text:p>Barroth Smasher</text:p>
          </table:table-cell>
          <table:table-cell office:value-type="string">
            <text:p>Écraseur Barroth</text:p>
          </table:table-cell>
        </table:table-row>
        <table:table-row table:style-name="ro1">
          <table:table-cell office:value-type="string">
            <text:p>Lagiacrus Blade</text:p>
          </table:table-cell>
          <table:table-cell office:value-type="string">
            <text:p>Lame Lagiacrus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Lagia Lightning (R)</text:p>
          </table:table-cell>
          <table:table-cell office:value-type="string">
            <text:p>Éclair Lagia (R)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Lagia Lightning (Y)</text:p>
          </table:table-cell>
          <table:table-cell office:value-type="string">
            <text:p>Éclair Lagia (J)</text:p>
          </table:table-cell>
        </table:table-row>
        <table:table-row table:style-name="ro1">
          <table:table-cell office:value-type="string">
            <text:p>Lagia Bluebolt (P)</text:p>
          </table:table-cell>
          <table:table-cell office:value-type="string">
            <text:p>Tonnerre Lagia (P)</text:p>
          </table:table-cell>
        </table:table-row>
        <table:table-row table:style-name="ro1">
          <table:table-cell office:value-type="string">
            <text:p>Lagia Bluebolt (G)</text:p>
          </table:table-cell>
          <table:table-cell office:value-type="string">
            <text:p>Tonnerre Lagia (V)</text:p>
          </table:table-cell>
        </table:table-row>
        <table:table-row table:style-name="ro1">
          <table:table-cell office:value-type="string">
            <text:p>High Lagia Blade</text:p>
          </table:table-cell>
          <table:table-cell office:value-type="string">
            <text:p>Grande lame Lagia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Lagia Wildfire (P)</text:p>
          </table:table-cell>
          <table:table-cell office:value-type="string">
            <text:p>Feu Lagia (P)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Ludroth Bone Sword</text:p>
          </table:table-cell>
          <table:table-cell office:value-type="string">
            <text:p>Épée en os Ludroth</text:p>
          </table:table-cell>
        </table:table-row>
        <table:table-row table:style-name="ro1">
          <table:table-cell office:value-type="string">
            <text:p>Ludroth Bone Sword+</text:p>
          </table:table-cell>
          <table:table-cell office:value-type="string">
            <text:p>Épée en os Ludroth +</text:p>
          </table:table-cell>
        </table:table-row>
        <table:table-row table:style-name="ro1">
          <table:table-cell office:value-type="string">
            <text:p>Cataclysm Sword</text:p>
          </table:table-cell>
          <table:table-cell office:value-type="string">
            <text:p>Épée cataclysme</text:p>
          </table:table-cell>
        </table:table-row>
        <table:table-row table:style-name="ro1">
          <table:table-cell office:value-type="string">
            <text:p>Cataclysm Blade</text:p>
          </table:table-cell>
          <table:table-cell office:value-type="string">
            <text:p>Lame cataclysme</text:p>
          </table:table-cell>
        </table:table-row>
        <table:table-row table:style-name="ro1">
          <table:table-cell office:value-type="string">
            <text:p>Viking Hornsword</text:p>
          </table:table-cell>
          <table:table-cell office:value-type="string">
            <text:p>Épée en corne Viking</text:p>
          </table:table-cell>
        </table:table-row>
        <table:table-row table:style-name="ro1">
          <table:table-cell office:value-type="string">
            <text:p>Ancharius Sword</text:p>
          </table:table-cell>
          <table:table-cell office:value-type="string">
            <text:p>Épée Ancharius</text:p>
          </table:table-cell>
        </table:table-row>
        <table:table-row table:style-name="ro1">
          <table:table-cell office:value-type="string">
            <text:p>Red Wing</text:p>
          </table:table-cell>
          <table:table-cell office:value-type="string">
            <text:p>Aile rouge</text:p>
          </table:table-cell>
        </table:table-row>
        <table:table-row table:style-name="ro1">
          <table:table-cell office:value-type="string">
            <text:p>Rathalos Firesword</text:p>
          </table:table-cell>
          <table:table-cell office:value-type="string">
            <text:p>Épée de feu Rathalos</text:p>
          </table:table-cell>
        </table:table-row>
        <table:table-row table:style-name="ro1">
          <table:table-cell office:value-type="string">
            <text:p>Rathalos Flamesword</text:p>
          </table:table-cell>
          <table:table-cell office:value-type="string">
            <text:p>Épée flamme Rathalos</text:p>
          </table:table-cell>
        </table:table-row>
        <table:table-row table:style-name="ro1">
          <table:table-cell office:value-type="string">
            <text:p>Bone Blade</text:p>
          </table:table-cell>
          <table:table-cell office:value-type="string">
            <text:p>Lame en os</text:p>
          </table:table-cell>
        </table:table-row>
        <table:table-row table:style-name="ro1">
          <table:table-cell office:value-type="string">
            <text:p>Bone Blade+</text:p>
          </table:table-cell>
          <table:table-cell office:value-type="string">
            <text:p>Lame en os +</text:p>
          </table:table-cell>
        </table:table-row>
        <table:table-row table:style-name="ro1">
          <table:table-cell office:value-type="string">
            <text:p>Jawblade</text:p>
          </table:table-cell>
          <table:table-cell office:value-type="string">
            <text:p>Lame mâchoire</text:p>
          </table:table-cell>
        </table:table-row>
        <table:table-row table:style-name="ro1">
          <table:table-cell office:value-type="string">
            <text:p>Giant Jawblade</text:p>
          </table:table-cell>
          <table:table-cell office:value-type="string">
            <text:p>Lame mâchoire géante</text:p>
          </table:table-cell>
        </table:table-row>
        <table:table-row table:style-name="ro1">
          <table:table-cell office:value-type="string">
            <text:p>Wyvern Jawblade</text:p>
          </table:table-cell>
          <table:table-cell office:value-type="string">
            <text:p>Lame mâchoire Wyvern</text:p>
          </table:table-cell>
        </table:table-row>
        <table:table-row table:style-name="ro1">
          <table:table-cell office:value-type="string">
            <text:p>Golem Blade</text:p>
          </table:table-cell>
          <table:table-cell office:value-type="string">
            <text:p>Lame Golem</text:p>
          </table:table-cell>
        </table:table-row>
        <table:table-row table:style-name="ro1">
          <table:table-cell office:value-type="string">
            <text:p>Golem Blade+</text:p>
          </table:table-cell>
          <table:table-cell office:value-type="string">
            <text:p>Lame Golem +</text:p>
          </table:table-cell>
        </table:table-row>
        <table:table-row table:style-name="ro1">
          <table:table-cell office:value-type="string">
            <text:p>Blade of Talos</text:p>
          </table:table-cell>
          <table:table-cell office:value-type="string">
            <text:p>Lame de Talos</text:p>
          </table:table-cell>
        </table:table-row>
        <table:table-row table:style-name="ro1">
          <table:table-cell office:value-type="string">
            <text:p>Valkyrie Blade</text:p>
          </table:table-cell>
          <table:table-cell office:value-type="string">
            <text:p>Lame Valkyrie</text:p>
          </table:table-cell>
        </table:table-row>
        <table:table-row table:style-name="ro1">
          <table:table-cell office:value-type="string">
            <text:p>Sieglinde</text:p>
          </table:table-cell>
          <table:table-cell office:value-type="string">
            <text:p>Sieglinde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Dread Ignition</text:p>
          </table:table-cell>
          <table:table-cell office:value-type="string">
            <text:p>Semeuse de terreur</text:p>
          </table:table-cell>
        </table:table-row>
        <table:table-row table:style-name="ro1">
          <table:table-cell office:value-type="string">
            <text:p>High Sieglinde (P)</text:p>
          </table:table-cell>
          <table:table-cell office:value-type="string">
            <text:p>Grand Sieglinde (P)</text:p>
          </table:table-cell>
        </table:table-row>
        <table:table-row table:style-name="ro1">
          <table:table-cell office:value-type="string">
            <text:p>High Sieglinde (G)</text:p>
          </table:table-cell>
          <table:table-cell office:value-type="string">
            <text:p>Grand Sieglinde (V)</text:p>
          </table:table-cell>
        </table:table-row>
        <table:table-row table:style-name="ro1">
          <table:table-cell office:value-type="string">
            <text:p>Siegmund</text:p>
          </table:table-cell>
          <table:table-cell office:value-type="string">
            <text:p>Siegmund</text:p>
          </table:table-cell>
        </table:table-row>
        <table:table-row table:style-name="ro1">
          <table:table-cell office:value-type="string">
            <text:p>High Siegmund</text:p>
          </table:table-cell>
          <table:table-cell office:value-type="string">
            <text:p>Grand Siegmund</text:p>
          </table:table-cell>
        </table:table-row>
        <table:table-row table:style-name="ro1">
          <table:table-cell office:value-type="string">
            <text:p>Quarrel Hornsword</text:p>
          </table:table-cell>
          <table:table-cell office:value-type="string">
            <text:p>Épée en corne colère</text:p>
          </table:table-cell>
        </table:table-row>
        <table:table-row table:style-name="ro1">
          <table:table-cell office:value-type="string">
            <text:p>Diablos Hornsword</text:p>
          </table:table-cell>
          <table:table-cell office:value-type="string">
            <text:p>Épée corne Diablos</text:p>
          </table:table-cell>
        </table:table-row>
        <table:table-row table:style-name="ro1">
          <table:table-cell office:value-type="string">
            <text:p>Rusted Great Sword</text:p>
          </table:table-cell>
          <table:table-cell office:value-type="string">
            <text:p>Grande épée rouillée</text:p>
          </table:table-cell>
        </table:table-row>
        <table:table-row table:style-name="ro1">
          <table:table-cell office:value-type="string">
            <text:p>Tarnished Great Swd</text:p>
          </table:table-cell>
          <table:table-cell office:value-type="string">
            <text:p>Grande épée ternie</text:p>
          </table:table-cell>
        </table:table-row>
        <table:table-row table:style-name="ro1">
          <table:table-cell office:value-type="string">
            <text:p>Ancient Blade</text:p>
          </table:table-cell>
          <table:table-cell office:value-type="string">
            <text:p>Lame antique</text:p>
          </table:table-cell>
        </table:table-row>
        <table:table-row table:style-name="ro1">
          <table:table-cell office:value-type="string">
            <text:p>Elder Monument</text:p>
          </table:table-cell>
          <table:table-cell office:value-type="string">
            <text:p>Monument antique</text:p>
          </table:table-cell>
        </table:table-row>
        <table:table-row table:style-name="ro1">
          <table:table-cell office:value-type="string">
            <text:p>Worn Great Sword</text:p>
          </table:table-cell>
          <table:table-cell office:value-type="string">
            <text:p>Grande épée usée</text:p>
          </table:table-cell>
        </table:table-row>
        <table:table-row table:style-name="ro1">
          <table:table-cell office:value-type="string">
            <text:p>Weathered Grt Sword</text:p>
          </table:table-cell>
          <table:table-cell office:value-type="string">
            <text:p>Grande épée effritée</text:p>
          </table:table-cell>
        </table:table-row>
        <table:table-row table:style-name="ro1">
          <table:table-cell office:value-type="string">
            <text:p>Epitaph Blade</text:p>
          </table:table-cell>
          <table:table-cell office:value-type="string">
            <text:p>Lame épitaphe</text:p>
          </table:table-cell>
        </table:table-row>
        <table:table-row table:style-name="ro1">
          <table:table-cell office:value-type="string">
            <text:p>Vulcanis</text:p>
          </table:table-cell>
          <table:table-cell office:value-type="string">
            <text:p>Vulcanis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Vulcanvil (R)</text:p>
          </table:table-cell>
          <table:table-cell office:value-type="string">
            <text:p>Vulcavil (R)</text:p>
          </table:table-cell>
        </table:table-row>
        <table:table-row table:style-name="ro1">
          <table:table-cell office:value-type="string">
            <text:p>Vulcanvil (B)</text:p>
          </table:table-cell>
          <table:table-cell office:value-type="string">
            <text:p>Vulcavil (B)</text:p>
          </table:table-cell>
        </table:table-row>
        <table:table-row table:style-name="ro1">
          <table:table-cell office:value-type="string">
            <text:p>Vulcanvil (Y)</text:p>
          </table:table-cell>
          <table:table-cell office:value-type="string">
            <text:p>Vulcavil (J)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Vulcamagnon (P)</text:p>
          </table:table-cell>
          <table:table-cell office:value-type="string">
            <text:p>Vulcamagnon (P)</text:p>
          </table:table-cell>
        </table:table-row>
        <table:table-row table:style-name="ro1">
          <table:table-cell office:value-type="string">
            <text:p>Vulcamagnon (G)</text:p>
          </table:table-cell>
          <table:table-cell office:value-type="string">
            <text:p>Vulcamagnon (V)</text:p>
          </table:table-cell>
        </table:table-row>
        <table:table-row table:style-name="ro1">
          <table:table-cell office:value-type="string">
            <text:p>Berserker Sword</text:p>
          </table:table-cell>
          <table:table-cell office:value-type="string">
            <text:p>Lame déchaînée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Anguish (P)</text:p>
          </table:table-cell>
          <table:table-cell office:value-type="string">
            <text:p>Supplice (P)</text:p>
          </table:table-cell>
        </table:table-row>
        <table:table-row table:style-name="ro1">
          <table:table-cell office:value-type="string">
            <text:p>Anguish (G)</text:p>
          </table:table-cell>
          <table:table-cell office:value-type="string">
            <text:p>Supplice (V)</text:p>
          </table:table-cell>
        </table:table-row>
        <table:table-row table:style-name="ro1">
          <table:table-cell office:value-type="string">
            <text:p>Alatreon Great Sword</text:p>
          </table:table-cell>
          <table:table-cell office:value-type="string">
            <text:p>Grande épée Alatreon</text:p>
          </table:table-cell>
        </table:table-row>
        <table:table-row table:style-name="ro1">
          <table:table-cell office:value-type="string">
            <text:p>Alatreon Revolution</text:p>
          </table:table-cell>
          <table:table-cell office:value-type="string">
            <text:p>Révolution Alatreon</text:p>
          </table:table-cell>
        </table:table-row>
        <table:table-row table:style-name="ro1">
          <table:table-cell office:value-type="string">
            <text:p>Proto Razor</text:p>
          </table:table-cell>
          <table:table-cell office:value-type="string">
            <text:p>Proto rasoir</text:p>
          </table:table-cell>
        </table:table-row>
        <table:table-row table:style-name="ro1">
          <table:table-cell office:value-type="string">
            <text:p>Chrome Razor</text:p>
          </table:table-cell>
          <table:table-cell office:value-type="string">
            <text:p>Rasoir chrome</text:p>
          </table:table-cell>
        </table:table-row>
        <table:table-row table:style-name="ro1">
          <table:table-cell office:value-type="string">
            <text:p>Lion's Bane</text:p>
          </table:table-cell>
          <table:table-cell office:value-type="string">
            <text:p>Fléau du lion</text:p>
          </table:table-cell>
        </table:table-row>
        <table:table-row table:style-name="ro2" table:number-rows-repeated="104848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nS (08 __ XX)" table:style-name="ta1"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>
            <text:p>Hunter's Knife</text:p>
          </table:table-cell>
          <table:table-cell office:value-type="string">
            <text:p>Couteau de chasseur</text:p>
          </table:table-cell>
        </table:table-row>
        <table:table-row table:style-name="ro1">
          <table:table-cell office:value-type="string">
            <text:p>Hunter's Knife+</text:p>
          </table:table-cell>
          <table:table-cell office:value-type="string">
            <text:p>Couteau de chasseur+</text:p>
          </table:table-cell>
        </table:table-row>
        <table:table-row table:style-name="ro1">
          <table:table-cell office:value-type="string">
            <text:p>Hunter's Dagger</text:p>
          </table:table-cell>
          <table:table-cell office:value-type="string">
            <text:p>Dague de chasseur</text:p>
          </table:table-cell>
        </table:table-row>
        <table:table-row table:style-name="ro1">
          <table:table-cell office:value-type="string">
            <text:p>Assassin's Dagger</text:p>
          </table:table-cell>
          <table:table-cell office:value-type="string">
            <text:p>Dague d'assassin</text:p>
          </table:table-cell>
        </table:table-row>
        <table:table-row table:style-name="ro1">
          <table:table-cell office:value-type="string">
            <text:p>Shadow Saber</text:p>
          </table:table-cell>
          <table:table-cell office:value-type="string">
            <text:p>Sabre de l'ombre</text:p>
          </table:table-cell>
        </table:table-row>
        <table:table-row table:style-name="ro1">
          <table:table-cell office:value-type="string">
            <text:p>Shadow Saber+</text:p>
          </table:table-cell>
          <table:table-cell office:value-type="string">
            <text:p>Sabre de l'ombre +</text:p>
          </table:table-cell>
        </table:table-row>
        <table:table-row table:style-name="ro1">
          <table:table-cell office:value-type="string">
            <text:p>Toxic Fang</text:p>
          </table:table-cell>
          <table:table-cell office:value-type="string">
            <text:p>Croc toxique</text:p>
          </table:table-cell>
        </table:table-row>
        <table:table-row table:style-name="ro1">
          <table:table-cell office:value-type="string">
            <text:p>Icicle Spike</text:p>
          </table:table-cell>
          <table:table-cell office:value-type="string">
            <text:p>Stalactite</text:p>
          </table:table-cell>
        </table:table-row>
        <table:table-row table:style-name="ro1">
          <table:table-cell office:value-type="string">
            <text:p>Icicle Spike+</text:p>
          </table:table-cell>
          <table:table-cell office:value-type="string">
            <text:p>Stalactite +</text:p>
          </table:table-cell>
        </table:table-row>
        <table:table-row table:style-name="ro1">
          <table:table-cell office:value-type="string">
            <text:p>Nardebosche</text:p>
          </table:table-cell>
          <table:table-cell office:value-type="string">
            <text:p>Nibelheim</text:p>
          </table:table-cell>
        </table:table-row>
        <table:table-row table:style-name="ro1">
          <table:table-cell office:value-type="string">
            <text:p>Soldier's Dagger</text:p>
          </table:table-cell>
          <table:table-cell office:value-type="string">
            <text:p>Dague de soldat</text:p>
          </table:table-cell>
        </table:table-row>
        <table:table-row table:style-name="ro1">
          <table:table-cell office:value-type="string">
            <text:p>Commander's Dagger</text:p>
          </table:table-cell>
          <table:table-cell office:value-type="string">
            <text:p>Dague de commandant</text:p>
          </table:table-cell>
        </table:table-row>
        <table:table-row table:style-name="ro1">
          <table:table-cell office:value-type="string">
            <text:p>Hydra Knife</text:p>
          </table:table-cell>
          <table:table-cell office:value-type="string">
            <text:p>Hydracouteau</text:p>
          </table:table-cell>
        </table:table-row>
        <table:table-row table:style-name="ro1">
          <table:table-cell office:value-type="string">
            <text:p>Deadly Knife</text:p>
          </table:table-cell>
          <table:table-cell office:value-type="string">
            <text:p>Couteau mortel</text:p>
          </table:table-cell>
        </table:table-row>
        <table:table-row table:style-name="ro1">
          <table:table-cell office:value-type="string">
            <text:p>Hypnos Knife</text:p>
          </table:table-cell>
          <table:table-cell office:value-type="string">
            <text:p>Couteau Hypnos</text:p>
          </table:table-cell>
        </table:table-row>
        <table:table-row table:style-name="ro1">
          <table:table-cell office:value-type="string">
            <text:p>Morpheus Knife</text:p>
          </table:table-cell>
          <table:table-cell office:value-type="string">
            <text:p>Couteau Morphée</text:p>
          </table:table-cell>
        </table:table-row>
        <table:table-row table:style-name="ro1">
          <table:table-cell office:value-type="string">
            <text:p>Azi Dahaka</text:p>
          </table:table-cell>
          <table:table-cell office:value-type="string">
            <text:p>Azi Dahaka</text:p>
          </table:table-cell>
        </table:table-row>
        <table:table-row table:style-name="ro1">
          <table:table-cell office:value-type="string">
            <text:p>Azi Dahaka+</text:p>
          </table:table-cell>
          <table:table-cell office:value-type="string">
            <text:p>Azi Dahaka +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Almighty Dahaka (P)</text:p>
          </table:table-cell>
          <table:table-cell office:value-type="string">
            <text:p>Puissant Dahaka (P)</text:p>
          </table:table-cell>
        </table:table-row>
        <table:table-row table:style-name="ro1">
          <table:table-cell office:value-type="string">
            <text:p>Meteora</text:p>
          </table:table-cell>
          <table:table-cell office:value-type="string">
            <text:p>Météore</text:p>
          </table:table-cell>
        </table:table-row>
        <table:table-row table:style-name="ro1">
          <table:table-cell office:value-type="string">
            <text:p>Carapace Mace</text:p>
          </table:table-cell>
          <table:table-cell office:value-type="string">
            <text:p>Masse carapace</text:p>
          </table:table-cell>
        </table:table-row>
        <table:table-row table:style-name="ro1">
          <table:table-cell office:value-type="string">
            <text:p>Carapace Mace+</text:p>
          </table:table-cell>
          <table:table-cell office:value-type="string">
            <text:p>Masse carapace +</text:p>
          </table:table-cell>
        </table:table-row>
        <table:table-row table:style-name="ro1">
          <table:table-cell office:value-type="string">
            <text:p>Barroth Club</text:p>
          </table:table-cell>
          <table:table-cell office:value-type="string">
            <text:p>Massue Barroth</text:p>
          </table:table-cell>
        </table:table-row>
        <table:table-row table:style-name="ro1">
          <table:table-cell office:value-type="string">
            <text:p>Gigas Club</text:p>
          </table:table-cell>
          <table:table-cell office:value-type="string">
            <text:p>Massue Gigas</text:p>
          </table:table-cell>
        </table:table-row>
        <table:table-row table:style-name="ro1">
          <table:table-cell office:value-type="string">
            <text:p>Gigas Crusher</text:p>
          </table:table-cell>
          <table:table-cell office:value-type="string">
            <text:p>Broyeur Gigas</text:p>
          </table:table-cell>
        </table:table-row>
        <table:table-row table:style-name="ro1">
          <table:table-cell office:value-type="string">
            <text:p>Bone Kris</text:p>
          </table:table-cell>
          <table:table-cell office:value-type="string">
            <text:p>Kris en os</text:p>
          </table:table-cell>
        </table:table-row>
        <table:table-row table:style-name="ro1">
          <table:table-cell office:value-type="string">
            <text:p>Bone Kris+</text:p>
          </table:table-cell>
          <table:table-cell office:value-type="string">
            <text:p>Kris en os +</text:p>
          </table:table-cell>
        </table:table-row>
        <table:table-row table:style-name="ro1">
          <table:table-cell office:value-type="string">
            <text:p>Ludroth's Nail</text:p>
          </table:table-cell>
          <table:table-cell office:value-type="string">
            <text:p>Ongle de Ludroth</text:p>
          </table:table-cell>
        </table:table-row>
        <table:table-row table:style-name="ro1">
          <table:table-cell office:value-type="string">
            <text:p>Royal Claw</text:p>
          </table:table-cell>
          <table:table-cell office:value-type="string">
            <text:p>Griffe royale</text:p>
          </table:table-cell>
        </table:table-row>
        <table:table-row table:style-name="ro1">
          <table:table-cell office:value-type="string">
            <text:p>Royal Claw+</text:p>
          </table:table-cell>
          <table:table-cell office:value-type="string">
            <text:p>Griffe royale +</text:p>
          </table:table-cell>
        </table:table-row>
        <table:table-row table:style-name="ro1">
          <table:table-cell office:value-type="string">
            <text:p>Royal Ludroth Claw</text:p>
          </table:table-cell>
          <table:table-cell office:value-type="string">
            <text:p>Griffe Ludroth royal</text:p>
          </table:table-cell>
        </table:table-row>
        <table:table-row table:style-name="ro1">
          <table:table-cell office:value-type="string">
            <text:p>Sea Striker</text:p>
          </table:table-cell>
          <table:table-cell office:value-type="string">
            <text:p>Frappemer</text:p>
          </table:table-cell>
        </table:table-row>
        <table:table-row table:style-name="ro1">
          <table:table-cell office:value-type="string">
            <text:p>Abyssal Striker</text:p>
          </table:table-cell>
          <table:table-cell office:value-type="string">
            <text:p>Frappe abyssale</text:p>
          </table:table-cell>
        </table:table-row>
        <table:table-row table:style-name="ro1">
          <table:table-cell office:value-type="string">
            <text:p>Blood Tabar</text:p>
          </table:table-cell>
          <table:table-cell office:value-type="string">
            <text:p>Tabar sanglant</text:p>
          </table:table-cell>
        </table:table-row>
        <table:table-row table:style-name="ro1">
          <table:table-cell office:value-type="string">
            <text:p>Plague Tabar</text:p>
          </table:table-cell>
          <table:table-cell office:value-type="string">
            <text:p>Tabar fléau</text:p>
          </table:table-cell>
        </table:table-row>
        <table:table-row table:style-name="ro1">
          <table:table-cell office:value-type="string">
            <text:p>Bone Tomahawk</text:p>
          </table:table-cell>
          <table:table-cell office:value-type="string">
            <text:p>Tomahawk en os</text:p>
          </table:table-cell>
        </table:table-row>
        <table:table-row table:style-name="ro1">
          <table:table-cell office:value-type="string">
            <text:p>Qurupeco Chopper</text:p>
          </table:table-cell>
          <table:table-cell office:value-type="string">
            <text:p>Hachoir Qurupeco</text:p>
          </table:table-cell>
        </table:table-row>
        <table:table-row table:style-name="ro2">
          <table:table-cell table:number-columns-repeated="2" office:value-type="string">
            <text:p>Djinn</text:p>
          </table:table-cell>
        </table:table-row>
        <table:table-row table:style-name="ro1">
          <table:table-cell office:value-type="string">
            <text:p>Blazing Falchion</text:p>
          </table:table-cell>
          <table:table-cell office:value-type="string">
            <text:p>Falchion brûlant</text:p>
          </table:table-cell>
        </table:table-row>
        <table:table-row table:style-name="ro1">
          <table:table-cell office:value-type="string">
            <text:p>Lagia Sword</text:p>
          </table:table-cell>
          <table:table-cell office:value-type="string">
            <text:p>Épée Lagia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Storm Sword (R)</text:p>
          </table:table-cell>
          <table:table-cell office:value-type="string">
            <text:p>Épée tempête (R)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Storm Sword (Y)</text:p>
          </table:table-cell>
          <table:table-cell office:value-type="string">
            <text:p>Épée tempête (J)</text:p>
          </table:table-cell>
        </table:table-row>
        <table:table-row table:style-name="ro1">
          <table:table-cell office:value-type="string">
            <text:p>Maelstrom Sword (P)</text:p>
          </table:table-cell>
          <table:table-cell office:value-type="string">
            <text:p>Épée maelstrom (P)</text:p>
          </table:table-cell>
        </table:table-row>
        <table:table-row table:style-name="ro1">
          <table:table-cell office:value-type="string">
            <text:p>Maelstrom Sword (G)</text:p>
          </table:table-cell>
          <table:table-cell office:value-type="string">
            <text:p>Épée maelstrom (V)</text:p>
          </table:table-cell>
        </table:table-row>
        <table:table-row table:style-name="ro1">
          <table:table-cell office:value-type="string">
            <text:p>High Lagia Sword</text:p>
          </table:table-cell>
          <table:table-cell office:value-type="string">
            <text:p>Grande épée Lagia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Takemikazuchi (G)</text:p>
          </table:table-cell>
          <table:table-cell office:value-type="string">
            <text:p>Takemikazuchi (V)</text:p>
          </table:table-cell>
        </table:table-row>
        <table:table-row table:style-name="ro1">
          <table:table-cell office:value-type="string">
            <text:p>Rusted Sword</text:p>
          </table:table-cell>
          <table:table-cell office:value-type="string">
            <text:p>Épée rouillée</text:p>
          </table:table-cell>
        </table:table-row>
        <table:table-row table:style-name="ro1">
          <table:table-cell office:value-type="string">
            <text:p>Tarnished Sword</text:p>
          </table:table-cell>
          <table:table-cell office:value-type="string">
            <text:p>Épée ternie</text:p>
          </table:table-cell>
        </table:table-row>
        <table:table-row table:style-name="ro1">
          <table:table-cell office:value-type="string">
            <text:p>Eternal Strife</text:p>
          </table:table-cell>
          <table:table-cell office:value-type="string">
            <text:p>Lutte éternelle</text:p>
          </table:table-cell>
        </table:table-row>
        <table:table-row table:style-name="ro1">
          <table:table-cell office:value-type="string">
            <text:p>Eternal Hate</text:p>
          </table:table-cell>
          <table:table-cell office:value-type="string">
            <text:p>Haine éternelle</text:p>
          </table:table-cell>
        </table:table-row>
        <table:table-row table:style-name="ro1">
          <table:table-cell office:value-type="string">
            <text:p>Worn Sword</text:p>
          </table:table-cell>
          <table:table-cell office:value-type="string">
            <text:p>Épée usée</text:p>
          </table:table-cell>
        </table:table-row>
        <table:table-row table:style-name="ro1">
          <table:table-cell office:value-type="string">
            <text:p>Weathered Sword</text:p>
          </table:table-cell>
          <table:table-cell office:value-type="string">
            <text:p>Épée effritée</text:p>
          </table:table-cell>
        </table:table-row>
        <table:table-row table:style-name="ro1">
          <table:table-cell office:value-type="string">
            <text:p>Divine Exodus</text:p>
          </table:table-cell>
          <table:table-cell office:value-type="string">
            <text:p>Exode divin</text:p>
          </table:table-cell>
        </table:table-row>
        <table:table-row table:style-name="ro1">
          <table:table-cell office:value-type="string">
            <text:p>Tusk Gear</text:p>
          </table:table-cell>
          <table:table-cell office:value-type="string">
            <text:p>Outil en corne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Fossil Gear (R)</text:p>
          </table:table-cell>
          <table:table-cell office:value-type="string">
            <text:p>Outil fossile (R)</text:p>
          </table:table-cell>
        </table:table-row>
        <table:table-row table:style-name="ro1">
          <table:table-cell office:value-type="string">
            <text:p>Fossil Gear (B)</text:p>
          </table:table-cell>
          <table:table-cell office:value-type="string">
            <text:p>Outil fossile (B)</text:p>
          </table:table-cell>
        </table:table-row>
        <table:table-row table:style-name="ro1">
          <table:table-cell office:value-type="string">
            <text:p>Fossil Gear (Y)</text:p>
          </table:table-cell>
          <table:table-cell office:value-type="string">
            <text:p>Outil fossile (J)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Skull's Wrath (P)</text:p>
          </table:table-cell>
          <table:table-cell office:value-type="string">
            <text:p>Colère de crâne (P)</text:p>
          </table:table-cell>
        </table:table-row>
        <table:table-row table:style-name="ro1">
          <table:table-cell office:value-type="string">
            <text:p>Skull's Wrath (G)</text:p>
          </table:table-cell>
          <table:table-cell office:value-type="string">
            <text:p>Colère de crâne (V)</text:p>
          </table:table-cell>
        </table:table-row>
        <table:table-row table:style-name="ro1">
          <table:table-cell office:value-type="string">
            <text:p>Chak Chak</text:p>
          </table:table-cell>
          <table:table-cell office:value-type="string">
            <text:p>Chak Chak</text:p>
          </table:table-cell>
        </table:table-row>
        <table:table-row table:style-name="ro1">
          <table:table-cell office:value-type="string">
            <text:p>Chak Chak+</text:p>
          </table:table-cell>
          <table:table-cell office:value-type="string">
            <text:p>Chak Chak +</text:p>
          </table:table-cell>
        </table:table-row>
        <table:table-row table:style-name="ro1">
          <table:table-cell office:value-type="string">
            <text:p>Wagga Wagga</text:p>
          </table:table-cell>
          <table:table-cell office:value-type="string">
            <text:p>Wagga Wagga</text:p>
          </table:table-cell>
        </table:table-row>
        <table:table-row table:style-name="ro1">
          <table:table-cell office:value-type="string">
            <text:p>Jhen Kodachi</text:p>
          </table:table-cell>
          <table:table-cell office:value-type="string">
            <text:p>Jhen Kodachi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Calm Sands (P)</text:p>
          </table:table-cell>
          <table:table-cell office:value-type="string">
            <text:p>Sables calmes (P)</text:p>
          </table:table-cell>
        </table:table-row>
        <table:table-row table:style-name="ro1">
          <table:table-cell office:value-type="string">
            <text:p>Calm Sands (G)</text:p>
          </table:table-cell>
          <table:table-cell office:value-type="string">
            <text:p>Sables calmes (V)</text:p>
          </table:table-cell>
        </table:table-row>
        <table:table-row table:style-name="ro1">
          <table:table-cell office:value-type="string">
            <text:p>Alatreon Sword</text:p>
          </table:table-cell>
          <table:table-cell office:value-type="string">
            <text:p>Épée Alatreon</text:p>
          </table:table-cell>
        </table:table-row>
        <table:table-row table:style-name="ro1">
          <table:table-cell office:value-type="string">
            <text:p>Alatreon Star</text:p>
          </table:table-cell>
          <table:table-cell office:value-type="string">
            <text:p>Étoile Alatreon</text:p>
          </table:table-cell>
        </table:table-row>
        <table:table-row table:style-name="ro1">
          <table:table-cell office:value-type="string">
            <text:p>Warrior's Sword</text:p>
          </table:table-cell>
          <table:table-cell office:value-type="string">
            <text:p>Épée de guerrier</text:p>
          </table:table-cell>
        </table:table-row>
        <table:table-row table:style-name="ro1">
          <table:table-cell office:value-type="string">
            <text:p>Odyssey</text:p>
          </table:table-cell>
          <table:table-cell office:value-type="string">
            <text:p>Odyssée</text:p>
          </table:table-cell>
        </table:table-row>
        <table:table-row table:style-name="ro2" table:number-rows-repeated="1048484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Hammer (09 __ XX)" table:style-name="ta1">
        <table:table-column table:style-name="co16" table:default-cell-style-name="Default"/>
        <table:table-column table:style-name="co9" table:default-cell-style-name="Default"/>
        <table:table-row table:style-name="ro1">
          <table:table-cell office:value-type="string">
            <text:p>Iron Hammer</text:p>
          </table:table-cell>
          <table:table-cell office:value-type="string">
            <text:p>Marteau de fer</text:p>
          </table:table-cell>
        </table:table-row>
        <table:table-row table:style-name="ro1">
          <table:table-cell office:value-type="string">
            <text:p>Iron Hammer+</text:p>
          </table:table-cell>
          <table:table-cell office:value-type="string">
            <text:p>Marteau de fer +</text:p>
          </table:table-cell>
        </table:table-row>
        <table:table-row table:style-name="ro1">
          <table:table-cell office:value-type="string">
            <text:p>War Hammer</text:p>
          </table:table-cell>
          <table:table-cell office:value-type="string">
            <text:p>Marteau de guerre</text:p>
          </table:table-cell>
        </table:table-row>
        <table:table-row table:style-name="ro1">
          <table:table-cell office:value-type="string">
            <text:p>War Hammer+</text:p>
          </table:table-cell>
          <table:table-cell office:value-type="string">
            <text:p>Marteau de guerre +</text:p>
          </table:table-cell>
        </table:table-row>
        <table:table-row table:style-name="ro1">
          <table:table-cell office:value-type="string">
            <text:p>War Mace</text:p>
          </table:table-cell>
          <table:table-cell office:value-type="string">
            <text:p>Masse de guerre</text:p>
          </table:table-cell>
        </table:table-row>
        <table:table-row table:style-name="ro1">
          <table:table-cell office:value-type="string">
            <text:p>Iron Striker</text:p>
          </table:table-cell>
          <table:table-cell office:value-type="string">
            <text:p>Frappefer</text:p>
          </table:table-cell>
        </table:table-row>
        <table:table-row table:style-name="ro1">
          <table:table-cell office:value-type="string">
            <text:p>Iron Impact</text:p>
          </table:table-cell>
          <table:table-cell office:value-type="string">
            <text:p>Impact de fer</text:p>
          </table:table-cell>
        </table:table-row>
        <table:table-row table:style-name="ro1">
          <table:table-cell office:value-type="string">
            <text:p>Gun Hammer</text:p>
          </table:table-cell>
          <table:table-cell office:value-type="string">
            <text:p>Marteau fusil</text:p>
          </table:table-cell>
        </table:table-row>
        <table:table-row table:style-name="ro1">
          <table:table-cell office:value-type="string">
            <text:p>Gun Hammer+</text:p>
          </table:table-cell>
          <table:table-cell office:value-type="string">
            <text:p>Marteau fusil +</text:p>
          </table:table-cell>
        </table:table-row>
        <table:table-row table:style-name="ro1">
          <table:table-cell office:value-type="string">
            <text:p>Deadeye Revolver</text:p>
          </table:table-cell>
          <table:table-cell office:value-type="string">
            <text:p>Revolver mortel</text:p>
          </table:table-cell>
        </table:table-row>
        <table:table-row table:style-name="ro1">
          <table:table-cell office:value-type="string">
            <text:p>Vortex Hammer</text:p>
          </table:table-cell>
          <table:table-cell office:value-type="string">
            <text:p>Marteau vortex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Vortical Hammer (R)</text:p>
          </table:table-cell>
          <table:table-cell office:value-type="string">
            <text:p>Marteau vortical (R)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Vortical Hammer (Y)</text:p>
          </table:table-cell>
          <table:table-cell office:value-type="string">
            <text:p>Marteau vortical (J)</text:p>
          </table:table-cell>
        </table:table-row>
        <table:table-row table:style-name="ro1">
          <table:table-cell office:value-type="string">
            <text:p>Vortiginous Hmr (P)</text:p>
          </table:table-cell>
          <table:table-cell office:value-type="string">
            <text:p>Mrt vortigineux (P)</text:p>
          </table:table-cell>
        </table:table-row>
        <table:table-row table:style-name="ro1">
          <table:table-cell office:value-type="string">
            <text:p>Vortiginous Hmr (G)</text:p>
          </table:table-cell>
          <table:table-cell office:value-type="string">
            <text:p>Mrt vortigineux (V)</text:p>
          </table:table-cell>
        </table:table-row>
        <table:table-row table:style-name="ro1">
          <table:table-cell office:value-type="string">
            <text:p>High Vortex Hammer</text:p>
          </table:table-cell>
          <table:table-cell office:value-type="string">
            <text:p>Grand marteau vortex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Vortastrophe (G)</text:p>
          </table:table-cell>
          <table:table-cell office:value-type="string">
            <text:p>Vortastrophe (V)</text:p>
          </table:table-cell>
        </table:table-row>
        <table:table-row table:style-name="ro2">
          <table:table-cell office:value-type="string">
            <text:p>Plume Flint</text:p>
          </table:table-cell>
          <table:table-cell office:value-type="string">
            <text:p>Silex plume</text:p>
          </table:table-cell>
        </table:table-row>
        <table:table-row table:style-name="ro1">
          <table:table-cell office:value-type="string">
            <text:p>Peco Flint</text:p>
          </table:table-cell>
          <table:table-cell office:value-type="string">
            <text:p>Silex Peco</text:p>
          </table:table-cell>
        </table:table-row>
        <table:table-row table:style-name="ro1">
          <table:table-cell office:value-type="string">
            <text:p>Red Bludgeon</text:p>
          </table:table-cell>
          <table:table-cell office:value-type="string">
            <text:p>Matraque rouge</text:p>
          </table:table-cell>
        </table:table-row>
        <table:table-row table:style-name="ro1">
          <table:table-cell office:value-type="string">
            <text:p>Red Bludgeon+</text:p>
          </table:table-cell>
          <table:table-cell office:value-type="string">
            <text:p>Matraque rouge +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Huracan Hammer (P)</text:p>
          </table:table-cell>
          <table:table-cell office:value-type="string">
            <text:p>Marteau Huracan (P)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Numbingbird</text:p>
          </table:table-cell>
          <table:table-cell office:value-type="string">
            <text:p>Plume paralysante</text:p>
          </table:table-cell>
        </table:table-row>
        <table:table-row table:style-name="ro1">
          <table:table-cell office:value-type="string">
            <text:p>Paralykeet</text:p>
          </table:table-cell>
          <table:table-cell office:value-type="string">
            <text:p>Paralykit</text:p>
          </table:table-cell>
        </table:table-row>
        <table:table-row table:style-name="ro1">
          <table:table-cell office:value-type="string">
            <text:p>Alluring Lotus</text:p>
          </table:table-cell>
          <table:table-cell office:value-type="string">
            <text:p>Lotus élégant</text:p>
          </table:table-cell>
        </table:table-row>
        <table:table-row table:style-name="ro1">
          <table:table-cell office:value-type="string">
            <text:p>Bone Hammer</text:p>
          </table:table-cell>
          <table:table-cell office:value-type="string">
            <text:p>Marteau en os</text:p>
          </table:table-cell>
        </table:table-row>
        <table:table-row table:style-name="ro1">
          <table:table-cell office:value-type="string">
            <text:p>Bone Hammer+</text:p>
          </table:table-cell>
          <table:table-cell office:value-type="string">
            <text:p>Marteau en os +</text:p>
          </table:table-cell>
        </table:table-row>
        <table:table-row table:style-name="ro1">
          <table:table-cell office:value-type="string">
            <text:p>Ludroth Bone Mace</text:p>
          </table:table-cell>
          <table:table-cell office:value-type="string">
            <text:p>Masse en os Ludroth</text:p>
          </table:table-cell>
        </table:table-row>
        <table:table-row table:style-name="ro1">
          <table:table-cell office:value-type="string">
            <text:p>Ludroth Bone Maul</text:p>
          </table:table-cell>
          <table:table-cell office:value-type="string">
            <text:p>Broyeur os Ludroth</text:p>
          </table:table-cell>
        </table:table-row>
        <table:table-row table:style-name="ro1">
          <table:table-cell office:value-type="string">
            <text:p>Ludroth Splashhammer</text:p>
          </table:table-cell>
          <table:table-cell office:value-type="string">
            <text:p>Aquamarteau Ludroth</text:p>
          </table:table-cell>
        </table:table-row>
        <table:table-row table:style-name="ro1">
          <table:table-cell office:value-type="string">
            <text:p>Vodyanoy Hammer</text:p>
          </table:table-cell>
          <table:table-cell office:value-type="string">
            <text:p>Marteau vodnik</text:p>
          </table:table-cell>
        </table:table-row>
        <table:table-row table:style-name="ro1">
          <table:table-cell office:value-type="string">
            <text:p>Fang Hammer "Echo"</text:p>
          </table:table-cell>
          <table:table-cell office:value-type="string">
            <text:p>Marteau croc "Écho"</text:p>
          </table:table-cell>
        </table:table-row>
        <table:table-row table:style-name="ro1">
          <table:table-cell office:value-type="string">
            <text:p>Fang Hammer "Ruin"</text:p>
          </table:table-cell>
          <table:table-cell office:value-type="string">
            <text:p>Marteau croc "Ruine"</text:p>
          </table:table-cell>
        </table:table-row>
        <table:table-row table:style-name="ro1">
          <table:table-cell office:value-type="string">
            <text:p>Jhen Mohran Hammer</text:p>
          </table:table-cell>
          <table:table-cell office:value-type="string">
            <text:p>Marteau Jhen Mohran</text:p>
          </table:table-cell>
        </table:table-row>
        <table:table-row table:style-name="ro1">
          <table:table-cell office:value-type="string">
            <text:p>Carapace Hammer</text:p>
          </table:table-cell>
          <table:table-cell office:value-type="string">
            <text:p>Marteau carapace</text:p>
          </table:table-cell>
        </table:table-row>
        <table:table-row table:style-name="ro1">
          <table:table-cell office:value-type="string">
            <text:p>Carapace Hammer+</text:p>
          </table:table-cell>
          <table:table-cell office:value-type="string">
            <text:p>Marteau carapace +</text:p>
          </table:table-cell>
        </table:table-row>
        <table:table-row table:style-name="ro1">
          <table:table-cell office:value-type="string">
            <text:p>Barroth Hammer</text:p>
          </table:table-cell>
          <table:table-cell office:value-type="string">
            <text:p>Marteau Barroth</text:p>
          </table:table-cell>
        </table:table-row>
        <table:table-row table:style-name="ro1">
          <table:table-cell office:value-type="string">
            <text:p>Brazenclout</text:p>
          </table:table-cell>
          <table:table-cell office:value-type="string">
            <text:p>Coup d'airain</text:p>
          </table:table-cell>
        </table:table-row>
        <table:table-row table:style-name="ro1">
          <table:table-cell office:value-type="string">
            <text:p>Crimsonclout</text:p>
          </table:table-cell>
          <table:table-cell office:value-type="string">
            <text:p>Coup pourpre</text:p>
          </table:table-cell>
        </table:table-row>
        <table:table-row table:style-name="ro1">
          <table:table-cell office:value-type="string">
            <text:p>Gigas Hammer</text:p>
          </table:table-cell>
          <table:table-cell office:value-type="string">
            <text:p>Marteau Gigas</text:p>
          </table:table-cell>
        </table:table-row>
        <table:table-row table:style-name="ro1">
          <table:table-cell office:value-type="string">
            <text:p>Bone Bludgeon</text:p>
          </table:table-cell>
          <table:table-cell office:value-type="string">
            <text:p>Matraque en os</text:p>
          </table:table-cell>
        </table:table-row>
        <table:table-row table:style-name="ro1">
          <table:table-cell office:value-type="string">
            <text:p>Bone Bludgeon+</text:p>
          </table:table-cell>
          <table:table-cell office:value-type="string">
            <text:p>Matraque en os +</text:p>
          </table:table-cell>
        </table:table-row>
        <table:table-row table:style-name="ro1">
          <table:table-cell office:value-type="string">
            <text:p>Rusted Hammer</text:p>
          </table:table-cell>
          <table:table-cell office:value-type="string">
            <text:p>Marteau rouillé</text:p>
          </table:table-cell>
        </table:table-row>
        <table:table-row table:style-name="ro1">
          <table:table-cell office:value-type="string">
            <text:p>Tarnished Hammer</text:p>
          </table:table-cell>
          <table:table-cell office:value-type="string">
            <text:p>Marteau terni</text:p>
          </table:table-cell>
        </table:table-row>
        <table:table-row table:style-name="ro1">
          <table:table-cell office:value-type="string">
            <text:p>Breath Core Hammer</text:p>
          </table:table-cell>
          <table:table-cell office:value-type="string">
            <text:p>Cœur-de-souffle</text:p>
          </table:table-cell>
        </table:table-row>
        <table:table-row table:style-name="ro1">
          <table:table-cell office:value-type="string">
            <text:p>Lava Core Hammer</text:p>
          </table:table-cell>
          <table:table-cell office:value-type="string">
            <text:p>Cœur-de-lave</text:p>
          </table:table-cell>
        </table:table-row>
        <table:table-row table:style-name="ro1">
          <table:table-cell office:value-type="string">
            <text:p>Worn Hammer</text:p>
          </table:table-cell>
          <table:table-cell office:value-type="string">
            <text:p>Marteau usé</text:p>
          </table:table-cell>
        </table:table-row>
        <table:table-row table:style-name="ro1">
          <table:table-cell office:value-type="string">
            <text:p>Weathered Hammer</text:p>
          </table:table-cell>
          <table:table-cell office:value-type="string">
            <text:p>Marteau effrité</text:p>
          </table:table-cell>
        </table:table-row>
        <table:table-row table:style-name="ro1">
          <table:table-cell office:value-type="string">
            <text:p>Pulsating Core</text:p>
          </table:table-cell>
          <table:table-cell office:value-type="string">
            <text:p>Cœur pulsant</text:p>
          </table:table-cell>
        </table:table-row>
        <table:table-row table:style-name="ro1">
          <table:table-cell office:value-type="string">
            <text:p>Gaiasp</text:p>
          </table:table-cell>
          <table:table-cell office:value-type="string">
            <text:p>Gaïasp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Gaiarch (R)</text:p>
          </table:table-cell>
          <table:table-cell office:value-type="string">
            <text:p>Gaïarch (R)</text:p>
          </table:table-cell>
        </table:table-row>
        <table:table-row table:style-name="ro1">
          <table:table-cell office:value-type="string">
            <text:p>Gaiarch (B)</text:p>
          </table:table-cell>
          <table:table-cell office:value-type="string">
            <text:p>Gaïarch (B)</text:p>
          </table:table-cell>
        </table:table-row>
        <table:table-row table:style-name="ro1">
          <table:table-cell office:value-type="string">
            <text:p>Gaiarch (Y)</text:p>
          </table:table-cell>
          <table:table-cell office:value-type="string">
            <text:p>Gaïarch (J)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Great Gaiarch (P)</text:p>
          </table:table-cell>
          <table:table-cell office:value-type="string">
            <text:p>Grand Gaïarch (P)</text:p>
          </table:table-cell>
        </table:table-row>
        <table:table-row table:style-name="ro1">
          <table:table-cell office:value-type="string">
            <text:p>Great Gaiarch (G)</text:p>
          </table:table-cell>
          <table:table-cell office:value-type="string">
            <text:p>Grand Gaïarch (V)</text:p>
          </table:table-cell>
        </table:table-row>
        <table:table-row table:style-name="ro1">
          <table:table-cell office:value-type="string">
            <text:p>Devil's Due</text:p>
          </table:table-cell>
          <table:table-cell office:value-type="string">
            <text:p>Marteau du diable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Devil's Advocate</text:p>
          </table:table-cell>
          <table:table-cell office:value-type="string">
            <text:p>Avocat du diable</text:p>
          </table:table-cell>
        </table:table-row>
        <table:table-row table:style-name="ro1">
          <table:table-cell office:value-type="string">
            <text:p>Devil's Crush (P)</text:p>
          </table:table-cell>
          <table:table-cell office:value-type="string">
            <text:p>Poigne du diable (P)</text:p>
          </table:table-cell>
        </table:table-row>
        <table:table-row table:style-name="ro1">
          <table:table-cell office:value-type="string">
            <text:p>Devil's Crush (G)</text:p>
          </table:table-cell>
          <table:table-cell office:value-type="string">
            <text:p>Poigne du diable (V)</text:p>
          </table:table-cell>
        </table:table-row>
        <table:table-row table:style-name="ro1">
          <table:table-cell office:value-type="string">
            <text:p>Alatreon Hammer</text:p>
          </table:table-cell>
          <table:table-cell office:value-type="string">
            <text:p>Marteau Alatreon</text:p>
          </table:table-cell>
        </table:table-row>
        <table:table-row table:style-name="ro1">
          <table:table-cell office:value-type="string">
            <text:p>Alatreon Metamorph</text:p>
          </table:table-cell>
          <table:table-cell office:value-type="string">
            <text:p>Alatreon métamorphe</text:p>
          </table:table-cell>
        </table:table-row>
        <table:table-row table:style-name="ro1">
          <table:table-cell office:value-type="string">
            <text:p>Kurogane</text:p>
          </table:table-cell>
          <table:table-cell office:value-type="string">
            <text:p>Kurogane</text:p>
          </table:table-cell>
        </table:table-row>
        <table:table-row table:style-name="ro1">
          <table:table-cell office:value-type="string">
            <text:p>Iron Devil</text:p>
          </table:table-cell>
          <table:table-cell office:value-type="string">
            <text:p>Démon de fer</text:p>
          </table:table-cell>
        </table:table-row>
        <table:table-row table:style-name="ro2" table:number-rows-repeated="104849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Lance (0A __ XX)" table:style-name="ta1">
        <table:table-column table:style-name="co17" table:default-cell-style-name="Default"/>
        <table:table-column table:style-name="co14" table:default-cell-style-name="Default"/>
        <table:table-row table:style-name="ro1">
          <table:table-cell office:value-type="string">
            <text:p>Iron Lance</text:p>
          </table:table-cell>
          <table:table-cell office:value-type="string">
            <text:p>Lance de fer</text:p>
          </table:table-cell>
        </table:table-row>
        <table:table-row table:style-name="ro1">
          <table:table-cell office:value-type="string">
            <text:p>Iron Lance+</text:p>
          </table:table-cell>
          <table:table-cell office:value-type="string">
            <text:p>Lance de fer +</text:p>
          </table:table-cell>
        </table:table-row>
        <table:table-row table:style-name="ro1">
          <table:table-cell office:value-type="string">
            <text:p>Thane Lance</text:p>
          </table:table-cell>
          <table:table-cell office:value-type="string">
            <text:p>Lance de baron</text:p>
          </table:table-cell>
        </table:table-row>
        <table:table-row table:style-name="ro1">
          <table:table-cell office:value-type="string">
            <text:p>Knight Lance</text:p>
          </table:table-cell>
          <table:table-cell office:value-type="string">
            <text:p>Lance de chevalier</text:p>
          </table:table-cell>
        </table:table-row>
        <table:table-row table:style-name="ro1">
          <table:table-cell office:value-type="string">
            <text:p>Rampart</text:p>
          </table:table-cell>
          <table:table-cell office:value-type="string">
            <text:p>Rempart</text:p>
          </table:table-cell>
        </table:table-row>
        <table:table-row table:style-name="ro1">
          <table:table-cell office:value-type="string">
            <text:p>Rampart+</text:p>
          </table:table-cell>
          <table:table-cell office:value-type="string">
            <text:p>Rempart +</text:p>
          </table:table-cell>
        </table:table-row>
        <table:table-row table:style-name="ro1">
          <table:table-cell office:value-type="string">
            <text:p>Babel Spear</text:p>
          </table:table-cell>
          <table:table-cell office:value-type="string">
            <text:p>Épieu Babel</text:p>
          </table:table-cell>
        </table:table-row>
        <table:table-row table:style-name="ro1">
          <table:table-cell office:value-type="string">
            <text:p>Babel Spear+</text:p>
          </table:table-cell>
          <table:table-cell office:value-type="string">
            <text:p>Épieu Babel +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Elder Babel Spr (R)</text:p>
          </table:table-cell>
          <table:table-cell office:value-type="string">
            <text:p>Ancien ép. Babel (R)</text:p>
          </table:table-cell>
        </table:table-row>
        <table:table-row table:style-name="ro1">
          <table:table-cell office:value-type="string">
            <text:p>Nega-Babylon</text:p>
          </table:table-cell>
          <table:table-cell office:value-type="string">
            <text:p>Nega-Babylone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Acrus Lance</text:p>
          </table:table-cell>
          <table:table-cell office:value-type="string">
            <text:p>Lance Acrus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Doris Spear (R)</text:p>
          </table:table-cell>
          <table:table-cell office:value-type="string">
            <text:p>Épieu Doris (R)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Doris Spear (Y)</text:p>
          </table:table-cell>
          <table:table-cell office:value-type="string">
            <text:p>Épieu Doris (J)</text:p>
          </table:table-cell>
        </table:table-row>
        <table:table-row table:style-name="ro1">
          <table:table-cell office:value-type="string">
            <text:p>Doris Fellspear (P)</text:p>
          </table:table-cell>
          <table:table-cell office:value-type="string">
            <text:p>Pique Doris (P)</text:p>
          </table:table-cell>
        </table:table-row>
        <table:table-row table:style-name="ro1">
          <table:table-cell office:value-type="string">
            <text:p>Doris Fellspear (G)</text:p>
          </table:table-cell>
          <table:table-cell office:value-type="string">
            <text:p>Pique Doris (V)</text:p>
          </table:table-cell>
        </table:table-row>
        <table:table-row table:style-name="ro1">
          <table:table-cell office:value-type="string">
            <text:p>High Acrus Lance</text:p>
          </table:table-cell>
          <table:table-cell office:value-type="string">
            <text:p>Grande lance Acrus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Amphitrite (P)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Tusk Lance</text:p>
          </table:table-cell>
          <table:table-cell office:value-type="string">
            <text:p>Lance défense</text:p>
          </table:table-cell>
        </table:table-row>
        <table:table-row table:style-name="ro1">
          <table:table-cell office:value-type="string">
            <text:p>Tusk Lance+</text:p>
          </table:table-cell>
          <table:table-cell office:value-type="string">
            <text:p>Lance défense +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Sabertooth (G)</text:p>
          </table:table-cell>
          <table:table-cell office:value-type="string">
            <text:p>Dent de sabre (V)</text:p>
          </table:table-cell>
        </table:table-row>
        <table:table-row table:style-name="ro1">
          <table:table-cell office:value-type="string">
            <text:p>Gobulu Muruka</text:p>
          </table:table-cell>
          <table:table-cell office:value-type="string">
            <text:p>Gobulu Muruka</text:p>
          </table:table-cell>
        </table:table-row>
        <table:table-row table:style-name="ro1">
          <table:table-cell office:value-type="string">
            <text:p>Gobulu Muruka+</text:p>
          </table:table-cell>
          <table:table-cell office:value-type="string">
            <text:p>Gobulu Muruka +</text:p>
          </table:table-cell>
        </table:table-row>
        <table:table-row table:style-name="ro1">
          <table:table-cell office:value-type="string">
            <text:p>Gobuluku Muraaka</text:p>
          </table:table-cell>
          <table:table-cell office:value-type="string">
            <text:p>Gobulu Muraaka</text:p>
          </table:table-cell>
        </table:table-row>
        <table:table-row table:style-name="ro1">
          <table:table-cell office:value-type="string">
            <text:p>Bone Lance</text:p>
          </table:table-cell>
          <table:table-cell office:value-type="string">
            <text:p>Lance en os</text:p>
          </table:table-cell>
        </table:table-row>
        <table:table-row table:style-name="ro1">
          <table:table-cell office:value-type="string">
            <text:p>Bone Lance+</text:p>
          </table:table-cell>
          <table:table-cell office:value-type="string">
            <text:p>Lance en os +</text:p>
          </table:table-cell>
        </table:table-row>
        <table:table-row table:style-name="ro1">
          <table:table-cell office:value-type="string">
            <text:p>Ploshasta</text:p>
          </table:table-cell>
          <table:table-cell office:value-type="string">
            <text:p>Ploshasta</text:p>
          </table:table-cell>
        </table:table-row>
        <table:table-row table:style-name="ro1">
          <table:table-cell office:value-type="string">
            <text:p>Rhenohasta</text:p>
          </table:table-cell>
          <table:table-cell office:value-type="string">
            <text:p>Rhenohasta</text:p>
          </table:table-cell>
        </table:table-row>
        <table:table-row table:style-name="ro1">
          <table:table-cell office:value-type="string">
            <text:p>Azure Crest</text:p>
          </table:table-cell>
          <table:table-cell office:value-type="string">
            <text:p>Crête azur</text:p>
          </table:table-cell>
        </table:table-row>
        <table:table-row table:style-name="ro1">
          <table:table-cell office:value-type="string">
            <text:p>Azure Crest+</text:p>
          </table:table-cell>
          <table:table-cell office:value-type="string">
            <text:p>Crête azur +</text:p>
          </table:table-cell>
        </table:table-row>
        <table:table-row table:style-name="ro1">
          <table:table-cell office:value-type="string">
            <text:p>Great Azure</text:p>
          </table:table-cell>
          <table:table-cell office:value-type="string">
            <text:p>Grand azur</text:p>
          </table:table-cell>
        </table:table-row>
        <table:table-row table:style-name="ro1">
          <table:table-cell office:value-type="string">
            <text:p>Rugged Lance</text:p>
          </table:table-cell>
          <table:table-cell office:value-type="string">
            <text:p>Lance sauvage</text:p>
          </table:table-cell>
        </table:table-row>
        <table:table-row table:style-name="ro1">
          <table:table-cell office:value-type="string">
            <text:p>Rugged Lance+</text:p>
          </table:table-cell>
          <table:table-cell office:value-type="string">
            <text:p>Lance sauvage +</text:p>
          </table:table-cell>
        </table:table-row>
        <table:table-row table:style-name="ro1">
          <table:table-cell office:value-type="string">
            <text:p>Diablos Lance</text:p>
          </table:table-cell>
          <table:table-cell office:value-type="string">
            <text:p>Corne Diablos</text:p>
          </table:table-cell>
        </table:table-row>
        <table:table-row table:style-name="ro1">
          <table:table-cell office:value-type="string">
            <text:p>Diablos Spear</text:p>
          </table:table-cell>
          <table:table-cell office:value-type="string">
            <text:p>Épieu Diablos</text:p>
          </table:table-cell>
        </table:table-row>
        <table:table-row table:style-name="ro1">
          <table:table-cell office:value-type="string">
            <text:p>Spiral Heat</text:p>
          </table:table-cell>
          <table:table-cell office:value-type="string">
            <text:p>Spirale chaude</text:p>
          </table:table-cell>
        </table:table-row>
        <table:table-row table:style-name="ro1">
          <table:table-cell office:value-type="string">
            <text:p>Agnaktor Firelance</text:p>
          </table:table-cell>
          <table:table-cell office:value-type="string">
            <text:p>Lance feu Agnaktor</text:p>
          </table:table-cell>
        </table:table-row>
        <table:table-row table:style-name="ro1">
          <table:table-cell office:value-type="string">
            <text:p>Ludroth Bone Spear</text:p>
          </table:table-cell>
          <table:table-cell office:value-type="string">
            <text:p>Épieu en os Ludroth</text:p>
          </table:table-cell>
        </table:table-row>
        <table:table-row table:style-name="ro2">
          <table:table-cell office:value-type="string">
            <text:p>Spiral Lance</text:p>
          </table:table-cell>
          <table:table-cell office:value-type="string">
            <text:p>Lance spirale</text:p>
          </table:table-cell>
        </table:table-row>
        <table:table-row table:style-name="ro2">
          <table:table-cell office:value-type="string">
            <text:p>Spiral Lance+</text:p>
          </table:table-cell>
          <table:table-cell office:value-type="string">
            <text:p>Lance spirale +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Spiral Splash (B)</text:p>
          </table:table-cell>
          <table:table-cell office:value-type="string">
            <text:p>Jet spirale (B)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Spiral Splash (G)</text:p>
          </table:table-cell>
          <table:table-cell office:value-type="string">
            <text:p>Jet spirale (V)</text:p>
          </table:table-cell>
        </table:table-row>
        <table:table-row table:style-name="ro1">
          <table:table-cell office:value-type="string">
            <text:p>Shadow Javelin</text:p>
          </table:table-cell>
          <table:table-cell office:value-type="string">
            <text:p>Javelot de l'ombre</text:p>
          </table:table-cell>
        </table:table-row>
        <table:table-row table:style-name="ro1">
          <table:table-cell office:value-type="string">
            <text:p>Toxic Javelin</text:p>
          </table:table-cell>
          <table:table-cell office:value-type="string">
            <text:p>Javelot toxique</text:p>
          </table:table-cell>
        </table:table-row>
        <table:table-row table:style-name="ro1">
          <table:table-cell office:value-type="string">
            <text:p>Rusted Lance</text:p>
          </table:table-cell>
          <table:table-cell office:value-type="string">
            <text:p>Lance rouillée</text:p>
          </table:table-cell>
        </table:table-row>
        <table:table-row table:style-name="ro1">
          <table:table-cell office:value-type="string">
            <text:p>Tarnished Lance</text:p>
          </table:table-cell>
          <table:table-cell office:value-type="string">
            <text:p>Lance ternie</text:p>
          </table:table-cell>
        </table:table-row>
        <table:table-row table:style-name="ro1">
          <table:table-cell office:value-type="string">
            <text:p>Undertaker</text:p>
          </table:table-cell>
          <table:table-cell office:value-type="string">
            <text:p>Fossoyeur</text:p>
          </table:table-cell>
        </table:table-row>
        <table:table-row table:style-name="ro1">
          <table:table-cell office:value-type="string">
            <text:p>High Undertaker</text:p>
          </table:table-cell>
          <table:table-cell office:value-type="string">
            <text:p>Grand fossoyeur</text:p>
          </table:table-cell>
        </table:table-row>
        <table:table-row table:style-name="ro1">
          <table:table-cell office:value-type="string">
            <text:p>Worn Spear</text:p>
          </table:table-cell>
          <table:table-cell office:value-type="string">
            <text:p>Épieu usé</text:p>
          </table:table-cell>
        </table:table-row>
        <table:table-row table:style-name="ro1">
          <table:table-cell office:value-type="string">
            <text:p>Weathered Spear</text:p>
          </table:table-cell>
          <table:table-cell office:value-type="string">
            <text:p>Épieu effrité</text:p>
          </table:table-cell>
        </table:table-row>
        <table:table-row table:style-name="ro1">
          <table:table-cell office:value-type="string">
            <text:p>Skyscraper</text:p>
          </table:table-cell>
          <table:table-cell office:value-type="string">
            <text:p>Gratte-ciel</text:p>
          </table:table-cell>
        </table:table-row>
        <table:table-row table:style-name="ro1">
          <table:table-cell office:value-type="string">
            <text:p>Blue Crater</text:p>
          </table:table-cell>
          <table:table-cell office:value-type="string">
            <text:p>Cratère bleu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Smalt Crater (R)</text:p>
          </table:table-cell>
          <table:table-cell office:value-type="string">
            <text:p>Cratère smalt (R)</text:p>
          </table:table-cell>
        </table:table-row>
        <table:table-row table:style-name="ro1">
          <table:table-cell office:value-type="string">
            <text:p>Smalt Crater (B)</text:p>
          </table:table-cell>
          <table:table-cell office:value-type="string">
            <text:p>Cratère smalt (B)</text:p>
          </table:table-cell>
        </table:table-row>
        <table:table-row table:style-name="ro1">
          <table:table-cell office:value-type="string">
            <text:p>Smalt Crater (Y)</text:p>
          </table:table-cell>
          <table:table-cell office:value-type="string">
            <text:p>Cratère smalt (J)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Doom Crown (P)</text:p>
          </table:table-cell>
          <table:table-cell office:value-type="string">
            <text:p>Couronne fatale (P)</text:p>
          </table:table-cell>
        </table:table-row>
        <table:table-row table:style-name="ro1">
          <table:table-cell office:value-type="string">
            <text:p>Doom Crown (G)</text:p>
          </table:table-cell>
          <table:table-cell office:value-type="string">
            <text:p>Couronne fatale (V)</text:p>
          </table:table-cell>
        </table:table-row>
        <table:table-row table:style-name="ro2">
          <table:table-cell office:value-type="string">
            <text:p>Grief Lance</text:p>
          </table:table-cell>
          <table:table-cell office:value-type="string">
            <text:p>Lance du chagrin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Fiendish Tower (P)</text:p>
          </table:table-cell>
          <table:table-cell office:value-type="string">
            <text:p>Tour infernale (P)</text:p>
          </table:table-cell>
        </table:table-row>
        <table:table-row table:style-name="ro1">
          <table:table-cell office:value-type="string">
            <text:p>Fiendish Tower (G)</text:p>
          </table:table-cell>
          <table:table-cell office:value-type="string">
            <text:p>Tour infernale (V)</text:p>
          </table:table-cell>
        </table:table-row>
        <table:table-row table:style-name="ro1">
          <table:table-cell office:value-type="string">
            <text:p>Alatreon Lance</text:p>
          </table:table-cell>
          <table:table-cell office:value-type="string">
            <text:p>Lance Alatreon</text:p>
          </table:table-cell>
        </table:table-row>
        <table:table-row table:style-name="ro1">
          <table:table-cell office:value-type="string">
            <text:p>Alatreon Gleam</text:p>
          </table:table-cell>
          <table:table-cell office:value-type="string">
            <text:p>Lueur Alatreon</text:p>
          </table:table-cell>
        </table:table-row>
        <table:table-row table:style-name="ro1">
          <table:table-cell office:value-type="string">
            <text:p>Warrior's Lance</text:p>
          </table:table-cell>
          <table:table-cell office:value-type="string">
            <text:p>Lance de guerrier</text:p>
          </table:table-cell>
        </table:table-row>
        <table:table-row table:style-name="ro1">
          <table:table-cell office:value-type="string">
            <text:p>Millennium</text:p>
          </table:table-cell>
          <table:table-cell office:value-type="string">
            <text:p>Millénaire</text:p>
          </table:table-cell>
        </table:table-row>
        <table:table-row table:style-name="ro1">
          <table:table-cell office:value-type="string">
            <text:p>Sharq Attaq</text:p>
          </table:table-cell>
          <table:table-cell office:value-type="string">
            <text:p>Attaque requin</text:p>
          </table:table-cell>
        </table:table-row>
        <table:table-row table:style-name="ro1">
          <table:table-cell office:value-type="string">
            <text:p>ML001: Baltzenger</text:p>
          </table:table-cell>
          <table:table-cell office:value-type="string">
            <text:p>LM001 : Baltzenger</text:p>
          </table:table-cell>
        </table:table-row>
        <table:table-row table:style-name="ro1">
          <table:table-cell office:value-type="string">
            <text:p>Banderlance "Byakko"</text:p>
          </table:table-cell>
          <table:table-cell office:value-type="string">
            <text:p>Lance "Byakko"</text:p>
          </table:table-cell>
        </table:table-row>
        <table:table-row table:style-name="ro2" table:number-rows-repeated="1048478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rames (0B __ XX)" table:style-name="ta1">
        <table:table-column table:style-name="co18" table:default-cell-style-name="Default"/>
        <table:table-column table:style-name="co13" table:default-cell-style-name="Default"/>
        <table:table-row table:style-name="ro1">
          <table:table-cell office:value-type="string">
            <text:p>Light Bowgun</text:p>
          </table:table-cell>
          <table:table-cell office:value-type="string">
            <text:p>Fusarbalète léger</text:p>
          </table:table-cell>
        </table:table-row>
        <table:table-row table:style-name="ro1">
          <table:table-cell office:value-type="string">
            <text:p>Medium Bowgun</text:p>
          </table:table-cell>
          <table:table-cell office:value-type="string">
            <text:p>Fusarbalète moyen</text:p>
          </table:table-cell>
        </table:table-row>
        <table:table-row table:style-name="ro1">
          <table:table-cell office:value-type="string">
            <text:p>Heavy Bowgun</text:p>
          </table:table-cell>
          <table:table-cell office:value-type="string">
            <text:p>Fusarbalète lourd</text:p>
          </table:table-cell>
        </table:table-row>
        <table:table-row table:style-name="ro1">
          <table:table-cell office:value-type="string">
            <text:p>Royal Launcher</text:p>
          </table:table-cell>
          <table:table-cell office:value-type="string">
            <text:p>Lanceur royal</text:p>
          </table:table-cell>
        </table:table-row>
        <table:table-row table:style-name="ro1">
          <table:table-cell office:value-type="string">
            <text:p>Jaggid Fire</text:p>
          </table:table-cell>
          <table:table-cell office:value-type="string">
            <text:p>Feu Jaggid</text:p>
          </table:table-cell>
        </table:table-row>
        <table:table-row table:style-name="ro1">
          <table:table-cell office:value-type="string">
            <text:p>Thundacrus Rex</text:p>
          </table:table-cell>
          <table:table-cell office:value-type="string">
            <text:p>Thundacrus Rex</text:p>
          </table:table-cell>
        </table:table-row>
        <table:table-row table:style-name="ro1">
          <table:table-cell office:value-type="string">
            <text:p>Rathling Gun+</text:p>
          </table:table-cell>
          <table:table-cell office:value-type="string">
            <text:p>Fusil Rathling +</text:p>
          </table:table-cell>
        </table:table-row>
        <table:table-row table:style-name="ro1">
          <table:table-cell office:value-type="string">
            <text:p>Blizzard Cannon</text:p>
          </table:table-cell>
          <table:table-cell office:value-type="string">
            <text:p>Canon blizzard</text:p>
          </table:table-cell>
        </table:table-row>
        <table:table-row table:style-name="ro1">
          <table:table-cell office:value-type="string">
            <text:p>Poison Stinger</text:p>
          </table:table-cell>
          <table:table-cell office:value-type="string">
            <text:p>Piqûre de poison</text:p>
          </table:table-cell>
        </table:table-row>
        <table:table-row table:style-name="ro1">
          <table:table-cell office:value-type="string">
            <text:p>Devil's Grin</text:p>
          </table:table-cell>
          <table:table-cell office:value-type="string">
            <text:p>Sourire du diable</text:p>
          </table:table-cell>
        </table:table-row>
        <table:table-row table:style-name="ro1">
          <table:table-cell office:value-type="string">
            <text:p>Tropeco Gun</text:p>
          </table:table-cell>
          <table:table-cell office:value-type="string">
            <text:p>Fusil Tropeco</text:p>
          </table:table-cell>
        </table:table-row>
        <table:table-row table:style-name="ro1">
          <table:table-cell office:value-type="string">
            <text:p>Diablazooka</text:p>
          </table:table-cell>
          <table:table-cell office:value-type="string">
            <text:p>Diablazooka</text:p>
          </table:table-cell>
        </table:table-row>
        <table:table-row table:style-name="ro1">
          <table:table-cell office:value-type="string">
            <text:p>Agnablaster</text:p>
          </table:table-cell>
          <table:table-cell office:value-type="string">
            <text:p>Agnafoudroyeur</text:p>
          </table:table-cell>
        </table:table-row>
        <table:table-row table:style-name="ro1">
          <table:table-cell office:value-type="string">
            <text:p>Chaos Wing</text:p>
          </table:table-cell>
          <table:table-cell office:value-type="string">
            <text:p>Aile du chaos</text:p>
          </table:table-cell>
        </table:table-row>
        <table:table-row table:style-name="ro1">
          <table:table-cell office:value-type="string">
            <text:p>Jhen Cannon</text:p>
          </table:table-cell>
          <table:table-cell office:value-type="string">
            <text:p>Canon Jhen</text:p>
          </table:table-cell>
        </table:table-row>
        <table:table-row table:style-name="ro1">
          <table:table-cell office:value-type="string">
            <text:p>Dummy</text:p>
          </table:table-cell>
          <table:table-cell office:value-type="string">
            <text:p>Dummy</text:p>
          </table:table-cell>
        </table:table-row>
        <table:table-row table:style-name="ro1">
          <table:table-cell office:value-type="string">
            <text:p>Aquamatic "Spark"</text:p>
          </table:table-cell>
          <table:table-cell office:value-type="string">
            <text:p>Éclair aquamatique</text:p>
          </table:table-cell>
        </table:table-row>
        <table:table-row table:style-name="ro1">
          <table:table-cell office:value-type="string">
            <text:p>Aquamatic "Longshot"</text:p>
          </table:table-cell>
          <table:table-cell office:value-type="string">
            <text:p>Tir aquamatique</text:p>
          </table:table-cell>
        </table:table-row>
        <table:table-row table:style-name="ro1">
          <table:table-cell office:value-type="string">
            <text:p>Vulcannon</text:p>
          </table:table-cell>
          <table:table-cell office:value-type="string">
            <text:p>Vulcanon</text:p>
          </table:table-cell>
        </table:table-row>
        <table:table-row table:style-name="ro2" table:number-rows-repeated="104855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arrel (0C __ XX)" table:style-name="ta1"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Light Bowgun</text:p>
          </table:table-cell>
          <table:table-cell office:value-type="string">
            <text:p>Fusarbalète léger</text:p>
          </table:table-cell>
        </table:table-row>
        <table:table-row table:style-name="ro1">
          <table:table-cell office:value-type="string">
            <text:p>Medium Bowgun</text:p>
          </table:table-cell>
          <table:table-cell office:value-type="string">
            <text:p>Fusarbalète moyen</text:p>
          </table:table-cell>
        </table:table-row>
        <table:table-row table:style-name="ro1">
          <table:table-cell office:value-type="string">
            <text:p>Heavy Bowgun</text:p>
          </table:table-cell>
          <table:table-cell office:value-type="string">
            <text:p>Fusarbalète lourd</text:p>
          </table:table-cell>
        </table:table-row>
        <table:table-row table:style-name="ro1">
          <table:table-cell office:value-type="string">
            <text:p>Aquamatic "Needler"</text:p>
          </table:table-cell>
          <table:table-cell office:value-type="string">
            <text:p>Dard aquamatique</text:p>
          </table:table-cell>
        </table:table-row>
        <table:table-row table:style-name="ro1">
          <table:table-cell office:value-type="string">
            <text:p>Royal Launcher</text:p>
          </table:table-cell>
          <table:table-cell office:value-type="string">
            <text:p>Lanceur royal</text:p>
          </table:table-cell>
        </table:table-row>
        <table:table-row table:style-name="ro1">
          <table:table-cell office:value-type="string">
            <text:p>Jaggid Fire</text:p>
          </table:table-cell>
          <table:table-cell office:value-type="string">
            <text:p>Feu Jaggid</text:p>
          </table:table-cell>
        </table:table-row>
        <table:table-row table:style-name="ro1">
          <table:table-cell office:value-type="string">
            <text:p>Thundacrus</text:p>
          </table:table-cell>
          <table:table-cell office:value-type="string">
            <text:p>Thundacrus</text:p>
          </table:table-cell>
        </table:table-row>
        <table:table-row table:style-name="ro1">
          <table:table-cell office:value-type="string">
            <text:p>Thundacrus Rex</text:p>
          </table:table-cell>
          <table:table-cell office:value-type="string">
            <text:p>Thundacrus Rex</text:p>
          </table:table-cell>
        </table:table-row>
        <table:table-row table:style-name="ro1">
          <table:table-cell office:value-type="string">
            <text:p>Rathling Gun</text:p>
          </table:table-cell>
          <table:table-cell office:value-type="string">
            <text:p>Fusil Rathling</text:p>
          </table:table-cell>
        </table:table-row>
        <table:table-row table:style-name="ro1">
          <table:table-cell office:value-type="string">
            <text:p>Rathling Gun+</text:p>
          </table:table-cell>
          <table:table-cell office:value-type="string">
            <text:p>Fusil Rathling +</text:p>
          </table:table-cell>
        </table:table-row>
        <table:table-row table:style-name="ro1">
          <table:table-cell office:value-type="string">
            <text:p>Barrozooka</text:p>
          </table:table-cell>
          <table:table-cell office:value-type="string">
            <text:p>Barrozooka</text:p>
          </table:table-cell>
        </table:table-row>
        <table:table-row table:style-name="ro1">
          <table:table-cell office:value-type="string">
            <text:p>Devil's Grin</text:p>
          </table:table-cell>
          <table:table-cell office:value-type="string">
            <text:p>Sourire du diable</text:p>
          </table:table-cell>
        </table:table-row>
        <table:table-row table:style-name="ro1">
          <table:table-cell office:value-type="string">
            <text:p>Tropeco Gun</text:p>
          </table:table-cell>
          <table:table-cell office:value-type="string">
            <text:p>Fusil Tropeco</text:p>
          </table:table-cell>
        </table:table-row>
        <table:table-row table:style-name="ro1">
          <table:table-cell office:value-type="string">
            <text:p>Diablazooka</text:p>
          </table:table-cell>
          <table:table-cell office:value-type="string">
            <text:p>Diablazooka</text:p>
          </table:table-cell>
        </table:table-row>
        <table:table-row table:style-name="ro1">
          <table:table-cell office:value-type="string">
            <text:p>Chaos Wing</text:p>
          </table:table-cell>
          <table:table-cell office:value-type="string">
            <text:p>Aile du chaos</text:p>
          </table:table-cell>
        </table:table-row>
        <table:table-row table:style-name="ro1">
          <table:table-cell office:value-type="string">
            <text:p>Jhen Cannon</text:p>
          </table:table-cell>
          <table:table-cell office:value-type="string">
            <text:p>Canon Jhen</text:p>
          </table:table-cell>
        </table:table-row>
        <table:table-row table:style-name="ro1">
          <table:table-cell office:value-type="string">
            <text:p>Aquamatic "Spark"</text:p>
          </table:table-cell>
          <table:table-cell office:value-type="string">
            <text:p>Éclair aquamatique</text:p>
          </table:table-cell>
        </table:table-row>
        <table:table-row table:style-name="ro1">
          <table:table-cell office:value-type="string">
            <text:p>Aquamatic "Longshot"</text:p>
          </table:table-cell>
          <table:table-cell office:value-type="string">
            <text:p>Tir aquamatique</text:p>
          </table:table-cell>
        </table:table-row>
        <table:table-row table:style-name="ro1">
          <table:table-cell office:value-type="string">
            <text:p>Vulcannon</text:p>
          </table:table-cell>
          <table:table-cell office:value-type="string">
            <text:p>Vulcanon</text:p>
          </table:table-cell>
        </table:table-row>
        <table:table-row table:style-name="ro1">
          <table:table-cell office:value-type="string">
            <text:p>Bloodguilty Maw</text:p>
          </table:table-cell>
          <table:table-cell office:value-type="string">
            <text:p>Gouffre sanglant</text:p>
          </table:table-cell>
        </table:table-row>
        <table:table-row table:style-name="ro2" table:number-rows-repeated="104855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tock (0D __ XX)" table:style-name="ta1">
        <table:table-column table:style-name="co18" table:default-cell-style-name="Default"/>
        <table:table-column table:style-name="co13" table:default-cell-style-name="Default"/>
        <table:table-row table:style-name="ro1">
          <table:table-cell office:value-type="string">
            <text:p>Light Bowgun</text:p>
          </table:table-cell>
          <table:table-cell office:value-type="string">
            <text:p>Fusarbalète léger</text:p>
          </table:table-cell>
        </table:table-row>
        <table:table-row table:style-name="ro1">
          <table:table-cell office:value-type="string">
            <text:p>Medium Bowgun</text:p>
          </table:table-cell>
          <table:table-cell office:value-type="string">
            <text:p>Fusarbalète moyen</text:p>
          </table:table-cell>
        </table:table-row>
        <table:table-row table:style-name="ro1">
          <table:table-cell office:value-type="string">
            <text:p>Heavy Bowgun</text:p>
          </table:table-cell>
          <table:table-cell office:value-type="string">
            <text:p>Fusarbalète lourd</text:p>
          </table:table-cell>
        </table:table-row>
        <table:table-row table:style-name="ro1">
          <table:table-cell office:value-type="string">
            <text:p>Aquamatic "Needler"</text:p>
          </table:table-cell>
          <table:table-cell office:value-type="string">
            <text:p>Dard aquamatique</text:p>
          </table:table-cell>
        </table:table-row>
        <table:table-row table:style-name="ro1">
          <table:table-cell office:value-type="string">
            <text:p>Royal Launcher</text:p>
          </table:table-cell>
          <table:table-cell office:value-type="string">
            <text:p>Lanceur royal</text:p>
          </table:table-cell>
        </table:table-row>
        <table:table-row table:style-name="ro1">
          <table:table-cell office:value-type="string">
            <text:p>Thundacrus</text:p>
          </table:table-cell>
          <table:table-cell office:value-type="string">
            <text:p>Thundacrus</text:p>
          </table:table-cell>
        </table:table-row>
        <table:table-row table:style-name="ro1">
          <table:table-cell office:value-type="string">
            <text:p>Thundacrus Rex</text:p>
          </table:table-cell>
          <table:table-cell office:value-type="string">
            <text:p>Thundacrus Rex</text:p>
          </table:table-cell>
        </table:table-row>
        <table:table-row table:style-name="ro1">
          <table:table-cell office:value-type="string">
            <text:p>Rathling Gun</text:p>
          </table:table-cell>
          <table:table-cell office:value-type="string">
            <text:p>Fusil Rathling</text:p>
          </table:table-cell>
        </table:table-row>
        <table:table-row table:style-name="ro1">
          <table:table-cell office:value-type="string">
            <text:p>Rathling Gun+</text:p>
          </table:table-cell>
          <table:table-cell office:value-type="string">
            <text:p>Fusil Rathling +</text:p>
          </table:table-cell>
        </table:table-row>
        <table:table-row table:style-name="ro1">
          <table:table-cell office:value-type="string">
            <text:p>Blizzard Cannon</text:p>
          </table:table-cell>
          <table:table-cell office:value-type="string">
            <text:p>Canon blizzard</text:p>
          </table:table-cell>
        </table:table-row>
        <table:table-row table:style-name="ro1">
          <table:table-cell office:value-type="string">
            <text:p>Poison Stinger</text:p>
          </table:table-cell>
          <table:table-cell office:value-type="string">
            <text:p>Piqûre de poison</text:p>
          </table:table-cell>
        </table:table-row>
        <table:table-row table:style-name="ro1">
          <table:table-cell office:value-type="string">
            <text:p>Tropeco Gun</text:p>
          </table:table-cell>
          <table:table-cell office:value-type="string">
            <text:p>Fusil Tropeco</text:p>
          </table:table-cell>
        </table:table-row>
        <table:table-row table:style-name="ro1">
          <table:table-cell office:value-type="string">
            <text:p>Diablazooka</text:p>
          </table:table-cell>
          <table:table-cell office:value-type="string">
            <text:p>Diablazooka</text:p>
          </table:table-cell>
        </table:table-row>
        <table:table-row table:style-name="ro1">
          <table:table-cell office:value-type="string">
            <text:p>Agnablaster</text:p>
          </table:table-cell>
          <table:table-cell office:value-type="string">
            <text:p>Agnafoudroyeur</text:p>
          </table:table-cell>
        </table:table-row>
        <table:table-row table:style-name="ro1">
          <table:table-cell office:value-type="string">
            <text:p>Chaos Wing</text:p>
          </table:table-cell>
          <table:table-cell office:value-type="string">
            <text:p>Aile du chaos</text:p>
          </table:table-cell>
        </table:table-row>
        <table:table-row table:style-name="ro1">
          <table:table-cell office:value-type="string">
            <text:p>Jhen Cannon</text:p>
          </table:table-cell>
          <table:table-cell office:value-type="string">
            <text:p>Canon Jhen</text:p>
          </table:table-cell>
        </table:table-row>
        <table:table-row table:style-name="ro1">
          <table:table-cell office:value-type="string">
            <text:p>Aquamatic "Spark"</text:p>
          </table:table-cell>
          <table:table-cell office:value-type="string">
            <text:p>Éclair aquamatique</text:p>
          </table:table-cell>
        </table:table-row>
        <table:table-row table:style-name="ro1">
          <table:table-cell office:value-type="string">
            <text:p>Aquamatic "Longshot"</text:p>
          </table:table-cell>
          <table:table-cell office:value-type="string">
            <text:p>Tir aquamatique</text:p>
          </table:table-cell>
        </table:table-row>
        <table:table-row table:style-name="ro1">
          <table:table-cell office:value-type="string">
            <text:p>Vulcannon</text:p>
          </table:table-cell>
          <table:table-cell office:value-type="string">
            <text:p>Vulcanon</text:p>
          </table:table-cell>
        </table:table-row>
        <table:table-row table:style-name="ro2" table:number-rows-repeated="104855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LS (0E __ XX)" table:style-name="ta1">
        <table:table-column table:style-name="co15" table:default-cell-style-name="Default"/>
        <table:table-column table:style-name="co10" table:default-cell-style-name="Default"/>
        <table:table-row table:style-name="ro1">
          <table:table-cell office:value-type="string">
            <text:p>Thunderclap</text:p>
          </table:table-cell>
          <table:table-cell office:value-type="string">
            <text:p>Coup de tonnerre</text:p>
          </table:table-cell>
        </table:table-row>
        <table:table-row table:style-name="ro1">
          <table:table-cell office:value-type="string">
            <text:p>Thunderclap+</text:p>
          </table:table-cell>
          <table:table-cell office:value-type="string">
            <text:p>Coup de tonnerre +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Heaven's Thunder (R)</text:p>
          </table:table-cell>
          <table:table-cell office:value-type="string">
            <text:p>Tonnerre céleste (R)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Heaven's Thunder (Y)</text:p>
          </table:table-cell>
          <table:table-cell office:value-type="string">
            <text:p>Tonnerre céleste (J)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Ananta Boneblade</text:p>
          </table:table-cell>
          <table:table-cell office:value-type="string">
            <text:p>Lame en os Ananta</text:p>
          </table:table-cell>
        </table:table-row>
        <table:table-row table:style-name="ro1">
          <table:table-cell office:value-type="string">
            <text:p>Ananta Boneblade+</text:p>
          </table:table-cell>
          <table:table-cell office:value-type="string">
            <text:p>Lame en os Ananta +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Shadowbinder (P)</text:p>
          </table:table-cell>
          <table:table-cell office:value-type="string">
            <text:p>Bloque ombre (P)</text:p>
          </table:table-cell>
        </table:table-row>
        <table:table-row table:style-name="ro1">
          <table:table-cell office:value-type="string">
            <text:p>Shadowbinder (G)</text:p>
          </table:table-cell>
          <table:table-cell office:value-type="string">
            <text:p>Bloque ombre (V)</text:p>
          </table:table-cell>
        </table:table-row>
        <table:table-row table:style-name="ro1">
          <table:table-cell office:value-type="string">
            <text:p>Dancing Flames</text:p>
          </table:table-cell>
          <table:table-cell office:value-type="string">
            <text:p>Flammes dansantes</text:p>
          </table:table-cell>
        </table:table-row>
        <table:table-row table:style-name="ro1">
          <table:table-cell office:value-type="string">
            <text:p>Dancing Hellfire</text:p>
          </table:table-cell>
          <table:table-cell office:value-type="string">
            <text:p>Flammenfer dansante</text:p>
          </table:table-cell>
        </table:table-row>
        <table:table-row table:style-name="ro1">
          <table:table-cell office:value-type="string">
            <text:p>Wyvern Blade "Fire"</text:p>
          </table:table-cell>
          <table:table-cell office:value-type="string">
            <text:p>Lame Wyvern "Feu"</text:p>
          </table:table-cell>
        </table:table-row>
        <table:table-row table:style-name="ro1">
          <table:table-cell office:value-type="string">
            <text:p>Wyvern Blade "Flame"</text:p>
          </table:table-cell>
          <table:table-cell office:value-type="string">
            <text:p>Lame Wyvern "Flamme"</text:p>
          </table:table-cell>
        </table:table-row>
        <table:table-row table:style-name="ro1">
          <table:table-cell office:value-type="string">
            <text:p>Wyvern Blade "Flare"</text:p>
          </table:table-cell>
          <table:table-cell office:value-type="string">
            <text:p>Lame Wyvern "Éclat"</text:p>
          </table:table-cell>
        </table:table-row>
        <table:table-row table:style-name="ro1">
          <table:table-cell office:value-type="string">
            <text:p>Barbarian Blade</text:p>
          </table:table-cell>
          <table:table-cell office:value-type="string">
            <text:p>Lame barbare</text:p>
          </table:table-cell>
        </table:table-row>
        <table:table-row table:style-name="ro1">
          <table:table-cell office:value-type="string">
            <text:p>Barbarian Blade+</text:p>
          </table:table-cell>
          <table:table-cell office:value-type="string">
            <text:p>Lame barbare +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Barbrian "Sharq" (P)</text:p>
          </table:table-cell>
          <table:table-cell office:value-type="string">
            <text:p>Requin barbare (P)</text:p>
          </table:table-cell>
        </table:table-row>
        <table:table-row table:style-name="ro1">
          <table:table-cell office:value-type="string">
            <text:p>Orochi Sword</text:p>
          </table:table-cell>
          <table:table-cell office:value-type="string">
            <text:p>Épée Orochi</text:p>
          </table:table-cell>
        </table:table-row>
        <table:table-row table:style-name="ro1">
          <table:table-cell office:value-type="string">
            <text:p>Guan Dao</text:p>
          </table:table-cell>
          <table:table-cell office:value-type="string">
            <text:p>Guan Dao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Yan Yue Dao (P)</text:p>
          </table:table-cell>
          <table:table-cell office:value-type="string">
            <text:p>Yan Yue Dao (P)</text:p>
          </table:table-cell>
        </table:table-row>
        <table:table-row table:style-name="ro1">
          <table:table-cell office:value-type="string">
            <text:p>Yan Yue Dao (G)</text:p>
          </table:table-cell>
          <table:table-cell office:value-type="string">
            <text:p>Yan Ye Dao (V)</text:p>
          </table:table-cell>
        </table:table-row>
        <table:table-row table:style-name="ro1">
          <table:table-cell office:value-type="string">
            <text:p>Reaver "Cruelty"</text:p>
          </table:table-cell>
          <table:table-cell office:value-type="string">
            <text:p>Pilleur "Cruauté"</text:p>
          </table:table-cell>
        </table:table-row>
        <table:table-row table:style-name="ro1">
          <table:table-cell office:value-type="string">
            <text:p>Reaver "Calamity"</text:p>
          </table:table-cell>
          <table:table-cell office:value-type="string">
            <text:p>Pilleur "Calamité"</text:p>
          </table:table-cell>
        </table:table-row>
        <table:table-row table:style-name="ro1">
          <table:table-cell office:value-type="string">
            <text:p>Dark Claw</text:p>
          </table:table-cell>
          <table:table-cell office:value-type="string">
            <text:p>Griffe sombre</text:p>
          </table:table-cell>
        </table:table-row>
        <table:table-row table:style-name="ro1">
          <table:table-cell office:value-type="string">
            <text:p>Dark Claw "Demise"</text:p>
          </table:table-cell>
          <table:table-cell office:value-type="string">
            <text:p>Griffe sombre "Mort"</text:p>
          </table:table-cell>
        </table:table-row>
        <table:table-row table:style-name="ro1">
          <table:table-cell office:value-type="string">
            <text:p>Tenebra</text:p>
          </table:table-cell>
          <table:table-cell office:value-type="string">
            <text:p>Ténèbre</text:p>
          </table:table-cell>
        </table:table-row>
        <table:table-row table:style-name="ro1">
          <table:table-cell office:value-type="string">
            <text:p>Tenebra D</text:p>
          </table:table-cell>
          <table:table-cell office:value-type="string">
            <text:p>Ténèbre D</text:p>
          </table:table-cell>
        </table:table-row>
        <table:table-row table:style-name="ro1">
          <table:table-cell office:value-type="string">
            <text:p>Rising Soul</text:p>
          </table:table-cell>
          <table:table-cell office:value-type="string">
            <text:p>Éveil spirituel</text:p>
          </table:table-cell>
        </table:table-row>
        <table:table-row table:style-name="ro2" table:number-rows-repeated="104853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A (0F __ XX)" table:style-name="ta1">
        <table:table-column table:style-name="co20" table:default-cell-style-name="Default"/>
        <table:table-column table:style-name="co15" table:default-cell-style-name="Default"/>
        <table:table-row table:style-name="ro1">
          <table:table-cell office:value-type="string">
            <text:p>Bone Axe</text:p>
          </table:table-cell>
          <table:table-cell office:value-type="string">
            <text:p>Hache en os</text:p>
          </table:table-cell>
        </table:table-row>
        <table:table-row table:style-name="ro1">
          <table:table-cell office:value-type="string">
            <text:p>Bone Axe+</text:p>
          </table:table-cell>
          <table:table-cell office:value-type="string">
            <text:p>Hache en os +</text:p>
          </table:table-cell>
        </table:table-row>
        <table:table-row table:style-name="ro1">
          <table:table-cell office:value-type="string">
            <text:p>Assault Axe</text:p>
          </table:table-cell>
          <table:table-cell office:value-type="string">
            <text:p>Hache d'attaque</text:p>
          </table:table-cell>
        </table:table-row>
        <table:table-row table:style-name="ro1">
          <table:table-cell office:value-type="string">
            <text:p>Assault Axe+</text:p>
          </table:table-cell>
          <table:table-cell office:value-type="string">
            <text:p>Hache d'attaque +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Blitzkrieg (R)</text:p>
          </table:table-cell>
          <table:table-cell office:value-type="string">
            <text:p>Blitzkrieg (R)</text:p>
          </table:table-cell>
        </table:table-row>
        <table:table-row table:style-name="ro1">
          <table:table-cell office:value-type="string">
            <text:p>Blitzkrieg (B)</text:p>
          </table:table-cell>
          <table:table-cell office:value-type="string">
            <text:p>Blitzkrieg (B)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Bastion Blitz (P)</text:p>
          </table:table-cell>
          <table:table-cell office:value-type="string">
            <text:p>Prise bastion (P)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Fire Tempest</text:p>
          </table:table-cell>
          <table:table-cell office:value-type="string">
            <text:p>Tempête de feu</text:p>
          </table:table-cell>
        </table:table-row>
        <table:table-row table:style-name="ro1">
          <table:table-cell office:value-type="string">
            <text:p>Flame Tempest</text:p>
          </table:table-cell>
          <table:table-cell office:value-type="string">
            <text:p>Tempête de flamme</text:p>
          </table:table-cell>
        </table:table-row>
        <table:table-row table:style-name="ro1">
          <table:table-cell office:value-type="string">
            <text:p>Bolt Axe</text:p>
          </table:table-cell>
          <table:table-cell office:value-type="string">
            <text:p>Hache éclair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office:value-type="string">
            <text:p>Volt Axe (R)</text:p>
          </table:table-cell>
          <table:table-cell office:value-type="string">
            <text:p>Hache volt (R)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office:value-type="string">
            <text:p>Volt Axe (Y)</text:p>
          </table:table-cell>
          <table:table-cell office:value-type="string">
            <text:p>Hache volt (J)</text:p>
          </table:table-cell>
        </table:table-row>
        <table:table-row table:style-name="ro1">
          <table:table-cell office:value-type="string">
            <text:p>Megavolt Axe (P)</text:p>
          </table:table-cell>
          <table:table-cell office:value-type="string">
            <text:p>Hache mégavolt (P)</text:p>
          </table:table-cell>
        </table:table-row>
        <table:table-row table:style-name="ro1">
          <table:table-cell office:value-type="string">
            <text:p>Megavolt Axe (G)</text:p>
          </table:table-cell>
          <table:table-cell office:value-type="string">
            <text:p>Hache mégavolt (V)</text:p>
          </table:table-cell>
        </table:table-row>
        <table:table-row table:style-name="ro1">
          <table:table-cell office:value-type="string">
            <text:p>High Bolt Axe</text:p>
          </table:table-cell>
          <table:table-cell office:value-type="string">
            <text:p>Grande hache éclair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Thunderstrike (P)</text:p>
          </table:table-cell>
          <table:table-cell office:value-type="string">
            <text:p>Frappe tonnerre (P)</text:p>
          </table:table-cell>
        </table:table-row>
        <table:table-row table:style-name="ro1">
          <table:table-cell office:value-type="string">
            <text:p>Thunderstrike (G)</text:p>
          </table:table-cell>
          <table:table-cell office:value-type="string">
            <text:p>Frappe tonnerre (V)</text:p>
          </table:table-cell>
        </table:table-row>
        <table:table-row table:style-name="ro1">
          <table:table-cell office:value-type="string">
            <text:p>Amber Slash</text:p>
          </table:table-cell>
          <table:table-cell office:value-type="string">
            <text:p>Lame ambrée</text:p>
          </table:table-cell>
        </table:table-row>
        <table:table-row table:style-name="ro1">
          <table:table-cell office:value-type="string">
            <text:p>Amber Slash+</text:p>
          </table:table-cell>
          <table:table-cell office:value-type="string">
            <text:p>Lame ambrée +</text:p>
          </table:table-cell>
        </table:table-row>
        <table:table-row table:style-name="ro1">
          <table:table-cell office:value-type="string">
            <text:p>Amber Hoarfrost</text:p>
          </table:table-cell>
          <table:table-cell office:value-type="string">
            <text:p>Gelée ambrée</text:p>
          </table:table-cell>
        </table:table-row>
        <table:table-row table:style-name="ro1">
          <table:table-cell office:value-type="string">
            <text:p>Inceadeus</text:p>
          </table:table-cell>
          <table:table-cell office:value-type="string">
            <text:p>Inceadeus</text:p>
          </table:table-cell>
        </table:table-row>
        <table:table-row table:style-name="ro1">
          <table:table-cell office:value-type="string">
            <text:p>Inceadeus+</text:p>
          </table:table-cell>
          <table:table-cell office:value-type="string">
            <text:p>Inceadeus +</text:p>
          </table:table-cell>
        </table:table-row>
        <table:table-row table:style-name="ro1">
          <table:table-cell office:value-type="string">
            <text:p>Great Inceadeus</text:p>
          </table:table-cell>
          <table:table-cell office:value-type="string">
            <text:p>Grand Inceadeus</text:p>
          </table:table-cell>
        </table:table-row>
        <table:table-row table:style-name="ro1">
          <table:table-cell office:value-type="string">
            <text:p>Demonbind</text:p>
          </table:table-cell>
          <table:table-cell office:value-type="string">
            <text:p>Attrape démon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Ironblood Axe</text:p>
          </table:table-cell>
          <table:table-cell office:value-type="string">
            <text:p>Hache sang de fer</text:p>
          </table:table-cell>
        </table:table-row>
        <table:table-row table:style-name="ro1">
          <table:table-cell office:value-type="string">
            <text:p>Great Demonbind (P)</text:p>
          </table:table-cell>
          <table:table-cell office:value-type="string">
            <text:p>Gd attrape démon (P)</text:p>
          </table:table-cell>
        </table:table-row>
        <table:table-row table:style-name="ro1">
          <table:table-cell office:value-type="string">
            <text:p>Great Demonbind (G)</text:p>
          </table:table-cell>
          <table:table-cell office:value-type="string">
            <text:p>Gd attrape démon (V)</text:p>
          </table:table-cell>
        </table:table-row>
        <table:table-row table:style-name="ro1">
          <table:table-cell office:value-type="string">
            <text:p>Rough Edge</text:p>
          </table:table-cell>
          <table:table-cell office:value-type="string">
            <text:p>Lame rugueuse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Tough Break (R)</text:p>
          </table:table-cell>
          <table:table-cell office:value-type="string">
            <text:p>Cassure tenace (R)</text:p>
          </table:table-cell>
        </table:table-row>
        <table:table-row table:style-name="ro1">
          <table:table-cell office:value-type="string">
            <text:p>Tough Break (B)</text:p>
          </table:table-cell>
          <table:table-cell office:value-type="string">
            <text:p>Cassure tenace (B)</text:p>
          </table:table-cell>
        </table:table-row>
        <table:table-row table:style-name="ro1">
          <table:table-cell office:value-type="string">
            <text:p>Tough Break (Y)</text:p>
          </table:table-cell>
          <table:table-cell office:value-type="string">
            <text:p>Cassure tenace (J)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2">
          <table:table-cell table:number-columns-repeated="2" office:value-type="string">
            <text:p>ダミー</text:p>
          </table:table-cell>
        </table:table-row>
        <table:table-row table:style-name="ro1">
          <table:table-cell office:value-type="string">
            <text:p>Soulbreaker (P)</text:p>
          </table:table-cell>
          <table:table-cell office:value-type="string">
            <text:p>Briseur d'âme (P)</text:p>
          </table:table-cell>
        </table:table-row>
        <table:table-row table:style-name="ro1">
          <table:table-cell office:value-type="string">
            <text:p>Soulbreaker (G)</text:p>
          </table:table-cell>
          <table:table-cell office:value-type="string">
            <text:p>Briseur d'âme (V)</text:p>
          </table:table-cell>
        </table:table-row>
        <table:table-row table:style-name="ro1">
          <table:table-cell office:value-type="string">
            <text:p>Dark Switch Axe</text:p>
          </table:table-cell>
          <table:table-cell office:value-type="string">
            <text:p>Morpho-hache noire</text:p>
          </table:table-cell>
        </table:table-row>
        <table:table-row table:style-name="ro1">
          <table:table-cell office:value-type="string">
            <text:p>Black Harvest</text:p>
          </table:table-cell>
          <table:table-cell office:value-type="string">
            <text:p>Moisson noire</text:p>
          </table:table-cell>
        </table:table-row>
        <table:table-row table:style-name="ro1">
          <table:table-cell office:value-type="string">
            <text:p>Sinister Saints</text:p>
          </table:table-cell>
          <table:table-cell office:value-type="string">
            <text:p>Saints sinistres</text:p>
          </table:table-cell>
        </table:table-row>
        <table:table-row table:style-name="ro2" table:number-rows-repeated="1048514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LN </meta:initial-creator>
    <meta:creation-date>2013-05-10T12:15:27</meta:creation-date>
    <dc:date>2013-05-10T14:45:14</dc:date>
    <dc:creator>SPLN </dc:creator>
    <meta:editing-duration>PT2H22M20S</meta:editing-duration>
    <meta:editing-cycles>4</meta:editing-cycles>
    <meta:generator>LibreOffice/3.5$Linux_x86 LibreOffice_project/350m1$Build-2</meta:generator>
    <meta:document-statistic meta:table-count="15" meta:cell-count="2356" meta:object-count="0"/>
  </office:meta>
</office:document-meta>
</file>